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09mm" svg:height="90.05mm" svg:x="293.58mm" svg:y="16.2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.677174E+023" calcext:value-type="float">
            <text:p>1.677174E+023</text:p>
          </table:table-cell>
          <table:table-cell office:value-type="float" office:value="0" calcext:value-type="float">
            <text:p>0</text:p>
          </table:table-cell>
          <table:table-cell office:value-type="float" office:value="0.0000009053732" calcext:value-type="float">
            <text:p>9.053732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9835444" calcext:value-type="float">
            <text:p>0.9835444</text:p>
          </table:table-cell>
          <table:table-cell office:value-type="float" office:value="0.2873841" calcext:value-type="float">
            <text:p>0.2873841</text:p>
          </table:table-cell>
          <table:table-cell office:value-type="float" office:value="0.07081885" calcext:value-type="float">
            <text:p>0.07081885</text:p>
          </table:table-cell>
          <table:table-cell office:value-type="float" office:value="0.9835444" calcext:value-type="float">
            <text:p>0.9835444</text:p>
          </table:table-cell>
          <table:table-cell office:value-type="float" office:value="0.5033766" calcext:value-type="float">
            <text:p>0.503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06939242" calcext:value-type="float">
            <text:p>0.06939242</text:p>
          </table:table-cell>
          <table:table-cell office:value-type="float" office:value="0.9550419" calcext:value-type="float">
            <text:p>0.9550419</text:p>
          </table:table-cell>
          <table:table-cell office:value-type="float" office:value="0.1072274" calcext:value-type="float">
            <text:p>0.1072274</text:p>
          </table:table-cell>
          <table:table-cell office:value-type="float" office:value="0.06939242" calcext:value-type="float">
            <text:p>0.06939242</text:p>
          </table:table-cell>
          <table:table-cell office:value-type="float" office:value="0.2495005" calcext:value-type="float">
            <text:p>0.2495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85926" calcext:value-type="float">
            <text:p>0.06185926</text:p>
          </table:table-cell>
          <table:table-cell table:number-columns-repeated="23"/>
        </table:table-row>
        <table:table-row table:style-name="ro1">
          <table:table-cell office:value-type="float" office:value="0.6573516" calcext:value-type="float">
            <text:p>0.6573516</text:p>
          </table:table-cell>
          <table:table-cell office:value-type="float" office:value="0.5230979" calcext:value-type="float">
            <text:p>0.5230979</text:p>
          </table:table-cell>
          <table:table-cell office:value-type="float" office:value="0.06011583" calcext:value-type="float">
            <text:p>0.06011583</text:p>
          </table:table-cell>
          <table:table-cell office:value-type="float" office:value="0.6573516" calcext:value-type="float">
            <text:p>0.6573516</text:p>
          </table:table-cell>
          <table:table-cell office:value-type="float" office:value="0.5239992" calcext:value-type="float">
            <text:p>0.5239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068733" calcext:value-type="float">
            <text:p>0.06068733</text:p>
          </table:table-cell>
          <table:table-cell table:number-columns-repeated="23"/>
        </table:table-row>
        <table:table-row table:style-name="ro1">
          <table:table-cell office:value-type="float" office:value="0.4744085" calcext:value-type="float">
            <text:p>0.4744085</text:p>
          </table:table-cell>
          <table:table-cell office:value-type="float" office:value="0.6576917" calcext:value-type="float">
            <text:p>0.6576917</text:p>
          </table:table-cell>
          <table:table-cell office:value-type="float" office:value="0.09816028" calcext:value-type="float">
            <text:p>0.09816028</text:p>
          </table:table-cell>
          <table:table-cell office:value-type="float" office:value="0.4744085" calcext:value-type="float">
            <text:p>0.4744085</text:p>
          </table:table-cell>
          <table:table-cell office:value-type="float" office:value="0.5017571" calcext:value-type="float">
            <text:p>0.5017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04949" calcext:value-type="float">
            <text:p>0.0604949</text:p>
          </table:table-cell>
          <table:table-cell table:number-columns-repeated="23"/>
        </table:table-row>
        <table:table-row table:style-name="ro1">
          <table:table-cell office:value-type="float" office:value="0.5786097" calcext:value-type="float">
            <text:p>0.5786097</text:p>
          </table:table-cell>
          <table:table-cell office:value-type="float" office:value="0.5814181" calcext:value-type="float">
            <text:p>0.5814181</text:p>
          </table:table-cell>
          <table:table-cell office:value-type="float" office:value="0.1569141" calcext:value-type="float">
            <text:p>0.1569141</text:p>
          </table:table-cell>
          <table:table-cell office:value-type="float" office:value="0.5786097" calcext:value-type="float">
            <text:p>0.5786097</text:p>
          </table:table-cell>
          <table:table-cell office:value-type="float" office:value="0.5188831" calcext:value-type="float">
            <text:p>0.5188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046258" calcext:value-type="float">
            <text:p>0.06046258</text:p>
          </table:table-cell>
          <table:table-cell table:number-columns-repeated="23"/>
        </table:table-row>
        <table:table-row table:style-name="ro1">
          <table:table-cell office:value-type="float" office:value="0.7168005" calcext:value-type="float">
            <text:p>0.7168005</text:p>
          </table:table-cell>
          <table:table-cell office:value-type="float" office:value="0.4820679" calcext:value-type="float">
            <text:p>0.4820679</text:p>
          </table:table-cell>
          <table:table-cell office:value-type="float" office:value="0.03798953" calcext:value-type="float">
            <text:p>0.03798953</text:p>
          </table:table-cell>
          <table:table-cell office:value-type="float" office:value="0.7168005" calcext:value-type="float">
            <text:p>0.7168005</text:p>
          </table:table-cell>
          <table:table-cell office:value-type="float" office:value="0.5289427" calcext:value-type="float">
            <text:p>0.5289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86194" calcext:value-type="float">
            <text:p>0.05986194</text:p>
          </table:table-cell>
          <table:table-cell table:number-columns-repeated="23"/>
        </table:table-row>
        <table:table-row table:style-name="ro1">
          <table:table-cell office:value-type="float" office:value="0.1751756" calcext:value-type="float">
            <text:p>0.1751756</text:p>
          </table:table-cell>
          <table:table-cell office:value-type="float" office:value="0.8751435" calcext:value-type="float">
            <text:p>0.8751435</text:p>
          </table:table-cell>
          <table:table-cell office:value-type="float" office:value="0.07237377" calcext:value-type="float">
            <text:p>0.07237377</text:p>
          </table:table-cell>
          <table:table-cell office:value-type="float" office:value="0.1751756" calcext:value-type="float">
            <text:p>0.1751756</text:p>
          </table:table-cell>
          <table:table-cell office:value-type="float" office:value="0.3639487" calcext:value-type="float">
            <text:p>0.3639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07391" calcext:value-type="float">
            <text:p>0.05907391</text:p>
          </table:table-cell>
          <table:table-cell table:number-columns-repeated="23"/>
        </table:table-row>
        <table:table-row table:style-name="ro1">
          <table:table-cell office:value-type="float" office:value="0.4157225" calcext:value-type="float">
            <text:p>0.4157225</text:p>
          </table:table-cell>
          <table:table-cell office:value-type="float" office:value="0.699052" calcext:value-type="float">
            <text:p>0.699052</text:p>
          </table:table-cell>
          <table:table-cell office:value-type="float" office:value="0.02408942" calcext:value-type="float">
            <text:p>0.02408942</text:p>
          </table:table-cell>
          <table:table-cell office:value-type="float" office:value="0.4157225" calcext:value-type="float">
            <text:p>0.4157225</text:p>
          </table:table-cell>
          <table:table-cell office:value-type="float" office:value="0.484683" calcext:value-type="float">
            <text:p>0.484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885388" calcext:value-type="float">
            <text:p>0.05885388</text:p>
          </table:table-cell>
          <table:table-cell table:number-columns-repeated="23"/>
        </table:table-row>
        <table:table-row table:style-name="ro1">
          <table:table-cell office:value-type="float" office:value="0.3366617" calcext:value-type="float">
            <text:p>0.3366617</text:p>
          </table:table-cell>
          <table:table-cell office:value-type="float" office:value="0.7577525" calcext:value-type="float">
            <text:p>0.7577525</text:p>
          </table:table-cell>
          <table:table-cell office:value-type="float" office:value="0.1907179" calcext:value-type="float">
            <text:p>0.1907179</text:p>
          </table:table-cell>
          <table:table-cell office:value-type="float" office:value="0.3366617" calcext:value-type="float">
            <text:p>0.3366617</text:p>
          </table:table-cell>
          <table:table-cell office:value-type="float" office:value="0.4584756" calcext:value-type="float">
            <text:p>0.4584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720997" calcext:value-type="float">
            <text:p>0.05720997</text:p>
          </table:table-cell>
          <table:table-cell table:number-columns-repeated="23"/>
        </table:table-row>
        <table:table-row table:style-name="ro1">
          <table:table-cell office:value-type="float" office:value="0.3931593" calcext:value-type="float">
            <text:p>0.3931593</text:p>
          </table:table-cell>
          <table:table-cell office:value-type="float" office:value="0.7175547" calcext:value-type="float">
            <text:p>0.7175547</text:p>
          </table:table-cell>
          <table:table-cell office:value-type="float" office:value="0.06843668" calcext:value-type="float">
            <text:p>0.06843668</text:p>
          </table:table-cell>
          <table:table-cell office:value-type="float" office:value="0.3931593" calcext:value-type="float">
            <text:p>0.3931593</text:p>
          </table:table-cell>
          <table:table-cell office:value-type="float" office:value="0.4804883" calcext:value-type="float">
            <text:p>0.4804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92573" calcext:value-type="float">
            <text:p>0.05692573</text:p>
          </table:table-cell>
          <table:table-cell table:number-columns-repeated="23"/>
        </table:table-row>
        <table:table-row table:style-name="ro1">
          <table:table-cell office:value-type="float" office:value="0.8228115" calcext:value-type="float">
            <text:p>0.8228115</text:p>
          </table:table-cell>
          <table:table-cell office:value-type="float" office:value="0.4048993" calcext:value-type="float">
            <text:p>0.4048993</text:p>
          </table:table-cell>
          <table:table-cell office:value-type="float" office:value="0.05804577" calcext:value-type="float">
            <text:p>0.05804577</text:p>
          </table:table-cell>
          <table:table-cell office:value-type="float" office:value="0.8228115" calcext:value-type="float">
            <text:p>0.8228115</text:p>
          </table:table-cell>
          <table:table-cell office:value-type="float" office:value="0.5251142" calcext:value-type="float">
            <text:p>0.5251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81828" calcext:value-type="float">
            <text:p>0.05681828</text:p>
          </table:table-cell>
          <table:table-cell table:number-columns-repeated="23"/>
        </table:table-row>
        <table:table-row table:style-name="ro1">
          <table:table-cell office:value-type="float" office:value="0.8783832" calcext:value-type="float">
            <text:p>0.8783832</text:p>
          </table:table-cell>
          <table:table-cell office:value-type="float" office:value="0.3654822" calcext:value-type="float">
            <text:p>0.3654822</text:p>
          </table:table-cell>
          <table:table-cell office:value-type="float" office:value="0.03154782" calcext:value-type="float">
            <text:p>0.03154782</text:p>
          </table:table-cell>
          <table:table-cell office:value-type="float" office:value="0.8783832" calcext:value-type="float">
            <text:p>0.8783832</text:p>
          </table:table-cell>
          <table:table-cell office:value-type="float" office:value="0.5215577" calcext:value-type="float">
            <text:p>0.5215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26659" calcext:value-type="float">
            <text:p>0.05626659</text:p>
          </table:table-cell>
          <table:table-cell table:number-columns-repeated="23"/>
        </table:table-row>
        <table:table-row table:style-name="ro1">
          <table:table-cell office:value-type="float" office:value="0.311877" calcext:value-type="float">
            <text:p>0.311877</text:p>
          </table:table-cell>
          <table:table-cell office:value-type="float" office:value="0.7779803" calcext:value-type="float">
            <text:p>0.7779803</text:p>
          </table:table-cell>
          <table:table-cell office:value-type="float" office:value="0.002123101" calcext:value-type="float">
            <text:p>0.002123101</text:p>
          </table:table-cell>
          <table:table-cell office:value-type="float" office:value="0.311877" calcext:value-type="float">
            <text:p>0.311877</text:p>
          </table:table-cell>
          <table:table-cell office:value-type="float" office:value="0.4505919" calcext:value-type="float">
            <text:p>0.4505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09075" calcext:value-type="float">
            <text:p>0.05609075</text:p>
          </table:table-cell>
          <table:table-cell table:number-columns-repeated="23"/>
        </table:table-row>
        <table:table-row table:style-name="ro1">
          <table:table-cell office:value-type="float" office:value="0.2547357" calcext:value-type="float">
            <text:p>0.2547357</text:p>
          </table:table-cell>
          <table:table-cell office:value-type="float" office:value="0.8165216" calcext:value-type="float">
            <text:p>0.8165216</text:p>
          </table:table-cell>
          <table:table-cell office:value-type="float" office:value="0.1151447" calcext:value-type="float">
            <text:p>0.1151447</text:p>
          </table:table-cell>
          <table:table-cell office:value-type="float" office:value="0.2547357" calcext:value-type="float">
            <text:p>0.2547357</text:p>
          </table:table-cell>
          <table:table-cell office:value-type="float" office:value="0.4174079" calcext:value-type="float">
            <text:p>0.4174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09075" calcext:value-type="float">
            <text:p>0.05609075</text:p>
          </table:table-cell>
          <table:table-cell table:number-columns-repeated="23"/>
        </table:table-row>
        <table:table-row table:style-name="ro1">
          <table:table-cell office:value-type="float" office:value="0.9594028" calcext:value-type="float">
            <text:p>0.9594028</text:p>
          </table:table-cell>
          <table:table-cell office:value-type="float" office:value="0.3088009" calcext:value-type="float">
            <text:p>0.3088009</text:p>
          </table:table-cell>
          <table:table-cell office:value-type="float" office:value="0.1447789" calcext:value-type="float">
            <text:p>0.1447789</text:p>
          </table:table-cell>
          <table:table-cell office:value-type="float" office:value="0.9594028" calcext:value-type="float">
            <text:p>0.9594028</text:p>
          </table:table-cell>
          <table:table-cell office:value-type="float" office:value="0.5140213" calcext:value-type="float">
            <text:p>0.5140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592304" calcext:value-type="float">
            <text:p>0.05592304</text:p>
          </table:table-cell>
          <table:table-cell table:number-columns-repeated="23"/>
        </table:table-row>
        <table:table-row table:style-name="ro1">
          <table:table-cell office:value-type="float" office:value="0.7420794" calcext:value-type="float">
            <text:p>0.7420794</text:p>
          </table:table-cell>
          <table:table-cell office:value-type="float" office:value="0.4637854" calcext:value-type="float">
            <text:p>0.4637854</text:p>
          </table:table-cell>
          <table:table-cell office:value-type="float" office:value="0.1184526" calcext:value-type="float">
            <text:p>0.1184526</text:p>
          </table:table-cell>
          <table:table-cell office:value-type="float" office:value="0.7420794" calcext:value-type="float">
            <text:p>0.7420794</text:p>
          </table:table-cell>
          <table:table-cell office:value-type="float" office:value="0.5289693" calcext:value-type="float">
            <text:p>0.5289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552118" calcext:value-type="float">
            <text:p>0.05552118</text:p>
          </table:table-cell>
          <table:table-cell table:number-columns-repeated="23"/>
        </table:table-row>
        <table:table-row table:style-name="ro1">
          <table:table-cell office:value-type="float" office:value="0.7974514" calcext:value-type="float">
            <text:p>0.7974514</text:p>
          </table:table-cell>
          <table:table-cell office:value-type="float" office:value="0.4250543" calcext:value-type="float">
            <text:p>0.4250543</text:p>
          </table:table-cell>
          <table:table-cell office:value-type="float" office:value="0.06374465" calcext:value-type="float">
            <text:p>0.06374465</text:p>
          </table:table-cell>
          <table:table-cell office:value-type="float" office:value="0.7974514" calcext:value-type="float">
            <text:p>0.7974514</text:p>
          </table:table-cell>
          <table:table-cell office:value-type="float" office:value="0.5294302" calcext:value-type="float">
            <text:p>0.5294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532447" calcext:value-type="float">
            <text:p>0.05532447</text:p>
          </table:table-cell>
          <table:table-cell table:number-columns-repeated="23"/>
        </table:table-row>
        <table:table-row table:style-name="ro1">
          <table:table-cell office:value-type="float" office:value="0.9030409" calcext:value-type="float">
            <text:p>0.9030409</text:p>
          </table:table-cell>
          <table:table-cell office:value-type="float" office:value="0.3460446" calcext:value-type="float">
            <text:p>0.3460446</text:p>
          </table:table-cell>
          <table:table-cell office:value-type="float" office:value="0.004184663" calcext:value-type="float">
            <text:p>0.004184663</text:p>
          </table:table-cell>
          <table:table-cell office:value-type="float" office:value="0.9030409" calcext:value-type="float">
            <text:p>0.9030409</text:p>
          </table:table-cell>
          <table:table-cell office:value-type="float" office:value="0.5161492" calcext:value-type="float">
            <text:p>0.5161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78408" calcext:value-type="float">
            <text:p>0.05478408</text:p>
          </table:table-cell>
          <table:table-cell table:number-columns-repeated="23"/>
        </table:table-row>
        <table:table-row table:style-name="ro1">
          <table:table-cell office:value-type="float" office:value="0.5033696" calcext:value-type="float">
            <text:p>0.5033696</text:p>
          </table:table-cell>
          <table:table-cell office:value-type="float" office:value="0.6408726" calcext:value-type="float">
            <text:p>0.6408726</text:p>
          </table:table-cell>
          <table:table-cell office:value-type="float" office:value="0.02430873" calcext:value-type="float">
            <text:p>0.02430873</text:p>
          </table:table-cell>
          <table:table-cell office:value-type="float" office:value="0.5033696" calcext:value-type="float">
            <text:p>0.5033696</text:p>
          </table:table-cell>
          <table:table-cell office:value-type="float" office:value="0.5137989" calcext:value-type="float">
            <text:p>0.5137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278093" calcext:value-type="float">
            <text:p>0.05278093</text:p>
          </table:table-cell>
          <table:table-cell table:number-columns-repeated="23"/>
        </table:table-row>
        <table:table-row table:style-name="ro1">
          <table:table-cell office:value-type="float" office:value="0.006179941" calcext:value-type="float">
            <text:p>0.006179941</text:p>
          </table:table-cell>
          <table:table-cell office:value-type="float" office:value="0.9958718" calcext:value-type="float">
            <text:p>0.9958718</text:p>
          </table:table-cell>
          <table:table-cell office:value-type="float" office:value="8.584565" calcext:value-type="float">
            <text:p>8.584565</text:p>
          </table:table-cell>
          <table:table-cell office:value-type="float" office:value="0.006179941" calcext:value-type="float">
            <text:p>0.006179941</text:p>
          </table:table-cell>
          <table:table-cell office:value-type="float" office:value="0.07747277" calcext:value-type="float">
            <text:p>0.07747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61877" calcext:value-type="float">
            <text:p>0.03361877</text:p>
          </table:table-cell>
          <table:table-cell table:number-columns-repeated="23"/>
        </table:table-row>
        <table:table-row table:style-name="ro1">
          <table:table-cell office:value-type="float" office:value="0.1502592" calcext:value-type="float">
            <text:p>0.1502592</text:p>
          </table:table-cell>
          <table:table-cell office:value-type="float" office:value="0.8947845" calcext:value-type="float">
            <text:p>0.8947845</text:p>
          </table:table-cell>
          <table:table-cell office:value-type="float" office:value="0.04844336" calcext:value-type="float">
            <text:p>0.04844336</text:p>
          </table:table-cell>
          <table:table-cell office:value-type="float" office:value="0.1502592" calcext:value-type="float">
            <text:p>0.1502592</text:p>
          </table:table-cell>
          <table:table-cell office:value-type="float" office:value="0.3442055" calcext:value-type="float">
            <text:p>0.3442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09126" calcext:value-type="float">
            <text:p>0.03109126</text:p>
          </table:table-cell>
          <table:table-cell table:number-columns-repeated="23"/>
        </table:table-row>
        <table:table-row table:style-name="ro1">
          <table:table-cell office:value-type="float" office:value="0.09277554" calcext:value-type="float">
            <text:p>0.09277554</text:p>
          </table:table-cell>
          <table:table-cell office:value-type="float" office:value="0.9343102" calcext:value-type="float">
            <text:p>0.9343102</text:p>
          </table:table-cell>
          <table:table-cell office:value-type="float" office:value="0.3326121" calcext:value-type="float">
            <text:p>0.3326121</text:p>
          </table:table-cell>
          <table:table-cell office:value-type="float" office:value="0.09277554" calcext:value-type="float">
            <text:p>0.09277554</text:p>
          </table:table-cell>
          <table:table-cell office:value-type="float" office:value="0.2787466" calcext:value-type="float">
            <text:p>0.2787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28419" calcext:value-type="float">
            <text:p>0.03028419</text:p>
          </table:table-cell>
          <table:table-cell table:number-columns-repeated="23"/>
        </table:table-row>
        <table:table-row table:style-name="ro1">
          <table:table-cell office:value-type="float" office:value="0.23122" calcext:value-type="float">
            <text:p>0.23122</text:p>
          </table:table-cell>
          <table:table-cell office:value-type="float" office:value="0.8356229" calcext:value-type="float">
            <text:p>0.8356229</text:p>
          </table:table-cell>
          <table:table-cell office:value-type="float" office:value="0.04900861" calcext:value-type="float">
            <text:p>0.04900861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4057418" calcext:value-type="float">
            <text:p>0.4057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0804" calcext:value-type="float">
            <text:p>0.0300804</text:p>
          </table:table-cell>
          <table:table-cell table:number-columns-repeated="23"/>
        </table:table-row>
        <table:table-row table:style-name="ro1">
          <table:table-cell office:value-type="float" office:value="0.006179941" calcext:value-type="float">
            <text:p>0.006179941</text:p>
          </table:table-cell>
          <table:table-cell office:value-type="float" office:value="0.9958718" calcext:value-type="float">
            <text:p>0.9958718</text:p>
          </table:table-cell>
          <table:table-cell office:value-type="float" office:value="8.584565" calcext:value-type="float">
            <text:p>8.584565</text:p>
          </table:table-cell>
          <table:table-cell office:value-type="float" office:value="0.006179941" calcext:value-type="float">
            <text:p>0.006179941</text:p>
          </table:table-cell>
          <table:table-cell office:value-type="float" office:value="0.07747277" calcext:value-type="float">
            <text:p>0.07747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76912" calcext:value-type="float">
            <text:p>0.02976912</text:p>
          </table:table-cell>
          <table:table-cell table:number-columns-repeated="23"/>
        </table:table-row>
        <table:table-row table:style-name="ro1">
          <table:table-cell office:value-type="float" office:value="0.6365065" calcext:value-type="float">
            <text:p>0.6365065</text:p>
          </table:table-cell>
          <table:table-cell office:value-type="float" office:value="0.5392796" calcext:value-type="float">
            <text:p>0.5392796</text:p>
          </table:table-cell>
          <table:table-cell office:value-type="float" office:value="0.06251995" calcext:value-type="float">
            <text:p>0.06251995</text:p>
          </table:table-cell>
          <table:table-cell office:value-type="float" office:value="0.6365065" calcext:value-type="float">
            <text:p>0.6365065</text:p>
          </table:table-cell>
          <table:table-cell office:value-type="float" office:value="0.5242712" calcext:value-type="float">
            <text:p>0.5242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56606" calcext:value-type="float">
            <text:p>0.02956606</text:p>
          </table:table-cell>
          <table:table-cell table:number-columns-repeated="23"/>
        </table:table-row>
        <table:table-row table:style-name="ro1">
          <table:table-cell office:value-type="float" office:value="0.6365065" calcext:value-type="float">
            <text:p>0.6365065</text:p>
          </table:table-cell>
          <table:table-cell office:value-type="float" office:value="0.5392796" calcext:value-type="float">
            <text:p>0.5392796</text:p>
          </table:table-cell>
          <table:table-cell office:value-type="float" office:value="0.06251995" calcext:value-type="float">
            <text:p>0.06251995</text:p>
          </table:table-cell>
          <table:table-cell office:value-type="float" office:value="0.6365065" calcext:value-type="float">
            <text:p>0.6365065</text:p>
          </table:table-cell>
          <table:table-cell office:value-type="float" office:value="0.5242712" calcext:value-type="float">
            <text:p>0.5242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43271" calcext:value-type="float">
            <text:p>0.02943271</text:p>
          </table:table-cell>
          <table:table-cell table:number-columns-repeated="23"/>
        </table:table-row>
        <table:table-row table:style-name="ro1">
          <table:table-cell office:value-type="float" office:value="0.09277554" calcext:value-type="float">
            <text:p>0.09277554</text:p>
          </table:table-cell>
          <table:table-cell office:value-type="float" office:value="0.9343102" calcext:value-type="float">
            <text:p>0.9343102</text:p>
          </table:table-cell>
          <table:table-cell office:value-type="float" office:value="0.3326121" calcext:value-type="float">
            <text:p>0.3326121</text:p>
          </table:table-cell>
          <table:table-cell office:value-type="float" office:value="0.09277554" calcext:value-type="float">
            <text:p>0.09277554</text:p>
          </table:table-cell>
          <table:table-cell office:value-type="float" office:value="0.2787466" calcext:value-type="float">
            <text:p>0.2787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39339" calcext:value-type="float">
            <text:p>0.02839339</text:p>
          </table:table-cell>
          <table:table-cell table:number-columns-repeated="23"/>
        </table:table-row>
        <table:table-row table:style-name="ro1">
          <table:table-cell office:value-type="float" office:value="0.5545615" calcext:value-type="float">
            <text:p>0.5545615</text:p>
          </table:table-cell>
          <table:table-cell office:value-type="float" office:value="0.6029973" calcext:value-type="float">
            <text:p>0.6029973</text:p>
          </table:table-cell>
          <table:table-cell office:value-type="float" office:value="0.01068747" calcext:value-type="float">
            <text:p>0.01068747</text:p>
          </table:table-cell>
          <table:table-cell office:value-type="float" office:value="0.5545615" calcext:value-type="float">
            <text:p>0.5545615</text:p>
          </table:table-cell>
          <table:table-cell office:value-type="float" office:value="0.5215921" calcext:value-type="float">
            <text:p>0.5215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32323" calcext:value-type="float">
            <text:p>0.02832323</text:p>
          </table:table-cell>
          <table:table-cell table:number-columns-repeated="23"/>
        </table:table-row>
        <table:table-row table:style-name="ro1">
          <table:table-cell office:value-type="float" office:value="0.1502592" calcext:value-type="float">
            <text:p>0.1502592</text:p>
          </table:table-cell>
          <table:table-cell office:value-type="float" office:value="0.8947845" calcext:value-type="float">
            <text:p>0.8947845</text:p>
          </table:table-cell>
          <table:table-cell office:value-type="float" office:value="0.04844336" calcext:value-type="float">
            <text:p>0.04844336</text:p>
          </table:table-cell>
          <table:table-cell office:value-type="float" office:value="0.1502592" calcext:value-type="float">
            <text:p>0.1502592</text:p>
          </table:table-cell>
          <table:table-cell office:value-type="float" office:value="0.3442055" calcext:value-type="float">
            <text:p>0.3442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3038" calcext:value-type="float">
            <text:p>0.0283038</text:p>
          </table:table-cell>
          <table:table-cell table:number-columns-repeated="23"/>
        </table:table-row>
        <table:table-row table:style-name="ro1">
          <table:table-cell office:value-type="float" office:value="0.23122" calcext:value-type="float">
            <text:p>0.23122</text:p>
          </table:table-cell>
          <table:table-cell office:value-type="float" office:value="0.8356229" calcext:value-type="float">
            <text:p>0.8356229</text:p>
          </table:table-cell>
          <table:table-cell office:value-type="float" office:value="0.04900861" calcext:value-type="float">
            <text:p>0.04900861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4057418" calcext:value-type="float">
            <text:p>0.4057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24158" calcext:value-type="float">
            <text:p>0.02824158</text:p>
          </table:table-cell>
          <table:table-cell table:number-columns-repeated="23"/>
        </table:table-row>
        <table:table-row table:style-name="ro1">
          <table:table-cell office:value-type="float" office:value="0.5545615" calcext:value-type="float">
            <text:p>0.5545615</text:p>
          </table:table-cell>
          <table:table-cell office:value-type="float" office:value="0.6029973" calcext:value-type="float">
            <text:p>0.6029973</text:p>
          </table:table-cell>
          <table:table-cell office:value-type="float" office:value="0.01068747" calcext:value-type="float">
            <text:p>0.01068747</text:p>
          </table:table-cell>
          <table:table-cell office:value-type="float" office:value="0.5545615" calcext:value-type="float">
            <text:p>0.5545615</text:p>
          </table:table-cell>
          <table:table-cell office:value-type="float" office:value="0.5215921" calcext:value-type="float">
            <text:p>0.5215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80727" calcext:value-type="float">
            <text:p>0.02680727</text:p>
          </table:table-cell>
          <table:table-cell table:number-columns-repeated="23"/>
        </table:table-row>
        <table:table-row table:style-name="ro1">
          <table:table-cell office:value-type="float" office:value="0.1675346" calcext:value-type="float">
            <text:p>0.1675346</text:p>
          </table:table-cell>
          <table:table-cell office:value-type="float" office:value="0.878937" calcext:value-type="float">
            <text:p>0.878937</text:p>
          </table:table-cell>
          <table:table-cell office:value-type="float" office:value="31.07008" calcext:value-type="float">
            <text:p>31.07008</text:p>
          </table:table-cell>
          <table:table-cell office:value-type="float" office:value="0.1675346" calcext:value-type="float">
            <text:p>0.1675346</text:p>
          </table:table-cell>
          <table:table-cell office:value-type="float" office:value="0.3554757" calcext:value-type="float">
            <text:p>0.3554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68957" calcext:value-type="float">
            <text:p>0.006868957</text:p>
          </table:table-cell>
          <table:table-cell table:number-columns-repeated="23"/>
        </table:table-row>
        <table:table-row table:style-name="ro1">
          <table:table-cell office:value-type="float" office:value="0.8018906" calcext:value-type="float">
            <text:p>0.8018906</text:p>
          </table:table-cell>
          <table:table-cell office:value-type="float" office:value="0.4178939" calcext:value-type="float">
            <text:p>0.4178939</text:p>
          </table:table-cell>
          <table:table-cell office:value-type="float" office:value="3.024533" calcext:value-type="float">
            <text:p>3.024533</text:p>
          </table:table-cell>
          <table:table-cell office:value-type="float" office:value="0.8018906" calcext:value-type="float">
            <text:p>0.8018906</text:p>
          </table:table-cell>
          <table:table-cell office:value-type="float" office:value="0.5230142" calcext:value-type="float">
            <text:p>0.5230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08033" calcext:value-type="float">
            <text:p>0.006308033</text:p>
          </table:table-cell>
          <table:table-cell table:number-columns-repeated="23"/>
        </table:table-row>
        <table:table-row table:style-name="ro1">
          <table:table-cell office:value-type="float" office:value="0.003974286" calcext:value-type="float">
            <text:p>0.003974286</text:p>
          </table:table-cell>
          <table:table-cell office:value-type="float" office:value="0.9979865" calcext:value-type="float">
            <text:p>0.9979865</text:p>
          </table:table-cell>
          <table:table-cell office:value-type="float" office:value="516.3771" calcext:value-type="float">
            <text:p>516.3771</text:p>
          </table:table-cell>
          <table:table-cell office:value-type="float" office:value="0.003974286" calcext:value-type="float">
            <text:p>0.003974286</text:p>
          </table:table-cell>
          <table:table-cell office:value-type="float" office:value="0.06298338" calcext:value-type="float">
            <text:p>0.06298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38185" calcext:value-type="float">
            <text:p>0.006038185</text:p>
          </table:table-cell>
          <table:table-cell table:number-columns-repeated="23"/>
        </table:table-row>
        <table:table-row table:style-name="ro1">
          <table:table-cell office:value-type="float" office:value="0.4947869" calcext:value-type="float">
            <text:p>0.4947869</text:p>
          </table:table-cell>
          <table:table-cell office:value-type="float" office:value="0.6410712" calcext:value-type="float">
            <text:p>0.6410712</text:p>
          </table:table-cell>
          <table:table-cell office:value-type="float" office:value="0.2962562" calcext:value-type="float">
            <text:p>0.2962562</text:p>
          </table:table-cell>
          <table:table-cell office:value-type="float" office:value="0.4947869" calcext:value-type="float">
            <text:p>0.4947869</text:p>
          </table:table-cell>
          <table:table-cell office:value-type="float" office:value="0.5036046" calcext:value-type="float">
            <text:p>0.5036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34387" calcext:value-type="float">
            <text:p>0.005934387</text:p>
          </table:table-cell>
          <table:table-cell table:number-columns-repeated="23"/>
        </table:table-row>
        <table:table-row table:style-name="ro1">
          <table:table-cell office:value-type="float" office:value="0.3126949" calcext:value-type="float">
            <text:p>0.3126949</text:p>
          </table:table-cell>
          <table:table-cell office:value-type="float" office:value="0.7760097" calcext:value-type="float">
            <text:p>0.7760097</text:p>
          </table:table-cell>
          <table:table-cell office:value-type="float" office:value="0.2918399" calcext:value-type="float">
            <text:p>0.2918399</text:p>
          </table:table-cell>
          <table:table-cell office:value-type="float" office:value="0.3126949" calcext:value-type="float">
            <text:p>0.3126949</text:p>
          </table:table-cell>
          <table:table-cell office:value-type="float" office:value="0.4491732" calcext:value-type="float">
            <text:p>0.4491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94975" calcext:value-type="float">
            <text:p>0.005694975</text:p>
          </table:table-cell>
          <table:table-cell table:number-columns-repeated="23"/>
        </table:table-row>
        <table:table-row table:style-name="ro1">
          <table:table-cell office:value-type="float" office:value="0.3957389" calcext:value-type="float">
            <text:p>0.3957389</text:p>
          </table:table-cell>
          <table:table-cell office:value-type="float" office:value="0.7132783" calcext:value-type="float">
            <text:p>0.7132783</text:p>
          </table:table-cell>
          <table:table-cell office:value-type="float" office:value="0.8246709" calcext:value-type="float">
            <text:p>0.8246709</text:p>
          </table:table-cell>
          <table:table-cell office:value-type="float" office:value="0.3957389" calcext:value-type="float">
            <text:p>0.3957389</text:p>
          </table:table-cell>
          <table:table-cell office:value-type="float" office:value="0.4780907" calcext:value-type="float">
            <text:p>0.4780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85052" calcext:value-type="float">
            <text:p>0.005685052</text:p>
          </table:table-cell>
          <table:table-cell table:number-columns-repeated="23"/>
        </table:table-row>
        <table:table-row table:style-name="ro1">
          <table:table-cell office:value-type="float" office:value="0.9607949" calcext:value-type="float">
            <text:p>0.9607949</text:p>
          </table:table-cell>
          <table:table-cell office:value-type="float" office:value="0.3033875" calcext:value-type="float">
            <text:p>0.3033875</text:p>
          </table:table-cell>
          <table:table-cell office:value-type="float" office:value="0.3427794" calcext:value-type="float">
            <text:p>0.3427794</text:p>
          </table:table-cell>
          <table:table-cell office:value-type="float" office:value="0.9607949" calcext:value-type="float">
            <text:p>0.9607949</text:p>
          </table:table-cell>
          <table:table-cell office:value-type="float" office:value="0.5064708" calcext:value-type="float">
            <text:p>0.5064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22989" calcext:value-type="float">
            <text:p>0.005622989</text:p>
          </table:table-cell>
          <table:table-cell table:number-columns-repeated="23"/>
        </table:table-row>
        <table:table-row table:style-name="ro1">
          <table:table-cell office:value-type="float" office:value="0.164247" calcext:value-type="float">
            <text:p>0.164247</text:p>
          </table:table-cell>
          <table:table-cell office:value-type="float" office:value="0.881113" calcext:value-type="float">
            <text:p>0.881113</text:p>
          </table:table-cell>
          <table:table-cell office:value-type="float" office:value="4283.774" calcext:value-type="float">
            <text:p>4283.774</text:p>
          </table:table-cell>
          <table:table-cell office:value-type="float" office:value="0.164247" calcext:value-type="float">
            <text:p>0.164247</text:p>
          </table:table-cell>
          <table:table-cell office:value-type="float" office:value="0.3524208" calcext:value-type="float">
            <text:p>0.3524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7953" calcext:value-type="float">
            <text:p>0.00557953</text:p>
          </table:table-cell>
          <table:table-cell table:number-columns-repeated="23"/>
        </table:table-row>
        <table:table-row table:style-name="ro1">
          <table:table-cell office:value-type="float" office:value="0.4901436" calcext:value-type="float">
            <text:p>0.4901436</text:p>
          </table:table-cell>
          <table:table-cell office:value-type="float" office:value="0.6441807" calcext:value-type="float">
            <text:p>0.6441807</text:p>
          </table:table-cell>
          <table:table-cell office:value-type="float" office:value="36.6277" calcext:value-type="float">
            <text:p>36.6277</text:p>
          </table:table-cell>
          <table:table-cell office:value-type="float" office:value="0.4901436" calcext:value-type="float">
            <text:p>0.4901436</text:p>
          </table:table-cell>
          <table:table-cell office:value-type="float" office:value="0.5022788" calcext:value-type="float">
            <text:p>0.5022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0399" calcext:value-type="float">
            <text:p>0.00550399</text:p>
          </table:table-cell>
          <table:table-cell table:number-columns-repeated="23"/>
        </table:table-row>
        <table:table-row table:style-name="ro1">
          <table:table-cell office:value-type="float" office:value="0.9648462" calcext:value-type="float">
            <text:p>0.9648462</text:p>
          </table:table-cell>
          <table:table-cell office:value-type="float" office:value="0.2993773" calcext:value-type="float">
            <text:p>0.2993773</text:p>
          </table:table-cell>
          <table:table-cell office:value-type="float" office:value="7.714616" calcext:value-type="float">
            <text:p>7.714616</text:p>
          </table:table-cell>
          <table:table-cell office:value-type="float" office:value="0.9648462" calcext:value-type="float">
            <text:p>0.9648462</text:p>
          </table:table-cell>
          <table:table-cell office:value-type="float" office:value="0.5040089" calcext:value-type="float">
            <text:p>0.5040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88122" calcext:value-type="float">
            <text:p>0.005488122</text:p>
          </table:table-cell>
          <table:table-cell table:number-columns-repeated="23"/>
        </table:table-row>
        <table:table-row table:style-name="ro1">
          <table:table-cell office:value-type="float" office:value="0.5706049" calcext:value-type="float">
            <text:p>0.5706049</text:p>
          </table:table-cell>
          <table:table-cell office:value-type="float" office:value="0.5861509" calcext:value-type="float">
            <text:p>0.5861509</text:p>
          </table:table-cell>
          <table:table-cell office:value-type="float" office:value="227.5715" calcext:value-type="float">
            <text:p>227.5715</text:p>
          </table:table-cell>
          <table:table-cell office:value-type="float" office:value="0.5706049" calcext:value-type="float">
            <text:p>0.5706049</text:p>
          </table:table-cell>
          <table:table-cell office:value-type="float" office:value="0.516324" calcext:value-type="float">
            <text:p>0.516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73314" calcext:value-type="float">
            <text:p>0.005473314</text:p>
          </table:table-cell>
          <table:table-cell table:number-columns-repeated="23"/>
        </table:table-row>
        <table:table-row table:style-name="ro1">
          <table:table-cell office:value-type="float" office:value="0.8051327" calcext:value-type="float">
            <text:p>0.8051327</text:p>
          </table:table-cell>
          <table:table-cell office:value-type="float" office:value="0.4155003" calcext:value-type="float">
            <text:p>0.4155003</text:p>
          </table:table-cell>
          <table:table-cell office:value-type="float" office:value="116.2583" calcext:value-type="float">
            <text:p>116.2583</text:p>
          </table:table-cell>
          <table:table-cell office:value-type="float" office:value="0.8051327" calcext:value-type="float">
            <text:p>0.8051327</text:p>
          </table:table-cell>
          <table:table-cell office:value-type="float" office:value="0.5227599" calcext:value-type="float">
            <text:p>0.5227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60696" calcext:value-type="float">
            <text:p>0.005460696</text:p>
          </table:table-cell>
          <table:table-cell table:number-columns-repeated="23"/>
        </table:table-row>
        <table:table-row table:style-name="ro1">
          <table:table-cell office:value-type="float" office:value="0.7319473" calcext:value-type="float">
            <text:p>0.7319473</text:p>
          </table:table-cell>
          <table:table-cell office:value-type="float" office:value="0.4685517" calcext:value-type="float">
            <text:p>0.4685517</text:p>
          </table:table-cell>
          <table:table-cell office:value-type="float" office:value="167.998" calcext:value-type="float">
            <text:p>167.998</text:p>
          </table:table-cell>
          <table:table-cell office:value-type="float" office:value="0.7319473" calcext:value-type="float">
            <text:p>0.7319473</text:p>
          </table:table-cell>
          <table:table-cell office:value-type="float" office:value="0.5250989" calcext:value-type="float">
            <text:p>0.5250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3931" calcext:value-type="float">
            <text:p>0.00533931</text:p>
          </table:table-cell>
          <table:table-cell table:number-columns-repeated="23"/>
        </table:table-row>
        <table:table-row table:style-name="ro1">
          <table:table-cell office:value-type="float" office:value="0.5580561" calcext:value-type="float">
            <text:p>0.5580561</text:p>
          </table:table-cell>
          <table:table-cell office:value-type="float" office:value="0.5966358" calcext:value-type="float">
            <text:p>0.5966358</text:p>
          </table:table-cell>
          <table:table-cell office:value-type="float" office:value="3.479617" calcext:value-type="float">
            <text:p>3.479617</text:p>
          </table:table-cell>
          <table:table-cell office:value-type="float" office:value="0.5580561" calcext:value-type="float">
            <text:p>0.5580561</text:p>
          </table:table-cell>
          <table:table-cell office:value-type="float" office:value="0.5166108" calcext:value-type="float">
            <text:p>0.5166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16312" calcext:value-type="float">
            <text:p>0.005316312</text:p>
          </table:table-cell>
          <table:table-cell table:number-columns-repeated="23"/>
        </table:table-row>
        <table:table-row table:style-name="ro1">
          <table:table-cell office:value-type="float" office:value="0.8920377" calcext:value-type="float">
            <text:p>0.8920377</text:p>
          </table:table-cell>
          <table:table-cell office:value-type="float" office:value="0.3525637" calcext:value-type="float">
            <text:p>0.3525637</text:p>
          </table:table-cell>
          <table:table-cell office:value-type="float" office:value="23107.39" calcext:value-type="float">
            <text:p>23107.39</text:p>
          </table:table-cell>
          <table:table-cell office:value-type="float" office:value="0.8920377" calcext:value-type="float">
            <text:p>0.8920377</text:p>
          </table:table-cell>
          <table:table-cell office:value-type="float" office:value="0.5151249" calcext:value-type="float">
            <text:p>0.5151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0344" calcext:value-type="float">
            <text:p>0.00530344</text:p>
          </table:table-cell>
          <table:table-cell table:number-columns-repeated="23"/>
        </table:table-row>
        <table:table-row table:style-name="ro1">
          <table:table-cell office:value-type="float" office:value="0.6420163" calcext:value-type="float">
            <text:p>0.6420163</text:p>
          </table:table-cell>
          <table:table-cell office:value-type="float" office:value="0.5338858" calcext:value-type="float">
            <text:p>0.5338858</text:p>
          </table:table-cell>
          <table:table-cell office:value-type="float" office:value="16.5971" calcext:value-type="float">
            <text:p>16.5971</text:p>
          </table:table-cell>
          <table:table-cell office:value-type="float" office:value="0.6420163" calcext:value-type="float">
            <text:p>0.6420163</text:p>
          </table:table-cell>
          <table:table-cell office:value-type="float" office:value="0.5225837" calcext:value-type="float">
            <text:p>0.52258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51493" calcext:value-type="float">
            <text:p>0.005251493</text:p>
          </table:table-cell>
          <table:table-cell table:number-columns-repeated="23"/>
        </table:table-row>
        <table:table-row table:style-name="ro1">
          <table:table-cell office:value-type="float" office:value="0.8890268" calcext:value-type="float">
            <text:p>0.8890268</text:p>
          </table:table-cell>
          <table:table-cell office:value-type="float" office:value="0.3549674" calcext:value-type="float">
            <text:p>0.3549674</text:p>
          </table:table-cell>
          <table:table-cell office:value-type="float" office:value="204902.1" calcext:value-type="float">
            <text:p>204902.1</text:p>
          </table:table-cell>
          <table:table-cell office:value-type="float" office:value="0.8890268" calcext:value-type="float">
            <text:p>0.8890268</text:p>
          </table:table-cell>
          <table:table-cell office:value-type="float" office:value="0.515838" calcext:value-type="float">
            <text:p>0.515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39596" calcext:value-type="float">
            <text:p>0.005239596</text:p>
          </table:table-cell>
          <table:table-cell table:number-columns-repeated="23"/>
        </table:table-row>
        <table:table-row table:style-name="ro1">
          <table:table-cell office:value-type="float" office:value="0.7377775" calcext:value-type="float">
            <text:p>0.7377775</text:p>
          </table:table-cell>
          <table:table-cell office:value-type="float" office:value="0.4645524" calcext:value-type="float">
            <text:p>0.4645524</text:p>
          </table:table-cell>
          <table:table-cell office:value-type="float" office:value="0.1414027" calcext:value-type="float">
            <text:p>0.1414027</text:p>
          </table:table-cell>
          <table:table-cell office:value-type="float" office:value="0.7377775" calcext:value-type="float">
            <text:p>0.7377775</text:p>
          </table:table-cell>
          <table:table-cell office:value-type="float" office:value="0.525406" calcext:value-type="float">
            <text:p>0.525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98796" calcext:value-type="float">
            <text:p>0.005198796</text:p>
          </table:table-cell>
          <table:table-cell table:number-columns-repeated="23"/>
        </table:table-row>
        <table:table-row table:style-name="ro1">
          <table:table-cell office:value-type="float" office:value="0.9680841" calcext:value-type="float">
            <text:p>0.9680841</text:p>
          </table:table-cell>
          <table:table-cell office:value-type="float" office:value="0.2976316" calcext:value-type="float">
            <text:p>0.2976316</text:p>
          </table:table-cell>
          <table:table-cell office:value-type="float" office:value="1088.532" calcext:value-type="float">
            <text:p>1088.532</text:p>
          </table:table-cell>
          <table:table-cell office:value-type="float" office:value="0.9680841" calcext:value-type="float">
            <text:p>0.9680841</text:p>
          </table:table-cell>
          <table:table-cell office:value-type="float" office:value="0.5044661" calcext:value-type="float">
            <text:p>0.5044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38232" calcext:value-type="float">
            <text:p>0.005038232</text:p>
          </table:table-cell>
          <table:table-cell table:number-columns-repeated="23"/>
        </table:table-row>
        <table:table-row table:style-name="ro1">
          <table:table-cell office:value-type="float" office:value="0.7195235" calcext:value-type="float">
            <text:p>0.7195235</text:p>
          </table:table-cell>
          <table:table-cell office:value-type="float" office:value="0.4781248" calcext:value-type="float">
            <text:p>0.4781248</text:p>
          </table:table-cell>
          <table:table-cell office:value-type="float" office:value="1.210812" calcext:value-type="float">
            <text:p>1.210812</text:p>
          </table:table-cell>
          <table:table-cell office:value-type="float" office:value="0.7195235" calcext:value-type="float">
            <text:p>0.7195235</text:p>
          </table:table-cell>
          <table:table-cell office:value-type="float" office:value="0.525964" calcext:value-type="float">
            <text:p>0.525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78937" calcext:value-type="float">
            <text:p>0.004678937</text:p>
          </table:table-cell>
          <table:table-cell table:number-columns-repeated="23"/>
        </table:table-row>
        <table:table-row table:style-name="ro1">
          <table:table-cell office:value-type="float" office:value="0.317217" calcext:value-type="float">
            <text:p>0.317217</text:p>
          </table:table-cell>
          <table:table-cell office:value-type="float" office:value="0.7699529" calcext:value-type="float">
            <text:p>0.7699529</text:p>
          </table:table-cell>
          <table:table-cell office:value-type="float" office:value="5.520739" calcext:value-type="float">
            <text:p>5.520739</text:p>
          </table:table-cell>
          <table:table-cell office:value-type="float" office:value="0.317217" calcext:value-type="float">
            <text:p>0.317217</text:p>
          </table:table-cell>
          <table:table-cell office:value-type="float" office:value="0.4475979" calcext:value-type="float">
            <text:p>0.4475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43695" calcext:value-type="float">
            <text:p>0.004643695</text:p>
          </table:table-cell>
          <table:table-cell table:number-columns-repeated="23"/>
        </table:table-row>
        <table:table-row table:style-name="ro1">
          <table:table-cell office:value-type="float" office:value="0.2444647" calcext:value-type="float">
            <text:p>0.2444647</text:p>
          </table:table-cell>
          <table:table-cell office:value-type="float" office:value="0.8224081" calcext:value-type="float">
            <text:p>0.8224081</text:p>
          </table:table-cell>
          <table:table-cell office:value-type="float" office:value="915.3114" calcext:value-type="float">
            <text:p>915.3114</text:p>
          </table:table-cell>
          <table:table-cell office:value-type="float" office:value="0.2444647" calcext:value-type="float">
            <text:p>0.2444647</text:p>
          </table:table-cell>
          <table:table-cell office:value-type="float" office:value="0.4093883" calcext:value-type="float">
            <text:p>0.4093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39018" calcext:value-type="float">
            <text:p>0.004639018</text:p>
          </table:table-cell>
          <table:table-cell table:number-columns-repeated="23"/>
        </table:table-row>
        <table:table-row table:style-name="ro1">
          <table:table-cell office:value-type="float" office:value="0.8793596" calcext:value-type="float">
            <text:p>0.8793596</text:p>
          </table:table-cell>
          <table:table-cell office:value-type="float" office:value="0.3625385" calcext:value-type="float">
            <text:p>0.3625385</text:p>
          </table:table-cell>
          <table:table-cell office:value-type="float" office:value="0.01414788" calcext:value-type="float">
            <text:p>0.01414788</text:p>
          </table:table-cell>
          <table:table-cell office:value-type="float" office:value="0.8793596" calcext:value-type="float">
            <text:p>0.8793596</text:p>
          </table:table-cell>
          <table:table-cell office:value-type="float" office:value="0.517844" calcext:value-type="float">
            <text:p>0.517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29908" calcext:value-type="float">
            <text:p>0.004629908</text:p>
          </table:table-cell>
          <table:table-cell table:number-columns-repeated="23"/>
        </table:table-row>
        <table:table-row table:style-name="ro1">
          <table:table-cell office:value-type="float" office:value="0.236276" calcext:value-type="float">
            <text:p>0.236276</text:p>
          </table:table-cell>
          <table:table-cell office:value-type="float" office:value="0.8287531" calcext:value-type="float">
            <text:p>0.8287531</text:p>
          </table:table-cell>
          <table:table-cell office:value-type="float" office:value="5.211538" calcext:value-type="float">
            <text:p>5.211538</text:p>
          </table:table-cell>
          <table:table-cell office:value-type="float" office:value="0.236276" calcext:value-type="float">
            <text:p>0.236276</text:p>
          </table:table-cell>
          <table:table-cell office:value-type="float" office:value="0.4048987" calcext:value-type="float">
            <text:p>0.4048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10024" calcext:value-type="float">
            <text:p>0.004610024</text:p>
          </table:table-cell>
          <table:table-cell table:number-columns-repeated="23"/>
        </table:table-row>
        <table:table-row table:style-name="ro1">
          <table:table-cell office:value-type="float" office:value="0.07119218" calcext:value-type="float">
            <text:p>0.07119218</text:p>
          </table:table-cell>
          <table:table-cell office:value-type="float" office:value="0.9520689" calcext:value-type="float">
            <text:p>0.9520689</text:p>
          </table:table-cell>
          <table:table-cell office:value-type="float" office:value="1.349498" calcext:value-type="float">
            <text:p>1.349498</text:p>
          </table:table-cell>
          <table:table-cell office:value-type="float" office:value="0.07119218" calcext:value-type="float">
            <text:p>0.07119218</text:p>
          </table:table-cell>
          <table:table-cell office:value-type="float" office:value="0.2504328" calcext:value-type="float">
            <text:p>0.2504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98535" calcext:value-type="float">
            <text:p>0.004598535</text:p>
          </table:table-cell>
          <table:table-cell table:number-columns-repeated="23"/>
        </table:table-row>
        <table:table-row table:style-name="ro1">
          <table:table-cell office:value-type="float" office:value="0.8091081" calcext:value-type="float">
            <text:p>0.8091081</text:p>
          </table:table-cell>
          <table:table-cell office:value-type="float" office:value="0.4123698" calcext:value-type="float">
            <text:p>0.4123698</text:p>
          </table:table-cell>
          <table:table-cell office:value-type="float" office:value="3.309658E+016" calcext:value-type="float">
            <text:p>3.309658E+016</text:p>
          </table:table-cell>
          <table:table-cell office:value-type="float" office:value="0.8091081" calcext:value-type="float">
            <text:p>0.8091081</text:p>
          </table:table-cell>
          <table:table-cell office:value-type="float" office:value="0.52213" calcext:value-type="float">
            <text:p>0.52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78674" calcext:value-type="float">
            <text:p>0.004578674</text:p>
          </table:table-cell>
          <table:table-cell table:number-columns-repeated="23"/>
        </table:table-row>
        <table:table-row table:style-name="ro1">
          <table:table-cell office:value-type="float" office:value="0.1537475" calcext:value-type="float">
            <text:p>0.1537475</text:p>
          </table:table-cell>
          <table:table-cell office:value-type="float" office:value="0.8890235" calcext:value-type="float">
            <text:p>0.8890235</text:p>
          </table:table-cell>
          <table:table-cell office:value-type="float" office:value="1.71512" calcext:value-type="float">
            <text:p>1.71512</text:p>
          </table:table-cell>
          <table:table-cell office:value-type="float" office:value="0.1537475" calcext:value-type="float">
            <text:p>0.1537475</text:p>
          </table:table-cell>
          <table:table-cell office:value-type="float" office:value="0.3435144" calcext:value-type="float">
            <text:p>0.3435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34079" calcext:value-type="float">
            <text:p>0.004534079</text:p>
          </table:table-cell>
          <table:table-cell table:number-columns-repeated="23"/>
        </table:table-row>
        <table:table-row table:style-name="ro1">
          <table:table-cell office:value-type="float" office:value="0.8843437" calcext:value-type="float">
            <text:p>0.8843437</text:p>
          </table:table-cell>
          <table:table-cell office:value-type="float" office:value="0.3575715" calcext:value-type="float">
            <text:p>0.3575715</text:p>
          </table:table-cell>
          <table:table-cell office:value-type="float" office:value="2.348102" calcext:value-type="float">
            <text:p>2.348102</text:p>
          </table:table-cell>
          <table:table-cell office:value-type="float" office:value="0.8843437" calcext:value-type="float">
            <text:p>0.8843437</text:p>
          </table:table-cell>
          <table:table-cell office:value-type="float" office:value="0.5150979" calcext:value-type="float">
            <text:p>0.5150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16092" calcext:value-type="float">
            <text:p>0.004516092</text:p>
          </table:table-cell>
          <table:table-cell table:number-columns-repeated="23"/>
        </table:table-row>
        <table:table-row table:style-name="ro1">
          <table:table-cell office:value-type="float" office:value="0.960619" calcext:value-type="float">
            <text:p>0.960619</text:p>
          </table:table-cell>
          <table:table-cell office:value-type="float" office:value="0.3080588" calcext:value-type="float">
            <text:p>0.3080588</text:p>
          </table:table-cell>
          <table:table-cell office:value-type="float" office:value="0.8539195" calcext:value-type="float">
            <text:p>0.8539195</text:p>
          </table:table-cell>
          <table:table-cell office:value-type="float" office:value="0.960619" calcext:value-type="float">
            <text:p>0.960619</text:p>
          </table:table-cell>
          <table:table-cell office:value-type="float" office:value="0.5140572" calcext:value-type="float">
            <text:p>0.5140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05894" calcext:value-type="float">
            <text:p>0.004505894</text:p>
          </table:table-cell>
          <table:table-cell table:number-columns-repeated="23"/>
        </table:table-row>
        <table:table-row table:style-name="ro1">
          <table:table-cell office:value-type="float" office:value="0.8170622" calcext:value-type="float">
            <text:p>0.8170622</text:p>
          </table:table-cell>
          <table:table-cell office:value-type="float" office:value="0.407146" calcext:value-type="float">
            <text:p>0.407146</text:p>
          </table:table-cell>
          <table:table-cell office:value-type="float" office:value="3.895146" calcext:value-type="float">
            <text:p>3.895146</text:p>
          </table:table-cell>
          <table:table-cell office:value-type="float" office:value="0.8170622" calcext:value-type="float">
            <text:p>0.8170622</text:p>
          </table:table-cell>
          <table:table-cell office:value-type="float" office:value="0.5224736" calcext:value-type="float">
            <text:p>0.5224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47431" calcext:value-type="float">
            <text:p>0.004447431</text:p>
          </table:table-cell>
          <table:table-cell table:number-columns-repeated="23"/>
        </table:table-row>
        <table:table-row table:style-name="ro1">
          <table:table-cell office:value-type="float" office:value="0.3227738" calcext:value-type="float">
            <text:p>0.3227738</text:p>
          </table:table-cell>
          <table:table-cell office:value-type="float" office:value="0.7655253" calcext:value-type="float">
            <text:p>0.7655253</text:p>
          </table:table-cell>
          <table:table-cell office:value-type="float" office:value="107576.8" calcext:value-type="float">
            <text:p>107576.8</text:p>
          </table:table-cell>
          <table:table-cell office:value-type="float" office:value="0.3227738" calcext:value-type="float">
            <text:p>0.3227738</text:p>
          </table:table-cell>
          <table:table-cell office:value-type="float" office:value="0.4495375" calcext:value-type="float">
            <text:p>0.4495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21648" calcext:value-type="float">
            <text:p>0.004421648</text:p>
          </table:table-cell>
          <table:table-cell table:number-columns-repeated="23"/>
        </table:table-row>
        <table:table-row table:style-name="ro1">
          <table:table-cell office:value-type="float" office:value="0.7999203" calcext:value-type="float">
            <text:p>0.7999203</text:p>
          </table:table-cell>
          <table:table-cell office:value-type="float" office:value="0.4207142" calcext:value-type="float">
            <text:p>0.4207142</text:p>
          </table:table-cell>
          <table:table-cell office:value-type="float" office:value="1.60139" calcext:value-type="float">
            <text:p>1.60139</text:p>
          </table:table-cell>
          <table:table-cell office:value-type="float" office:value="0.7999203" calcext:value-type="float">
            <text:p>0.7999203</text:p>
          </table:table-cell>
          <table:table-cell office:value-type="float" office:value="0.525306" calcext:value-type="float">
            <text:p>0.525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98785" calcext:value-type="float">
            <text:p>0.004398785</text:p>
          </table:table-cell>
          <table:table-cell table:number-columns-repeated="23"/>
        </table:table-row>
        <table:table-row table:style-name="ro1">
          <table:table-cell office:value-type="float" office:value="0.3256457" calcext:value-type="float">
            <text:p>0.3256457</text:p>
          </table:table-cell>
          <table:table-cell office:value-type="float" office:value="0.7637289" calcext:value-type="float">
            <text:p>0.7637289</text:p>
          </table:table-cell>
          <table:table-cell office:value-type="float" office:value="8583.556" calcext:value-type="float">
            <text:p>8583.556</text:p>
          </table:table-cell>
          <table:table-cell office:value-type="float" office:value="0.3256457" calcext:value-type="float">
            <text:p>0.3256457</text:p>
          </table:table-cell>
          <table:table-cell office:value-type="float" office:value="0.4511623" calcext:value-type="float">
            <text:p>0.4511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95953" calcext:value-type="float">
            <text:p>0.004395953</text:p>
          </table:table-cell>
          <table:table-cell table:number-columns-repeated="23"/>
        </table:table-row>
        <table:table-row table:style-name="ro1">
          <table:table-cell office:value-type="float" office:value="0.5631781" calcext:value-type="float">
            <text:p>0.5631781</text:p>
          </table:table-cell>
          <table:table-cell office:value-type="float" office:value="0.5912276" calcext:value-type="float">
            <text:p>0.5912276</text:p>
          </table:table-cell>
          <table:table-cell office:value-type="float" office:value="354.9466" calcext:value-type="float">
            <text:p>354.9466</text:p>
          </table:table-cell>
          <table:table-cell office:value-type="float" office:value="0.5631781" calcext:value-type="float">
            <text:p>0.5631781</text:p>
          </table:table-cell>
          <table:table-cell office:value-type="float" office:value="0.5148905" calcext:value-type="float">
            <text:p>0.5148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89112" calcext:value-type="float">
            <text:p>0.004389112</text:p>
          </table:table-cell>
          <table:table-cell table:number-columns-repeated="23"/>
        </table:table-row>
        <table:table-row table:style-name="ro1">
          <table:table-cell office:value-type="float" office:value="0.5764443" calcext:value-type="float">
            <text:p>0.5764443</text:p>
          </table:table-cell>
          <table:table-cell office:value-type="float" office:value="0.5819354" calcext:value-type="float">
            <text:p>0.5819354</text:p>
          </table:table-cell>
          <table:table-cell office:value-type="float" office:value="0.1655419" calcext:value-type="float">
            <text:p>0.1655419</text:p>
          </table:table-cell>
          <table:table-cell office:value-type="float" office:value="0.5764443" calcext:value-type="float">
            <text:p>0.5764443</text:p>
          </table:table-cell>
          <table:table-cell office:value-type="float" office:value="0.5170929" calcext:value-type="float">
            <text:p>0.5170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60358" calcext:value-type="float">
            <text:p>0.004360358</text:p>
          </table:table-cell>
          <table:table-cell table:number-columns-repeated="23"/>
        </table:table-row>
        <table:table-row table:style-name="ro1">
          <table:table-cell office:value-type="float" office:value="0.5032067" calcext:value-type="float">
            <text:p>0.5032067</text:p>
          </table:table-cell>
          <table:table-cell office:value-type="float" office:value="0.6410139" calcext:value-type="float">
            <text:p>0.6410139</text:p>
          </table:table-cell>
          <table:table-cell office:value-type="float" office:value="0.09454353" calcext:value-type="float">
            <text:p>0.09454353</text:p>
          </table:table-cell>
          <table:table-cell office:value-type="float" office:value="0.5032067" calcext:value-type="float">
            <text:p>0.5032067</text:p>
          </table:table-cell>
          <table:table-cell office:value-type="float" office:value="0.5137989" calcext:value-type="float">
            <text:p>0.5137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20538" calcext:value-type="float">
            <text:p>0.004320538</text:p>
          </table:table-cell>
          <table:table-cell table:number-columns-repeated="23"/>
        </table:table-row>
        <table:table-row table:style-name="ro1">
          <table:table-cell office:value-type="float" office:value="0.3931593" calcext:value-type="float">
            <text:p>0.3931593</text:p>
          </table:table-cell>
          <table:table-cell office:value-type="float" office:value="0.7175547" calcext:value-type="float">
            <text:p>0.7175547</text:p>
          </table:table-cell>
          <table:table-cell office:value-type="float" office:value="0.06843668" calcext:value-type="float">
            <text:p>0.06843668</text:p>
          </table:table-cell>
          <table:table-cell office:value-type="float" office:value="0.3931593" calcext:value-type="float">
            <text:p>0.3931593</text:p>
          </table:table-cell>
          <table:table-cell office:value-type="float" office:value="0.4804883" calcext:value-type="float">
            <text:p>0.4804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11925" calcext:value-type="float">
            <text:p>0.004311925</text:p>
          </table:table-cell>
          <table:table-cell table:number-columns-repeated="23"/>
        </table:table-row>
        <table:table-row table:style-name="ro1">
          <table:table-cell office:value-type="float" office:value="0.8071554" calcext:value-type="float">
            <text:p>0.8071554</text:p>
          </table:table-cell>
          <table:table-cell office:value-type="float" office:value="0.4139257" calcext:value-type="float">
            <text:p>0.4139257</text:p>
          </table:table-cell>
          <table:table-cell office:value-type="float" office:value="6042.139" calcext:value-type="float">
            <text:p>6042.139</text:p>
          </table:table-cell>
          <table:table-cell office:value-type="float" office:value="0.8071554" calcext:value-type="float">
            <text:p>0.8071554</text:p>
          </table:table-cell>
          <table:table-cell office:value-type="float" office:value="0.5224696" calcext:value-type="float">
            <text:p>0.5224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17485" calcext:value-type="float">
            <text:p>0.004217485</text:p>
          </table:table-cell>
          <table:table-cell table:number-columns-repeated="23"/>
        </table:table-row>
        <table:table-row table:style-name="ro1">
          <table:table-cell office:value-type="float" office:value="0.3320264" calcext:value-type="float">
            <text:p>0.3320264</text:p>
          </table:table-cell>
          <table:table-cell office:value-type="float" office:value="0.759107" calcext:value-type="float">
            <text:p>0.759107</text:p>
          </table:table-cell>
          <table:table-cell office:value-type="float" office:value="0.394261" calcext:value-type="float">
            <text:p>0.394261</text:p>
          </table:table-cell>
          <table:table-cell office:value-type="float" office:value="0.3320264" calcext:value-type="float">
            <text:p>0.3320264</text:p>
          </table:table-cell>
          <table:table-cell office:value-type="float" office:value="0.453896" calcext:value-type="float">
            <text:p>0.453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51808" calcext:value-type="float">
            <text:p>0.004151808</text:p>
          </table:table-cell>
          <table:table-cell table:number-columns-repeated="23"/>
        </table:table-row>
        <table:table-row table:style-name="ro1">
          <table:table-cell office:value-type="float" office:value="0.7171423" calcext:value-type="float">
            <text:p>0.7171423</text:p>
          </table:table-cell>
          <table:table-cell office:value-type="float" office:value="0.4811014" calcext:value-type="float">
            <text:p>0.4811014</text:p>
          </table:table-cell>
          <table:table-cell office:value-type="float" office:value="0.05568022" calcext:value-type="float">
            <text:p>0.05568022</text:p>
          </table:table-cell>
          <table:table-cell office:value-type="float" office:value="0.7171423" calcext:value-type="float">
            <text:p>0.7171423</text:p>
          </table:table-cell>
          <table:table-cell office:value-type="float" office:value="0.5278523" calcext:value-type="float">
            <text:p>0.5278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50887" calcext:value-type="float">
            <text:p>0.004150887</text:p>
          </table:table-cell>
          <table:table-cell table:number-columns-repeated="23"/>
        </table:table-row>
        <table:table-row table:style-name="ro1">
          <table:table-cell office:value-type="float" office:value="0.5550188" calcext:value-type="float">
            <text:p>0.5550188</text:p>
          </table:table-cell>
          <table:table-cell office:value-type="float" office:value="0.5997207" calcext:value-type="float">
            <text:p>0.5997207</text:p>
          </table:table-cell>
          <table:table-cell office:value-type="float" office:value="0.06395835" calcext:value-type="float">
            <text:p>0.06395835</text:p>
          </table:table-cell>
          <table:table-cell office:value-type="float" office:value="0.5550188" calcext:value-type="float">
            <text:p>0.5550188</text:p>
          </table:table-cell>
          <table:table-cell office:value-type="float" office:value="0.5174392" calcext:value-type="float">
            <text:p>0.5174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30793" calcext:value-type="float">
            <text:p>0.004130793</text:p>
          </table:table-cell>
          <table:table-cell table:number-columns-repeated="23"/>
        </table:table-row>
        <table:table-row table:style-name="ro1">
          <table:table-cell office:value-type="float" office:value="0.5737398" calcext:value-type="float">
            <text:p>0.5737398</text:p>
          </table:table-cell>
          <table:table-cell office:value-type="float" office:value="0.5841042" calcext:value-type="float">
            <text:p>0.5841042</text:p>
          </table:table-cell>
          <table:table-cell office:value-type="float" office:value="9.473675" calcext:value-type="float">
            <text:p>9.473675</text:p>
          </table:table-cell>
          <table:table-cell office:value-type="float" office:value="0.5737398" calcext:value-type="float">
            <text:p>0.5737398</text:p>
          </table:table-cell>
          <table:table-cell office:value-type="float" office:value="0.5170531" calcext:value-type="float">
            <text:p>0.5170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22132" calcext:value-type="float">
            <text:p>0.004122132</text:p>
          </table:table-cell>
          <table:table-cell table:number-columns-repeated="23"/>
        </table:table-row>
        <table:table-row table:style-name="ro1">
          <table:table-cell office:value-type="float" office:value="0.7226673" calcext:value-type="float">
            <text:p>0.7226673</text:p>
          </table:table-cell>
          <table:table-cell office:value-type="float" office:value="0.4752934" calcext:value-type="float">
            <text:p>0.4752934</text:p>
          </table:table-cell>
          <table:table-cell office:value-type="float" office:value="12.56201" calcext:value-type="float">
            <text:p>12.56201</text:p>
          </table:table-cell>
          <table:table-cell office:value-type="float" office:value="0.7226673" calcext:value-type="float">
            <text:p>0.7226673</text:p>
          </table:table-cell>
          <table:table-cell office:value-type="float" office:value="0.5251334" calcext:value-type="float">
            <text:p>0.5251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06309" calcext:value-type="float">
            <text:p>0.004106309</text:p>
          </table:table-cell>
          <table:table-cell table:number-columns-repeated="23"/>
        </table:table-row>
        <table:table-row table:style-name="ro1">
          <table:table-cell office:value-type="float" office:value="0.8114578" calcext:value-type="float">
            <text:p>0.8114578</text:p>
          </table:table-cell>
          <table:table-cell office:value-type="float" office:value="0.4105173" calcext:value-type="float">
            <text:p>0.4105173</text:p>
          </table:table-cell>
          <table:table-cell office:value-type="float" office:value="466.2346" calcext:value-type="float">
            <text:p>466.2346</text:p>
          </table:table-cell>
          <table:table-cell office:value-type="float" office:value="0.8114578" calcext:value-type="float">
            <text:p>0.8114578</text:p>
          </table:table-cell>
          <table:table-cell office:value-type="float" office:value="0.5217485" calcext:value-type="float">
            <text:p>0.5217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76288" calcext:value-type="float">
            <text:p>0.004076288</text:p>
          </table:table-cell>
          <table:table-cell table:number-columns-repeated="23"/>
        </table:table-row>
        <table:table-row table:style-name="ro1">
          <table:table-cell office:value-type="float" office:value="0.1617068" calcext:value-type="float">
            <text:p>0.1617068</text:p>
          </table:table-cell>
          <table:table-cell office:value-type="float" office:value="0.8826667" calcext:value-type="float">
            <text:p>0.8826667</text:p>
          </table:table-cell>
          <table:table-cell office:value-type="float" office:value="7614416000" calcext:value-type="float">
            <text:p>7614416000</text:p>
          </table:table-cell>
          <table:table-cell office:value-type="float" office:value="0.1617068" calcext:value-type="float">
            <text:p>0.1617068</text:p>
          </table:table-cell>
          <table:table-cell office:value-type="float" office:value="0.3498755" calcext:value-type="float">
            <text:p>0.3498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7274" calcext:value-type="float">
            <text:p>0.00407274</text:p>
          </table:table-cell>
          <table:table-cell table:number-columns-repeated="23"/>
        </table:table-row>
        <table:table-row table:style-name="ro1">
          <table:table-cell office:value-type="float" office:value="0.9783583" calcext:value-type="float">
            <text:p>0.9783583</text:p>
          </table:table-cell>
          <table:table-cell office:value-type="float" office:value="0.2903321" calcext:value-type="float">
            <text:p>0.2903321</text:p>
          </table:table-cell>
          <table:table-cell office:value-type="float" office:value="11.52818" calcext:value-type="float">
            <text:p>11.52818</text:p>
          </table:table-cell>
          <table:table-cell office:value-type="float" office:value="0.9783583" calcext:value-type="float">
            <text:p>0.9783583</text:p>
          </table:table-cell>
          <table:table-cell office:value-type="float" office:value="0.5029373" calcext:value-type="float">
            <text:p>0.5029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42177" calcext:value-type="float">
            <text:p>0.004042177</text:p>
          </table:table-cell>
          <table:table-cell table:number-columns-repeated="23"/>
        </table:table-row>
        <table:table-row table:style-name="ro1">
          <table:table-cell office:value-type="float" office:value="0.2322277" calcext:value-type="float">
            <text:p>0.2322277</text:p>
          </table:table-cell>
          <table:table-cell office:value-type="float" office:value="0.8333577" calcext:value-type="float">
            <text:p>0.8333577</text:p>
          </table:table-cell>
          <table:table-cell office:value-type="float" office:value="0.3184133" calcext:value-type="float">
            <text:p>0.3184133</text:p>
          </table:table-cell>
          <table:table-cell office:value-type="float" office:value="0.2322277" calcext:value-type="float">
            <text:p>0.2322277</text:p>
          </table:table-cell>
          <table:table-cell office:value-type="float" office:value="0.4044564" calcext:value-type="float">
            <text:p>0.4044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81777" calcext:value-type="float">
            <text:p>0.003981777</text:p>
          </table:table-cell>
          <table:table-cell table:number-columns-repeated="23"/>
        </table:table-row>
        <table:table-row table:style-name="ro1">
          <table:table-cell office:value-type="float" office:value="0.7283964" calcext:value-type="float">
            <text:p>0.7283964</text:p>
          </table:table-cell>
          <table:table-cell office:value-type="float" office:value="0.4708646" calcext:value-type="float">
            <text:p>0.4708646</text:p>
          </table:table-cell>
          <table:table-cell office:value-type="float" office:value="409962200" calcext:value-type="float">
            <text:p>409962200</text:p>
          </table:table-cell>
          <table:table-cell office:value-type="float" office:value="0.7283964" calcext:value-type="float">
            <text:p>0.7283964</text:p>
          </table:table-cell>
          <table:table-cell office:value-type="float" office:value="0.5247123" calcext:value-type="float">
            <text:p>0.5247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76541" calcext:value-type="float">
            <text:p>0.003976541</text:p>
          </table:table-cell>
          <table:table-cell table:number-columns-repeated="23"/>
        </table:table-row>
        <table:table-row table:style-name="ro1">
          <table:table-cell office:value-type="float" office:value="0.1513824" calcext:value-type="float">
            <text:p>0.1513824</text:p>
          </table:table-cell>
          <table:table-cell office:value-type="float" office:value="0.8921214" calcext:value-type="float">
            <text:p>0.8921214</text:p>
          </table:table-cell>
          <table:table-cell office:value-type="float" office:value="0.3639875" calcext:value-type="float">
            <text:p>0.3639875</text:p>
          </table:table-cell>
          <table:table-cell office:value-type="float" office:value="0.1513824" calcext:value-type="float">
            <text:p>0.1513824</text:p>
          </table:table-cell>
          <table:table-cell office:value-type="float" office:value="0.3430201" calcext:value-type="float">
            <text:p>0.3430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68506" calcext:value-type="float">
            <text:p>0.003968506</text:p>
          </table:table-cell>
          <table:table-cell table:number-columns-repeated="23"/>
        </table:table-row>
        <table:table-row table:style-name="ro1">
          <table:table-cell office:value-type="float" office:value="0.08092446" calcext:value-type="float">
            <text:p>0.08092446</text:p>
          </table:table-cell>
          <table:table-cell office:value-type="float" office:value="0.941414" calcext:value-type="float">
            <text:p>0.941414</text:p>
          </table:table-cell>
          <table:table-cell office:value-type="float" office:value="1215521000000" calcext:value-type="float">
            <text:p>1215521000000</text:p>
          </table:table-cell>
          <table:table-cell office:value-type="float" office:value="0.08092446" calcext:value-type="float">
            <text:p>0.08092446</text:p>
          </table:table-cell>
          <table:table-cell office:value-type="float" office:value="0.2608397" calcext:value-type="float">
            <text:p>0.2608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55753" calcext:value-type="float">
            <text:p>0.003955753</text:p>
          </table:table-cell>
          <table:table-cell table:number-columns-repeated="23"/>
        </table:table-row>
        <table:table-row table:style-name="ro1">
          <table:table-cell office:value-type="float" office:value="0.4777972" calcext:value-type="float">
            <text:p>0.4777972</text:p>
          </table:table-cell>
          <table:table-cell office:value-type="float" office:value="0.653936" calcext:value-type="float">
            <text:p>0.653936</text:p>
          </table:table-cell>
          <table:table-cell office:value-type="float" office:value="3.876555" calcext:value-type="float">
            <text:p>3.876555</text:p>
          </table:table-cell>
          <table:table-cell office:value-type="float" office:value="0.4777972" calcext:value-type="float">
            <text:p>0.4777972</text:p>
          </table:table-cell>
          <table:table-cell office:value-type="float" office:value="0.5007173" calcext:value-type="float">
            <text:p>0.5007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48733" calcext:value-type="float">
            <text:p>0.003948733</text:p>
          </table:table-cell>
          <table:table-cell table:number-columns-repeated="23"/>
        </table:table-row>
        <table:table-row table:style-name="ro1">
          <table:table-cell office:value-type="float" office:value="0.6384318" calcext:value-type="float">
            <text:p>0.6384318</text:p>
          </table:table-cell>
          <table:table-cell office:value-type="float" office:value="0.5368992" calcext:value-type="float">
            <text:p>0.5368992</text:p>
          </table:table-cell>
          <table:table-cell office:value-type="float" office:value="0.7186554" calcext:value-type="float">
            <text:p>0.7186554</text:p>
          </table:table-cell>
          <table:table-cell office:value-type="float" office:value="0.6384318" calcext:value-type="float">
            <text:p>0.6384318</text:p>
          </table:table-cell>
          <table:table-cell office:value-type="float" office:value="0.5229526" calcext:value-type="float">
            <text:p>0.5229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36541" calcext:value-type="float">
            <text:p>0.003936541</text:p>
          </table:table-cell>
          <table:table-cell table:number-columns-repeated="23"/>
        </table:table-row>
        <table:table-row table:style-name="ro1">
          <table:table-cell office:value-type="float" office:value="0.3147246" calcext:value-type="float">
            <text:p>0.3147246</text:p>
          </table:table-cell>
          <table:table-cell office:value-type="float" office:value="0.7719269" calcext:value-type="float">
            <text:p>0.7719269</text:p>
          </table:table-cell>
          <table:table-cell office:value-type="float" office:value="0.3313778" calcext:value-type="float">
            <text:p>0.3313778</text:p>
          </table:table-cell>
          <table:table-cell office:value-type="float" office:value="0.3147246" calcext:value-type="float">
            <text:p>0.3147246</text:p>
          </table:table-cell>
          <table:table-cell office:value-type="float" office:value="0.4466936" calcext:value-type="float">
            <text:p>0.4466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9653" calcext:value-type="float">
            <text:p>0.00389653</text:p>
          </table:table-cell>
          <table:table-cell table:number-columns-repeated="23"/>
        </table:table-row>
        <table:table-row table:style-name="ro1">
          <table:table-cell office:value-type="float" office:value="0.735213" calcext:value-type="float">
            <text:p>0.735213</text:p>
          </table:table-cell>
          <table:table-cell office:value-type="float" office:value="0.4665002" calcext:value-type="float">
            <text:p>0.4665002</text:p>
          </table:table-cell>
          <table:table-cell office:value-type="float" office:value="7.625618" calcext:value-type="float">
            <text:p>7.625618</text:p>
          </table:table-cell>
          <table:table-cell office:value-type="float" office:value="0.735213" calcext:value-type="float">
            <text:p>0.735213</text:p>
          </table:table-cell>
          <table:table-cell office:value-type="float" office:value="0.5255628" calcext:value-type="float">
            <text:p>0.5255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58557" calcext:value-type="float">
            <text:p>0.003858557</text:p>
          </table:table-cell>
          <table:table-cell table:number-columns-repeated="23"/>
        </table:table-row>
        <table:table-row table:style-name="ro1">
          <table:table-cell office:value-type="float" office:value="0.08481325" calcext:value-type="float">
            <text:p>0.08481325</text:p>
          </table:table-cell>
          <table:table-cell office:value-type="float" office:value="0.9404202" calcext:value-type="float">
            <text:p>0.9404202</text:p>
          </table:table-cell>
          <table:table-cell office:value-type="float" office:value="3766.574" calcext:value-type="float">
            <text:p>3766.574</text:p>
          </table:table-cell>
          <table:table-cell office:value-type="float" office:value="0.08481325" calcext:value-type="float">
            <text:p>0.08481325</text:p>
          </table:table-cell>
          <table:table-cell office:value-type="float" office:value="0.2684111" calcext:value-type="float">
            <text:p>0.2684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21417" calcext:value-type="float">
            <text:p>0.003821417</text:p>
          </table:table-cell>
          <table:table-cell table:number-columns-repeated="23"/>
        </table:table-row>
        <table:table-row table:style-name="ro1">
          <table:table-cell office:value-type="float" office:value="0.9724399" calcext:value-type="float">
            <text:p>0.9724399</text:p>
          </table:table-cell>
          <table:table-cell office:value-type="float" office:value="0.2936338" calcext:value-type="float">
            <text:p>0.2936338</text:p>
          </table:table-cell>
          <table:table-cell office:value-type="float" office:value="13196.04" calcext:value-type="float">
            <text:p>13196.04</text:p>
          </table:table-cell>
          <table:table-cell office:value-type="float" office:value="0.9724399" calcext:value-type="float">
            <text:p>0.9724399</text:p>
          </table:table-cell>
          <table:table-cell office:value-type="float" office:value="0.5023155" calcext:value-type="float">
            <text:p>0.5023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77979" calcext:value-type="float">
            <text:p>0.003777979</text:p>
          </table:table-cell>
          <table:table-cell table:number-columns-repeated="23"/>
        </table:table-row>
        <table:table-row table:style-name="ro1">
          <table:table-cell office:value-type="float" office:value="0.4800122" calcext:value-type="float">
            <text:p>0.4800122</text:p>
          </table:table-cell>
          <table:table-cell office:value-type="float" office:value="0.6518307" calcext:value-type="float">
            <text:p>0.6518307</text:p>
          </table:table-cell>
          <table:table-cell office:value-type="float" office:value="20.5302" calcext:value-type="float">
            <text:p>20.5302</text:p>
          </table:table-cell>
          <table:table-cell office:value-type="float" office:value="0.4800122" calcext:value-type="float">
            <text:p>0.4800122</text:p>
          </table:table-cell>
          <table:table-cell office:value-type="float" office:value="0.5005153" calcext:value-type="float">
            <text:p>0.5005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40969" calcext:value-type="float">
            <text:p>0.003740969</text:p>
          </table:table-cell>
          <table:table-cell table:number-columns-repeated="23"/>
        </table:table-row>
        <table:table-row table:style-name="ro1">
          <table:table-cell office:value-type="float" office:value="0.5558992" calcext:value-type="float">
            <text:p>0.5558992</text:p>
          </table:table-cell>
          <table:table-cell office:value-type="float" office:value="0.5980792" calcext:value-type="float">
            <text:p>0.5980792</text:p>
          </table:table-cell>
          <table:table-cell office:value-type="float" office:value="0.3199232" calcext:value-type="float">
            <text:p>0.3199232</text:p>
          </table:table-cell>
          <table:table-cell office:value-type="float" office:value="0.5558992" calcext:value-type="float">
            <text:p>0.5558992</text:p>
          </table:table-cell>
          <table:table-cell office:value-type="float" office:value="0.5161286" calcext:value-type="float">
            <text:p>0.5161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08539" calcext:value-type="float">
            <text:p>0.003708539</text:p>
          </table:table-cell>
          <table:table-cell table:number-columns-repeated="23"/>
        </table:table-row>
        <table:table-row table:style-name="ro1">
          <table:table-cell office:value-type="float" office:value="0.1716932" calcext:value-type="float">
            <text:p>0.1716932</text:p>
          </table:table-cell>
          <table:table-cell office:value-type="float" office:value="0.8767182" calcext:value-type="float">
            <text:p>0.8767182</text:p>
          </table:table-cell>
          <table:table-cell office:value-type="float" office:value="2.240048" calcext:value-type="float">
            <text:p>2.240048</text:p>
          </table:table-cell>
          <table:table-cell office:value-type="float" office:value="0.1716932" calcext:value-type="float">
            <text:p>0.1716932</text:p>
          </table:table-cell>
          <table:table-cell office:value-type="float" office:value="0.3599264" calcext:value-type="float">
            <text:p>0.3599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92413" calcext:value-type="float">
            <text:p>0.003692413</text:p>
          </table:table-cell>
          <table:table-cell table:number-columns-repeated="23"/>
        </table:table-row>
        <table:table-row table:style-name="ro1">
          <table:table-cell office:value-type="float" office:value="0.07225567" calcext:value-type="float">
            <text:p>0.07225567</text:p>
          </table:table-cell>
          <table:table-cell office:value-type="float" office:value="0.9490284" calcext:value-type="float">
            <text:p>0.9490284</text:p>
          </table:table-cell>
          <table:table-cell office:value-type="float" office:value="2.034411" calcext:value-type="float">
            <text:p>2.034411</text:p>
          </table:table-cell>
          <table:table-cell office:value-type="float" office:value="0.07225567" calcext:value-type="float">
            <text:p>0.07225567</text:p>
          </table:table-cell>
          <table:table-cell office:value-type="float" office:value="0.2495005" calcext:value-type="float">
            <text:p>0.2495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8949" calcext:value-type="float">
            <text:p>0.00368949</text:p>
          </table:table-cell>
          <table:table-cell table:number-columns-repeated="23"/>
        </table:table-row>
        <table:table-row table:style-name="ro1">
          <table:table-cell office:value-type="float" office:value="0.331737" calcext:value-type="float">
            <text:p>0.331737</text:p>
          </table:table-cell>
          <table:table-cell office:value-type="float" office:value="0.7605067" calcext:value-type="float">
            <text:p>0.7605067</text:p>
          </table:table-cell>
          <table:table-cell office:value-type="float" office:value="10.8884" calcext:value-type="float">
            <text:p>10.8884</text:p>
          </table:table-cell>
          <table:table-cell office:value-type="float" office:value="0.331737" calcext:value-type="float">
            <text:p>0.331737</text:p>
          </table:table-cell>
          <table:table-cell office:value-type="float" office:value="0.455337" calcext:value-type="float">
            <text:p>0.455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81816" calcext:value-type="float">
            <text:p>0.003681816</text:p>
          </table:table-cell>
          <table:table-cell table:number-columns-repeated="23"/>
        </table:table-row>
        <table:table-row table:style-name="ro1">
          <table:table-cell office:value-type="float" office:value="0.566565" calcext:value-type="float">
            <text:p>0.566565</text:p>
          </table:table-cell>
          <table:table-cell office:value-type="float" office:value="0.5884533" calcext:value-type="float">
            <text:p>0.5884533</text:p>
          </table:table-cell>
          <table:table-cell office:value-type="float" office:value="1134987000" calcext:value-type="float">
            <text:p>1134987000</text:p>
          </table:table-cell>
          <table:table-cell office:value-type="float" office:value="0.566565" calcext:value-type="float">
            <text:p>0.566565</text:p>
          </table:table-cell>
          <table:table-cell office:value-type="float" office:value="0.514889" calcext:value-type="float">
            <text:p>0.514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69188" calcext:value-type="float">
            <text:p>0.003669188</text:p>
          </table:table-cell>
          <table:table-cell table:number-columns-repeated="23"/>
        </table:table-row>
        <table:table-row table:style-name="ro1">
          <table:table-cell office:value-type="float" office:value="0.5662699" calcext:value-type="float">
            <text:p>0.5662699</text:p>
          </table:table-cell>
          <table:table-cell office:value-type="float" office:value="0.5895314" calcext:value-type="float">
            <text:p>0.5895314</text:p>
          </table:table-cell>
          <table:table-cell office:value-type="float" office:value="77151570" calcext:value-type="float">
            <text:p>77151570</text:p>
          </table:table-cell>
          <table:table-cell office:value-type="float" office:value="0.5662699" calcext:value-type="float">
            <text:p>0.5662699</text:p>
          </table:table-cell>
          <table:table-cell office:value-type="float" office:value="0.5160941" calcext:value-type="float">
            <text:p>0.5160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68344" calcext:value-type="float">
            <text:p>0.003668344</text:p>
          </table:table-cell>
          <table:table-cell table:number-columns-repeated="23"/>
        </table:table-row>
        <table:table-row table:style-name="ro1">
          <table:table-cell office:value-type="float" office:value="0.4086211" calcext:value-type="float">
            <text:p>0.4086211</text:p>
          </table:table-cell>
          <table:table-cell office:value-type="float" office:value="0.7033048" calcext:value-type="float">
            <text:p>0.7033048</text:p>
          </table:table-cell>
          <table:table-cell office:value-type="float" office:value="51.76644" calcext:value-type="float">
            <text:p>51.76644</text:p>
          </table:table-cell>
          <table:table-cell office:value-type="float" office:value="0.4086211" calcext:value-type="float">
            <text:p>0.4086211</text:p>
          </table:table-cell>
          <table:table-cell office:value-type="float" office:value="0.4813122" calcext:value-type="float">
            <text:p>0.4813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59561" calcext:value-type="float">
            <text:p>0.003659561</text:p>
          </table:table-cell>
          <table:table-cell table:number-columns-repeated="23"/>
        </table:table-row>
        <table:table-row table:style-name="ro1">
          <table:table-cell office:value-type="float" office:value="0.8142329" calcext:value-type="float">
            <text:p>0.8142329</text:p>
          </table:table-cell>
          <table:table-cell office:value-type="float" office:value="0.4085092" calcext:value-type="float">
            <text:p>0.4085092</text:p>
          </table:table-cell>
          <table:table-cell office:value-type="float" office:value="4.372592" calcext:value-type="float">
            <text:p>4.372592</text:p>
          </table:table-cell>
          <table:table-cell office:value-type="float" office:value="0.8142329" calcext:value-type="float">
            <text:p>0.8142329</text:p>
          </table:table-cell>
          <table:table-cell office:value-type="float" office:value="0.5215758" calcext:value-type="float">
            <text:p>0.5215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32526" calcext:value-type="float">
            <text:p>0.003632526</text:p>
          </table:table-cell>
          <table:table-cell table:number-columns-repeated="23"/>
        </table:table-row>
        <table:table-row table:style-name="ro1">
          <table:table-cell office:value-type="float" office:value="0.8822496" calcext:value-type="float">
            <text:p>0.8822496</text:p>
          </table:table-cell>
          <table:table-cell office:value-type="float" office:value="0.3596051" calcext:value-type="float">
            <text:p>0.3596051</text:p>
          </table:table-cell>
          <table:table-cell office:value-type="float" office:value="2.062452" calcext:value-type="float">
            <text:p>2.062452</text:p>
          </table:table-cell>
          <table:table-cell office:value-type="float" office:value="0.8822496" calcext:value-type="float">
            <text:p>0.8822496</text:p>
          </table:table-cell>
          <table:table-cell office:value-type="float" office:value="0.5161686" calcext:value-type="float">
            <text:p>0.5161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91352" calcext:value-type="float">
            <text:p>0.003591352</text:p>
          </table:table-cell>
          <table:table-cell table:number-columns-repeated="23"/>
        </table:table-row>
        <table:table-row table:style-name="ro1">
          <table:table-cell office:value-type="float" office:value="0.8191918" calcext:value-type="float">
            <text:p>0.8191918</text:p>
          </table:table-cell>
          <table:table-cell office:value-type="float" office:value="0.4057635" calcext:value-type="float">
            <text:p>0.4057635</text:p>
          </table:table-cell>
          <table:table-cell office:value-type="float" office:value="0.5128683" calcext:value-type="float">
            <text:p>0.5128683</text:p>
          </table:table-cell>
          <table:table-cell office:value-type="float" office:value="0.8191918" calcext:value-type="float">
            <text:p>0.8191918</text:p>
          </table:table-cell>
          <table:table-cell office:value-type="float" office:value="0.5225843" calcext:value-type="float">
            <text:p>0.52258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88151" calcext:value-type="float">
            <text:p>0.003588151</text:p>
          </table:table-cell>
          <table:table-cell table:number-columns-repeated="23"/>
        </table:table-row>
        <table:table-row table:style-name="ro1">
          <table:table-cell office:value-type="float" office:value="0.7204004" calcext:value-type="float">
            <text:p>0.7204004</text:p>
          </table:table-cell>
          <table:table-cell office:value-type="float" office:value="0.4767934" calcext:value-type="float">
            <text:p>0.4767934</text:p>
          </table:table-cell>
          <table:table-cell office:value-type="float" office:value="0.1132255" calcext:value-type="float">
            <text:p>0.1132255</text:p>
          </table:table-cell>
          <table:table-cell office:value-type="float" office:value="0.7204004" calcext:value-type="float">
            <text:p>0.7204004</text:p>
          </table:table-cell>
          <table:table-cell office:value-type="float" office:value="0.5249081" calcext:value-type="float">
            <text:p>0.5249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84862" calcext:value-type="float">
            <text:p>0.003584862</text:p>
          </table:table-cell>
          <table:table-cell table:number-columns-repeated="23"/>
        </table:table-row>
        <table:table-row table:style-name="ro1">
          <table:table-cell office:value-type="float" office:value="0.7262273" calcext:value-type="float">
            <text:p>0.7262273</text:p>
          </table:table-cell>
          <table:table-cell office:value-type="float" office:value="0.4728238" calcext:value-type="float">
            <text:p>0.4728238</text:p>
          </table:table-cell>
          <table:table-cell office:value-type="float" office:value="6240.753" calcext:value-type="float">
            <text:p>6240.753</text:p>
          </table:table-cell>
          <table:table-cell office:value-type="float" office:value="0.7262273" calcext:value-type="float">
            <text:p>0.7262273</text:p>
          </table:table-cell>
          <table:table-cell office:value-type="float" office:value="0.525306" calcext:value-type="float">
            <text:p>0.525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69934" calcext:value-type="float">
            <text:p>0.003569934</text:p>
          </table:table-cell>
          <table:table-cell table:number-columns-repeated="23"/>
        </table:table-row>
        <table:table-row table:style-name="ro1">
          <table:table-cell office:value-type="float" office:value="0.881082" calcext:value-type="float">
            <text:p>0.881082</text:p>
          </table:table-cell>
          <table:table-cell office:value-type="float" office:value="0.3603268" calcext:value-type="float">
            <text:p>0.3603268</text:p>
          </table:table-cell>
          <table:table-cell office:value-type="float" office:value="0.1357299" calcext:value-type="float">
            <text:p>0.1357299</text:p>
          </table:table-cell>
          <table:table-cell office:value-type="float" office:value="0.881082" calcext:value-type="float">
            <text:p>0.881082</text:p>
          </table:table-cell>
          <table:table-cell office:value-type="float" office:value="0.5160977" calcext:value-type="float">
            <text:p>0.5160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27423" calcext:value-type="float">
            <text:p>0.003527423</text:p>
          </table:table-cell>
          <table:table-cell table:number-columns-repeated="23"/>
        </table:table-row>
        <table:table-row table:style-name="ro1">
          <table:table-cell office:value-type="float" office:value="0.4139091" calcext:value-type="float">
            <text:p>0.4139091</text:p>
          </table:table-cell>
          <table:table-cell office:value-type="float" office:value="0.7007673" calcext:value-type="float">
            <text:p>0.7007673</text:p>
          </table:table-cell>
          <table:table-cell office:value-type="float" office:value="3.569306" calcext:value-type="float">
            <text:p>3.569306</text:p>
          </table:table-cell>
          <table:table-cell office:value-type="float" office:value="0.4139091" calcext:value-type="float">
            <text:p>0.4139091</text:p>
          </table:table-cell>
          <table:table-cell office:value-type="float" office:value="0.484683" calcext:value-type="float">
            <text:p>0.484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21849" calcext:value-type="float">
            <text:p>0.003521849</text:p>
          </table:table-cell>
          <table:table-cell table:number-columns-repeated="23"/>
        </table:table-row>
        <table:table-row table:style-name="ro1">
          <table:table-cell office:value-type="float" office:value="0.2427131" calcext:value-type="float">
            <text:p>0.2427131</text:p>
          </table:table-cell>
          <table:table-cell office:value-type="float" office:value="0.8240485" calcext:value-type="float">
            <text:p>0.8240485</text:p>
          </table:table-cell>
          <table:table-cell office:value-type="float" office:value="14744140000" calcext:value-type="float">
            <text:p>14744140000</text:p>
          </table:table-cell>
          <table:table-cell office:value-type="float" office:value="0.2427131" calcext:value-type="float">
            <text:p>0.2427131</text:p>
          </table:table-cell>
          <table:table-cell office:value-type="float" office:value="0.4087999" calcext:value-type="float">
            <text:p>0.4087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5591" calcext:value-type="float">
            <text:p>0.003505591</text:p>
          </table:table-cell>
          <table:table-cell table:number-columns-repeated="23"/>
        </table:table-row>
        <table:table-row table:style-name="ro1">
          <table:table-cell office:value-type="float" office:value="0.0746155" calcext:value-type="float">
            <text:p>0.0746155</text:p>
          </table:table-cell>
          <table:table-cell office:value-type="float" office:value="0.9473616" calcext:value-type="float">
            <text:p>0.9473616</text:p>
          </table:table-cell>
          <table:table-cell office:value-type="float" office:value="15.50787" calcext:value-type="float">
            <text:p>15.50787</text:p>
          </table:table-cell>
          <table:table-cell office:value-type="float" office:value="0.0746155" calcext:value-type="float">
            <text:p>0.0746155</text:p>
          </table:table-cell>
          <table:table-cell office:value-type="float" office:value="0.253146" calcext:value-type="float">
            <text:p>0.253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5223" calcext:value-type="float">
            <text:p>0.003505223</text:p>
          </table:table-cell>
          <table:table-cell table:number-columns-repeated="23"/>
        </table:table-row>
        <table:table-row table:style-name="ro1">
          <table:table-cell office:value-type="float" office:value="0.9701829" calcext:value-type="float">
            <text:p>0.9701829</text:p>
          </table:table-cell>
          <table:table-cell office:value-type="float" office:value="0.2960633" calcext:value-type="float">
            <text:p>0.2960633</text:p>
          </table:table-cell>
          <table:table-cell office:value-type="float" office:value="680130.1" calcext:value-type="float">
            <text:p>680130.1</text:p>
          </table:table-cell>
          <table:table-cell office:value-type="float" office:value="0.9701829" calcext:value-type="float">
            <text:p>0.9701829</text:p>
          </table:table-cell>
          <table:table-cell office:value-type="float" office:value="0.5040305" calcext:value-type="float">
            <text:p>0.5040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90184" calcext:value-type="float">
            <text:p>0.003490184</text:p>
          </table:table-cell>
          <table:table-cell table:number-columns-repeated="23"/>
        </table:table-row>
        <table:table-row table:style-name="ro1">
          <table:table-cell office:value-type="float" office:value="0.0000000000001775559" calcext:value-type="float">
            <text:p>1.775559E-13</text:p>
          </table:table-cell>
          <table:table-cell office:value-type="float" office:value="1" calcext:value-type="float">
            <text:p>1</text:p>
          </table:table-cell>
          <table:table-cell office:value-type="float" office:value="8.244696E+032" calcext:value-type="float">
            <text:p>8.244696E+032</text:p>
          </table:table-cell>
          <table:table-cell office:value-type="float" office:value="0.0000000000001775559" calcext:value-type="float">
            <text:p>1.775559E-13</text:p>
          </table:table-cell>
          <table:table-cell office:value-type="float" office:value="0.0000004318096" calcext:value-type="float">
            <text:p>4.318096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3807" calcext:value-type="float">
            <text:p>0.003433807</text:p>
          </table:table-cell>
          <table:table-cell table:number-columns-repeated="23"/>
        </table:table-row>
        <table:table-row table:style-name="ro1">
          <table:table-cell office:value-type="float" office:value="0.2510326" calcext:value-type="float">
            <text:p>0.2510326</text:p>
          </table:table-cell>
          <table:table-cell office:value-type="float" office:value="0.818171" calcext:value-type="float">
            <text:p>0.818171</text:p>
          </table:table-cell>
          <table:table-cell office:value-type="float" office:value="1.63823" calcext:value-type="float">
            <text:p>1.63823</text:p>
          </table:table-cell>
          <table:table-cell office:value-type="float" office:value="0.2510326" calcext:value-type="float">
            <text:p>0.2510326</text:p>
          </table:table-cell>
          <table:table-cell office:value-type="float" office:value="0.4139445" calcext:value-type="float">
            <text:p>0.4139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232" calcext:value-type="float">
            <text:p>0.00343232</text:p>
          </table:table-cell>
          <table:table-cell table:number-columns-repeated="23"/>
        </table:table-row>
        <table:table-row table:style-name="ro1">
          <table:table-cell office:value-type="float" office:value="0.09115489" calcext:value-type="float">
            <text:p>0.09115489</text:p>
          </table:table-cell>
          <table:table-cell office:value-type="float" office:value="0.9362147" calcext:value-type="float">
            <text:p>0.9362147</text:p>
          </table:table-cell>
          <table:table-cell office:value-type="float" office:value="4.78254" calcext:value-type="float">
            <text:p>4.78254</text:p>
          </table:table-cell>
          <table:table-cell office:value-type="float" office:value="0.09115489" calcext:value-type="float">
            <text:p>0.09115489</text:p>
          </table:table-cell>
          <table:table-cell office:value-type="float" office:value="0.2774572" calcext:value-type="float">
            <text:p>0.2774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21324" calcext:value-type="float">
            <text:p>0.003421324</text:p>
          </table:table-cell>
          <table:table-cell table:number-columns-repeated="23"/>
        </table:table-row>
        <table:table-row table:style-name="ro1">
          <table:table-cell office:value-type="float" office:value="0.4014111" calcext:value-type="float">
            <text:p>0.4014111</text:p>
          </table:table-cell>
          <table:table-cell office:value-type="float" office:value="0.7096438" calcext:value-type="float">
            <text:p>0.7096438</text:p>
          </table:table-cell>
          <table:table-cell office:value-type="float" office:value="594.0786" calcext:value-type="float">
            <text:p>594.0786</text:p>
          </table:table-cell>
          <table:table-cell office:value-type="float" office:value="0.4014111" calcext:value-type="float">
            <text:p>0.4014111</text:p>
          </table:table-cell>
          <table:table-cell office:value-type="float" office:value="0.4805614" calcext:value-type="float">
            <text:p>0.4805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16876" calcext:value-type="float">
            <text:p>0.003416876</text:p>
          </table:table-cell>
          <table:table-cell table:number-columns-repeated="23"/>
        </table:table-row>
        <table:table-row table:style-name="ro1">
          <table:table-cell office:value-type="float" office:value="0.2345308" calcext:value-type="float">
            <text:p>0.2345308</text:p>
          </table:table-cell>
          <table:table-cell office:value-type="float" office:value="0.8310451" calcext:value-type="float">
            <text:p>0.8310451</text:p>
          </table:table-cell>
          <table:table-cell office:value-type="float" office:value="2.960086" calcext:value-type="float">
            <text:p>2.960086</text:p>
          </table:table-cell>
          <table:table-cell office:value-type="float" office:value="0.2345308" calcext:value-type="float">
            <text:p>0.2345308</text:p>
          </table:table-cell>
          <table:table-cell office:value-type="float" office:value="0.4051003" calcext:value-type="float">
            <text:p>0.4051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08667" calcext:value-type="float">
            <text:p>0.003408667</text:p>
          </table:table-cell>
          <table:table-cell table:number-columns-repeated="23"/>
        </table:table-row>
        <table:table-row table:style-name="ro1">
          <table:table-cell office:value-type="float" office:value="0.1526351" calcext:value-type="float">
            <text:p>0.1526351</text:p>
          </table:table-cell>
          <table:table-cell office:value-type="float" office:value="0.89085" calcext:value-type="float">
            <text:p>0.89085</text:p>
          </table:table-cell>
          <table:table-cell office:value-type="float" office:value="1.39874" calcext:value-type="float">
            <text:p>1.39874</text:p>
          </table:table-cell>
          <table:table-cell office:value-type="float" office:value="0.1526351" calcext:value-type="float">
            <text:p>0.1526351</text:p>
          </table:table-cell>
          <table:table-cell office:value-type="float" office:value="0.3437301" calcext:value-type="float">
            <text:p>0.3437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7594" calcext:value-type="float">
            <text:p>0.00337594</text:p>
          </table:table-cell>
          <table:table-cell table:number-columns-repeated="23"/>
        </table:table-row>
        <table:table-row table:style-name="ro1">
          <table:table-cell office:value-type="float" office:value="0.1581515" calcext:value-type="float">
            <text:p>0.1581515</text:p>
          </table:table-cell>
          <table:table-cell office:value-type="float" office:value="0.8853685" calcext:value-type="float">
            <text:p>0.8853685</text:p>
          </table:table-cell>
          <table:table-cell office:value-type="float" office:value="111.2591" calcext:value-type="float">
            <text:p>111.2591</text:p>
          </table:table-cell>
          <table:table-cell office:value-type="float" office:value="0.1581515" calcext:value-type="float">
            <text:p>0.1581515</text:p>
          </table:table-cell>
          <table:table-cell office:value-type="float" office:value="0.3469038" calcext:value-type="float">
            <text:p>0.3469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53605" calcext:value-type="float">
            <text:p>0.003353605</text:p>
          </table:table-cell>
          <table:table-cell table:number-columns-repeated="23"/>
        </table:table-row>
        <table:table-row table:style-name="ro1">
          <table:table-cell office:value-type="float" office:value="0.6530586" calcext:value-type="float">
            <text:p>0.6530586</text:p>
          </table:table-cell>
          <table:table-cell office:value-type="float" office:value="0.525808" calcext:value-type="float">
            <text:p>0.525808</text:p>
          </table:table-cell>
          <table:table-cell office:value-type="float" office:value="9.107693" calcext:value-type="float">
            <text:p>9.107693</text:p>
          </table:table-cell>
          <table:table-cell office:value-type="float" office:value="0.6530586" calcext:value-type="float">
            <text:p>0.6530586</text:p>
          </table:table-cell>
          <table:table-cell office:value-type="float" office:value="0.5231613" calcext:value-type="float">
            <text:p>0.523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16928" calcext:value-type="float">
            <text:p>0.003316928</text:p>
          </table:table-cell>
          <table:table-cell table:number-columns-repeated="23"/>
        </table:table-row>
        <table:table-row table:style-name="ro1">
          <table:table-cell office:value-type="float" office:value="0.3364463" calcext:value-type="float">
            <text:p>0.3364463</text:p>
          </table:table-cell>
          <table:table-cell office:value-type="float" office:value="0.7580015" calcext:value-type="float">
            <text:p>0.7580015</text:p>
          </table:table-cell>
          <table:table-cell office:value-type="float" office:value="0.3987568" calcext:value-type="float">
            <text:p>0.3987568</text:p>
          </table:table-cell>
          <table:table-cell office:value-type="float" office:value="0.3364463" calcext:value-type="float">
            <text:p>0.3364463</text:p>
          </table:table-cell>
          <table:table-cell office:value-type="float" office:value="0.4585081" calcext:value-type="float">
            <text:p>0.4585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06801" calcext:value-type="float">
            <text:p>0.003306801</text:p>
          </table:table-cell>
          <table:table-cell table:number-columns-repeated="23"/>
        </table:table-row>
        <table:table-row table:style-name="ro1">
          <table:table-cell office:value-type="float" office:value="0.8954666" calcext:value-type="float">
            <text:p>0.8954666</text:p>
          </table:table-cell>
          <table:table-cell office:value-type="float" office:value="0.3507705" calcext:value-type="float">
            <text:p>0.3507705</text:p>
          </table:table-cell>
          <table:table-cell office:value-type="float" office:value="119.8193" calcext:value-type="float">
            <text:p>119.8193</text:p>
          </table:table-cell>
          <table:table-cell office:value-type="float" office:value="0.8954666" calcext:value-type="float">
            <text:p>0.8954666</text:p>
          </table:table-cell>
          <table:table-cell office:value-type="float" office:value="0.515838" calcext:value-type="float">
            <text:p>0.515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06206" calcext:value-type="float">
            <text:p>0.003306206</text:p>
          </table:table-cell>
          <table:table-cell table:number-columns-repeated="23"/>
        </table:table-row>
        <table:table-row table:style-name="ro1">
          <table:table-cell office:value-type="float" office:value="0.07963708" calcext:value-type="float">
            <text:p>0.07963708</text:p>
          </table:table-cell>
          <table:table-cell office:value-type="float" office:value="0.943965" calcext:value-type="float">
            <text:p>0.943965</text:p>
          </table:table-cell>
          <table:table-cell office:value-type="float" office:value="23058.11" calcext:value-type="float">
            <text:p>23058.11</text:p>
          </table:table-cell>
          <table:table-cell office:value-type="float" office:value="0.07963708" calcext:value-type="float">
            <text:p>0.07963708</text:p>
          </table:table-cell>
          <table:table-cell office:value-type="float" office:value="0.2608397" calcext:value-type="float">
            <text:p>0.2608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90432" calcext:value-type="float">
            <text:p>0.003290432</text:p>
          </table:table-cell>
          <table:table-cell table:number-columns-repeated="23"/>
        </table:table-row>
        <table:table-row table:style-name="ro1">
          <table:table-cell office:value-type="float" office:value="0.320082" calcext:value-type="float">
            <text:p>0.320082</text:p>
          </table:table-cell>
          <table:table-cell office:value-type="float" office:value="0.7691901" calcext:value-type="float">
            <text:p>0.7691901</text:p>
          </table:table-cell>
          <table:table-cell office:value-type="float" office:value="309.7105" calcext:value-type="float">
            <text:p>309.7105</text:p>
          </table:table-cell>
          <table:table-cell office:value-type="float" office:value="0.320082" calcext:value-type="float">
            <text:p>0.320082</text:p>
          </table:table-cell>
          <table:table-cell office:value-type="float" office:value="0.4505919" calcext:value-type="float">
            <text:p>0.4505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89599" calcext:value-type="float">
            <text:p>0.003289599</text:p>
          </table:table-cell>
          <table:table-cell table:number-columns-repeated="23"/>
        </table:table-row>
        <table:table-row table:style-name="ro1">
          <table:table-cell office:value-type="float" office:value="0.4034693" calcext:value-type="float">
            <text:p>0.4034693</text:p>
          </table:table-cell>
          <table:table-cell office:value-type="float" office:value="0.7076603" calcext:value-type="float">
            <text:p>0.7076603</text:p>
          </table:table-cell>
          <table:table-cell office:value-type="float" office:value="115829.6" calcext:value-type="float">
            <text:p>115829.6</text:p>
          </table:table-cell>
          <table:table-cell office:value-type="float" office:value="0.4034693" calcext:value-type="float">
            <text:p>0.4034693</text:p>
          </table:table-cell>
          <table:table-cell office:value-type="float" office:value="0.4805483" calcext:value-type="float">
            <text:p>0.4805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36332" calcext:value-type="float">
            <text:p>0.003236332</text:p>
          </table:table-cell>
          <table:table-cell table:number-columns-repeated="23"/>
        </table:table-row>
        <table:table-row table:style-name="ro1">
          <table:table-cell office:value-type="float" office:value="0.4848467" calcext:value-type="float">
            <text:p>0.4848467</text:p>
          </table:table-cell>
          <table:table-cell office:value-type="float" office:value="0.6478908" calcext:value-type="float">
            <text:p>0.6478908</text:p>
          </table:table-cell>
          <table:table-cell office:value-type="float" office:value="2719668" calcext:value-type="float">
            <text:p>2719668</text:p>
          </table:table-cell>
          <table:table-cell office:value-type="float" office:value="0.4848467" calcext:value-type="float">
            <text:p>0.4848467</text:p>
          </table:table-cell>
          <table:table-cell office:value-type="float" office:value="0.5009669" calcext:value-type="float">
            <text:p>0.5009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5334" calcext:value-type="float">
            <text:p>0.003225334</text:p>
          </table:table-cell>
          <table:table-cell table:number-columns-repeated="23"/>
        </table:table-row>
        <table:table-row table:style-name="ro1">
          <table:table-cell office:value-type="float" office:value="0.6450748" calcext:value-type="float">
            <text:p>0.6450748</text:p>
          </table:table-cell>
          <table:table-cell office:value-type="float" office:value="0.5315335" calcext:value-type="float">
            <text:p>0.5315335</text:p>
          </table:table-cell>
          <table:table-cell office:value-type="float" office:value="1967.439" calcext:value-type="float">
            <text:p>1967.439</text:p>
          </table:table-cell>
          <table:table-cell office:value-type="float" office:value="0.6450748" calcext:value-type="float">
            <text:p>0.6450748</text:p>
          </table:table-cell>
          <table:table-cell office:value-type="float" office:value="0.5225837" calcext:value-type="float">
            <text:p>0.52258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5146" calcext:value-type="float">
            <text:p>0.003225146</text:p>
          </table:table-cell>
          <table:table-cell table:number-columns-repeated="23"/>
        </table:table-row>
        <table:table-row table:style-name="ro1">
          <table:table-cell office:value-type="float" office:value="0.6488046" calcext:value-type="float">
            <text:p>0.6488046</text:p>
          </table:table-cell>
          <table:table-cell office:value-type="float" office:value="0.5289551" calcext:value-type="float">
            <text:p>0.5289551</text:p>
          </table:table-cell>
          <table:table-cell office:value-type="float" office:value="47001.89" calcext:value-type="float">
            <text:p>47001.89</text:p>
          </table:table-cell>
          <table:table-cell office:value-type="float" office:value="0.6488046" calcext:value-type="float">
            <text:p>0.6488046</text:p>
          </table:table-cell>
          <table:table-cell office:value-type="float" office:value="0.523003" calcext:value-type="float">
            <text:p>0.523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317" calcext:value-type="float">
            <text:p>0.00322317</text:p>
          </table:table-cell>
          <table:table-cell table:number-columns-repeated="23"/>
        </table:table-row>
        <table:table-row table:style-name="ro1">
          <table:table-cell office:value-type="float" office:value="0.2481501" calcext:value-type="float">
            <text:p>0.2481501</text:p>
          </table:table-cell>
          <table:table-cell office:value-type="float" office:value="0.8213762" calcext:value-type="float">
            <text:p>0.8213762</text:p>
          </table:table-cell>
          <table:table-cell office:value-type="float" office:value="199.5914" calcext:value-type="float">
            <text:p>199.5914</text:p>
          </table:table-cell>
          <table:table-cell office:value-type="float" office:value="0.2481501" calcext:value-type="float">
            <text:p>0.2481501</text:p>
          </table:table-cell>
          <table:table-cell office:value-type="float" office:value="0.4136598" calcext:value-type="float">
            <text:p>0.4136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13111" calcext:value-type="float">
            <text:p>0.003213111</text:p>
          </table:table-cell>
          <table:table-cell table:number-columns-repeated="23"/>
        </table:table-row>
        <table:table-row table:style-name="ro1">
          <table:table-cell office:value-type="float" office:value="0.5598246" calcext:value-type="float">
            <text:p>0.5598246</text:p>
          </table:table-cell>
          <table:table-cell office:value-type="float" office:value="0.5933463" calcext:value-type="float">
            <text:p>0.5933463</text:p>
          </table:table-cell>
          <table:table-cell office:value-type="float" office:value="0.3468311" calcext:value-type="float">
            <text:p>0.3468311</text:p>
          </table:table-cell>
          <table:table-cell office:value-type="float" office:value="0.5598246" calcext:value-type="float">
            <text:p>0.5598246</text:p>
          </table:table-cell>
          <table:table-cell office:value-type="float" office:value="0.5139776" calcext:value-type="float">
            <text:p>0.51397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07087" calcext:value-type="float">
            <text:p>0.003207087</text:p>
          </table:table-cell>
          <table:table-cell table:number-columns-repeated="23"/>
        </table:table-row>
        <table:table-row table:style-name="ro1">
          <table:table-cell office:value-type="float" office:value="0.6435316" calcext:value-type="float">
            <text:p>0.6435316</text:p>
          </table:table-cell>
          <table:table-cell office:value-type="float" office:value="0.5331096" calcext:value-type="float">
            <text:p>0.5331096</text:p>
          </table:table-cell>
          <table:table-cell office:value-type="float" office:value="195.3494" calcext:value-type="float">
            <text:p>195.3494</text:p>
          </table:table-cell>
          <table:table-cell office:value-type="float" office:value="0.6435316" calcext:value-type="float">
            <text:p>0.6435316</text:p>
          </table:table-cell>
          <table:table-cell office:value-type="float" office:value="0.5231613" calcext:value-type="float">
            <text:p>0.523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05296" calcext:value-type="float">
            <text:p>0.003205296</text:p>
          </table:table-cell>
          <table:table-cell table:number-columns-repeated="23"/>
        </table:table-row>
        <table:table-row table:style-name="ro1">
          <table:table-cell office:value-type="float" office:value="0.5622343" calcext:value-type="float">
            <text:p>0.5622343</text:p>
          </table:table-cell>
          <table:table-cell office:value-type="float" office:value="0.592863" calcext:value-type="float">
            <text:p>0.592863</text:p>
          </table:table-cell>
          <table:table-cell office:value-type="float" office:value="148.0381" calcext:value-type="float">
            <text:p>148.0381</text:p>
          </table:table-cell>
          <table:table-cell office:value-type="float" office:value="0.5622343" calcext:value-type="float">
            <text:p>0.5622343</text:p>
          </table:table-cell>
          <table:table-cell office:value-type="float" office:value="0.5161286" calcext:value-type="float">
            <text:p>0.5161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91371" calcext:value-type="float">
            <text:p>0.003191371</text:p>
          </table:table-cell>
          <table:table-cell table:number-columns-repeated="23"/>
        </table:table-row>
        <table:table-row table:style-name="ro1">
          <table:table-cell office:value-type="float" office:value="0.08669027" calcext:value-type="float">
            <text:p>0.08669027</text:p>
          </table:table-cell>
          <table:table-cell office:value-type="float" office:value="0.9372698" calcext:value-type="float">
            <text:p>0.9372698</text:p>
          </table:table-cell>
          <table:table-cell office:value-type="float" office:value="8.487733" calcext:value-type="float">
            <text:p>8.487733</text:p>
          </table:table-cell>
          <table:table-cell office:value-type="float" office:value="0.08669027" calcext:value-type="float">
            <text:p>0.08669027</text:p>
          </table:table-cell>
          <table:table-cell office:value-type="float" office:value="0.2689394" calcext:value-type="float">
            <text:p>0.2689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91303" calcext:value-type="float">
            <text:p>0.003191303</text:p>
          </table:table-cell>
          <table:table-cell table:number-columns-repeated="23"/>
        </table:table-row>
        <table:table-row table:style-name="ro1">
          <table:table-cell office:value-type="float" office:value="0.7336825" calcext:value-type="float">
            <text:p>0.7336825</text:p>
          </table:table-cell>
          <table:table-cell office:value-type="float" office:value="0.4670847" calcext:value-type="float">
            <text:p>0.4670847</text:p>
          </table:table-cell>
          <table:table-cell office:value-type="float" office:value="5.063366" calcext:value-type="float">
            <text:p>5.063366</text:p>
          </table:table-cell>
          <table:table-cell office:value-type="float" office:value="0.7336825" calcext:value-type="float">
            <text:p>0.7336825</text:p>
          </table:table-cell>
          <table:table-cell office:value-type="float" office:value="0.5247692" calcext:value-type="float">
            <text:p>0.524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99514" calcext:value-type="float">
            <text:p>0.003099514</text:p>
          </table:table-cell>
          <table:table-cell table:number-columns-repeated="23"/>
        </table:table-row>
        <table:table-row table:style-name="ro1">
          <table:table-cell office:value-type="float" office:value="0.2502797" calcext:value-type="float">
            <text:p>0.2502797</text:p>
          </table:table-cell>
          <table:table-cell office:value-type="float" office:value="0.8187283" calcext:value-type="float">
            <text:p>0.8187283</text:p>
          </table:table-cell>
          <table:table-cell office:value-type="float" office:value="3.773325" calcext:value-type="float">
            <text:p>3.773325</text:p>
          </table:table-cell>
          <table:table-cell office:value-type="float" office:value="0.2502797" calcext:value-type="float">
            <text:p>0.2502797</text:p>
          </table:table-cell>
          <table:table-cell office:value-type="float" office:value="0.4135181" calcext:value-type="float">
            <text:p>0.4135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987" calcext:value-type="float">
            <text:p>0.0030987</text:p>
          </table:table-cell>
          <table:table-cell table:number-columns-repeated="23"/>
        </table:table-row>
        <table:table-row table:style-name="ro1">
          <table:table-cell office:value-type="float" office:value="0.3976314" calcext:value-type="float">
            <text:p>0.3976314</text:p>
          </table:table-cell>
          <table:table-cell office:value-type="float" office:value="0.7111956" calcext:value-type="float">
            <text:p>0.7111956</text:p>
          </table:table-cell>
          <table:table-cell office:value-type="float" office:value="0.05855628" calcext:value-type="float">
            <text:p>0.05855628</text:p>
          </table:table-cell>
          <table:table-cell office:value-type="float" office:value="0.3976314" calcext:value-type="float">
            <text:p>0.3976314</text:p>
          </table:table-cell>
          <table:table-cell office:value-type="float" office:value="0.4777448" calcext:value-type="float">
            <text:p>0.4777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81625" calcext:value-type="float">
            <text:p>0.003081625</text:p>
          </table:table-cell>
          <table:table-cell table:number-columns-repeated="23"/>
        </table:table-row>
        <table:table-row table:style-name="ro1">
          <table:table-cell office:value-type="float" office:value="0.9748994" calcext:value-type="float">
            <text:p>0.9748994</text:p>
          </table:table-cell>
          <table:table-cell office:value-type="float" office:value="0.2922107" calcext:value-type="float">
            <text:p>0.2922107</text:p>
          </table:table-cell>
          <table:table-cell office:value-type="float" office:value="195.3565" calcext:value-type="float">
            <text:p>195.3565</text:p>
          </table:table-cell>
          <table:table-cell office:value-type="float" office:value="0.9748994" calcext:value-type="float">
            <text:p>0.9748994</text:p>
          </table:table-cell>
          <table:table-cell office:value-type="float" office:value="0.5024904" calcext:value-type="float">
            <text:p>0.5024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76482" calcext:value-type="float">
            <text:p>0.003076482</text:p>
          </table:table-cell>
          <table:table-cell table:number-columns-repeated="23"/>
        </table:table-row>
        <table:table-row table:style-name="ro1">
          <table:table-cell office:value-type="float" office:value="0.4118775" calcext:value-type="float">
            <text:p>0.4118775</text:p>
          </table:table-cell>
          <table:table-cell office:value-type="float" office:value="0.7026936" calcext:value-type="float">
            <text:p>0.7026936</text:p>
          </table:table-cell>
          <table:table-cell office:value-type="float" office:value="32.95925" calcext:value-type="float">
            <text:p>32.95925</text:p>
          </table:table-cell>
          <table:table-cell office:value-type="float" office:value="0.4118775" calcext:value-type="float">
            <text:p>0.4118775</text:p>
          </table:table-cell>
          <table:table-cell office:value-type="float" office:value="0.484683" calcext:value-type="float">
            <text:p>0.484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72216" calcext:value-type="float">
            <text:p>0.003072216</text:p>
          </table:table-cell>
          <table:table-cell table:number-columns-repeated="23"/>
        </table:table-row>
        <table:table-row table:style-name="ro1">
          <table:table-cell office:value-type="float" office:value="0.3273405" calcext:value-type="float">
            <text:p>0.3273405</text:p>
          </table:table-cell>
          <table:table-cell office:value-type="float" office:value="0.7625687" calcext:value-type="float">
            <text:p>0.7625687</text:p>
          </table:table-cell>
          <table:table-cell office:value-type="float" office:value="238.3671" calcext:value-type="float">
            <text:p>238.3671</text:p>
          </table:table-cell>
          <table:table-cell office:value-type="float" office:value="0.3273405" calcext:value-type="float">
            <text:p>0.3273405</text:p>
          </table:table-cell>
          <table:table-cell office:value-type="float" office:value="0.4519838" calcext:value-type="float">
            <text:p>0.4519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49019" calcext:value-type="float">
            <text:p>0.003049019</text:p>
          </table:table-cell>
          <table:table-cell table:number-columns-repeated="23"/>
        </table:table-row>
        <table:table-row table:style-name="ro1">
          <table:table-cell office:value-type="float" office:value="0.2545537" calcext:value-type="float">
            <text:p>0.2545537</text:p>
          </table:table-cell>
          <table:table-cell office:value-type="float" office:value="0.8169331" calcext:value-type="float">
            <text:p>0.8169331</text:p>
          </table:table-cell>
          <table:table-cell office:value-type="float" office:value="0.5363007" calcext:value-type="float">
            <text:p>0.5363007</text:p>
          </table:table-cell>
          <table:table-cell office:value-type="float" office:value="0.2545537" calcext:value-type="float">
            <text:p>0.2545537</text:p>
          </table:table-cell>
          <table:table-cell office:value-type="float" office:value="0.4176577" calcext:value-type="float">
            <text:p>0.4176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39808" calcext:value-type="float">
            <text:p>0.003039808</text:p>
          </table:table-cell>
          <table:table-cell table:number-columns-repeated="23"/>
        </table:table-row>
        <table:table-row table:style-name="ro1">
          <table:table-cell office:value-type="float" office:value="0.5719676" calcext:value-type="float">
            <text:p>0.5719676</text:p>
          </table:table-cell>
          <table:table-cell office:value-type="float" office:value="0.5845669" calcext:value-type="float">
            <text:p>0.5845669</text:p>
          </table:table-cell>
          <table:table-cell office:value-type="float" office:value="4.06159" calcext:value-type="float">
            <text:p>4.06159</text:p>
          </table:table-cell>
          <table:table-cell office:value-type="float" office:value="0.5719676" calcext:value-type="float">
            <text:p>0.5719676</text:p>
          </table:table-cell>
          <table:table-cell office:value-type="float" office:value="0.5156398" calcext:value-type="float">
            <text:p>0.5156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29708" calcext:value-type="float">
            <text:p>0.003029708</text:p>
          </table:table-cell>
          <table:table-cell table:number-columns-repeated="23"/>
        </table:table-row>
        <table:table-row table:style-name="ro1">
          <table:table-cell office:value-type="float" office:value="0.4753948" calcext:value-type="float">
            <text:p>0.4753948</text:p>
          </table:table-cell>
          <table:table-cell office:value-type="float" office:value="0.6560675" calcext:value-type="float">
            <text:p>0.6560675</text:p>
          </table:table-cell>
          <table:table-cell office:value-type="float" office:value="0.3596079" calcext:value-type="float">
            <text:p>0.3596079</text:p>
          </table:table-cell>
          <table:table-cell office:value-type="float" office:value="0.4753948" calcext:value-type="float">
            <text:p>0.4753948</text:p>
          </table:table-cell>
          <table:table-cell office:value-type="float" office:value="0.5007173" calcext:value-type="float">
            <text:p>0.5007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12348" calcext:value-type="float">
            <text:p>0.003012348</text:p>
          </table:table-cell>
          <table:table-cell table:number-columns-repeated="23"/>
        </table:table-row>
        <table:table-row table:style-name="ro1">
          <table:table-cell office:value-type="float" office:value="0.08670469" calcext:value-type="float">
            <text:p>0.08670469</text:p>
          </table:table-cell>
          <table:table-cell office:value-type="float" office:value="0.9372422" calcext:value-type="float">
            <text:p>0.9372422</text:p>
          </table:table-cell>
          <table:table-cell office:value-type="float" office:value="7.643691" calcext:value-type="float">
            <text:p>7.643691</text:p>
          </table:table-cell>
          <table:table-cell office:value-type="float" office:value="0.08670469" calcext:value-type="float">
            <text:p>0.08670469</text:p>
          </table:table-cell>
          <table:table-cell office:value-type="float" office:value="0.2689394" calcext:value-type="float">
            <text:p>0.2689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09987" calcext:value-type="float">
            <text:p>0.003009987</text:p>
          </table:table-cell>
          <table:table-cell table:number-columns-repeated="23"/>
        </table:table-row>
        <table:table-row table:style-name="ro1">
          <table:table-cell office:value-type="float" office:value="0.8942778" calcext:value-type="float">
            <text:p>0.8942778</text:p>
          </table:table-cell>
          <table:table-cell office:value-type="float" office:value="0.3512134" calcext:value-type="float">
            <text:p>0.3512134</text:p>
          </table:table-cell>
          <table:table-cell office:value-type="float" office:value="317.9532" calcext:value-type="float">
            <text:p>317.9532</text:p>
          </table:table-cell>
          <table:table-cell office:value-type="float" office:value="0.8942778" calcext:value-type="float">
            <text:p>0.8942778</text:p>
          </table:table-cell>
          <table:table-cell office:value-type="float" office:value="0.5153011" calcext:value-type="float">
            <text:p>0.5153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01288" calcext:value-type="float">
            <text:p>0.003001288</text:p>
          </table:table-cell>
          <table:table-cell table:number-columns-repeated="23"/>
        </table:table-row>
        <table:table-row table:style-name="ro1">
          <table:table-cell office:value-type="float" office:value="0.07106705" calcext:value-type="float">
            <text:p>0.07106705</text:p>
          </table:table-cell>
          <table:table-cell office:value-type="float" office:value="0.9547212" calcext:value-type="float">
            <text:p>0.9547212</text:p>
          </table:table-cell>
          <table:table-cell office:value-type="float" office:value="1.134521" calcext:value-type="float">
            <text:p>1.134521</text:p>
          </table:table-cell>
          <table:table-cell office:value-type="float" office:value="0.07106705" calcext:value-type="float">
            <text:p>0.07106705</text:p>
          </table:table-cell>
          <table:table-cell office:value-type="float" office:value="0.253146" calcext:value-type="float">
            <text:p>0.253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00932" calcext:value-type="float">
            <text:p>0.003000932</text:p>
          </table:table-cell>
          <table:table-cell table:number-columns-repeated="23"/>
        </table:table-row>
        <table:table-row table:style-name="ro1">
          <table:table-cell office:value-type="float" office:value="0.2403948" calcext:value-type="float">
            <text:p>0.2403948</text:p>
          </table:table-cell>
          <table:table-cell office:value-type="float" office:value="0.8256217" calcext:value-type="float">
            <text:p>0.8256217</text:p>
          </table:table-cell>
          <table:table-cell office:value-type="float" office:value="1560.316" calcext:value-type="float">
            <text:p>1560.316</text:p>
          </table:table-cell>
          <table:table-cell office:value-type="float" office:value="0.2403948" calcext:value-type="float">
            <text:p>0.2403948</text:p>
          </table:table-cell>
          <table:table-cell office:value-type="float" office:value="0.4072544" calcext:value-type="float">
            <text:p>0.4072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94517" calcext:value-type="float">
            <text:p>0.002994517</text:p>
          </table:table-cell>
          <table:table-cell table:number-columns-repeated="23"/>
        </table:table-row>
        <table:table-row table:style-name="ro1">
          <table:table-cell office:value-type="float" office:value="0.2488706" calcext:value-type="float">
            <text:p>0.2488706</text:p>
          </table:table-cell>
          <table:table-cell office:value-type="float" office:value="0.8210209" calcext:value-type="float">
            <text:p>0.8210209</text:p>
          </table:table-cell>
          <table:table-cell office:value-type="float" office:value="101.8199" calcext:value-type="float">
            <text:p>101.8199</text:p>
          </table:table-cell>
          <table:table-cell office:value-type="float" office:value="0.2488706" calcext:value-type="float">
            <text:p>0.2488706</text:p>
          </table:table-cell>
          <table:table-cell office:value-type="float" office:value="0.4142974" calcext:value-type="float">
            <text:p>0.4142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40481" calcext:value-type="float">
            <text:p>0.002940481</text:p>
          </table:table-cell>
          <table:table-cell table:number-columns-repeated="23"/>
        </table:table-row>
        <table:table-row table:style-name="ro1">
          <table:table-cell office:value-type="float" office:value="0.4925344" calcext:value-type="float">
            <text:p>0.4925344</text:p>
          </table:table-cell>
          <table:table-cell office:value-type="float" office:value="0.6428518" calcext:value-type="float">
            <text:p>0.6428518</text:p>
          </table:table-cell>
          <table:table-cell office:value-type="float" office:value="8.007888" calcext:value-type="float">
            <text:p>8.007888</text:p>
          </table:table-cell>
          <table:table-cell office:value-type="float" office:value="0.4925344" calcext:value-type="float">
            <text:p>0.4925344</text:p>
          </table:table-cell>
          <table:table-cell office:value-type="float" office:value="0.5033455" calcext:value-type="float">
            <text:p>0.5033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28356" calcext:value-type="float">
            <text:p>0.002928356</text:p>
          </table:table-cell>
          <table:table-cell table:number-columns-repeated="23"/>
        </table:table-row>
        <table:table-row table:style-name="ro1">
          <table:table-cell office:value-type="float" office:value="0.7984655" calcext:value-type="float">
            <text:p>0.7984655</text:p>
          </table:table-cell>
          <table:table-cell office:value-type="float" office:value="0.4216816" calcext:value-type="float">
            <text:p>0.4216816</text:p>
          </table:table-cell>
          <table:table-cell office:value-type="float" office:value="0.1743356" calcext:value-type="float">
            <text:p>0.1743356</text:p>
          </table:table-cell>
          <table:table-cell office:value-type="float" office:value="0.7984655" calcext:value-type="float">
            <text:p>0.7984655</text:p>
          </table:table-cell>
          <table:table-cell office:value-type="float" office:value="0.5252473" calcext:value-type="float">
            <text:p>0.52524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8194" calcext:value-type="float">
            <text:p>0.00288194</text:p>
          </table:table-cell>
          <table:table-cell table:number-columns-repeated="23"/>
        </table:table-row>
        <table:table-row table:style-name="ro1">
          <table:table-cell office:value-type="float" office:value="0.7974514" calcext:value-type="float">
            <text:p>0.7974514</text:p>
          </table:table-cell>
          <table:table-cell office:value-type="float" office:value="0.4250543" calcext:value-type="float">
            <text:p>0.4250543</text:p>
          </table:table-cell>
          <table:table-cell office:value-type="float" office:value="0.06374465" calcext:value-type="float">
            <text:p>0.06374465</text:p>
          </table:table-cell>
          <table:table-cell office:value-type="float" office:value="0.7974514" calcext:value-type="float">
            <text:p>0.7974514</text:p>
          </table:table-cell>
          <table:table-cell office:value-type="float" office:value="0.5294302" calcext:value-type="float">
            <text:p>0.5294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8194" calcext:value-type="float">
            <text:p>0.00288194</text:p>
          </table:table-cell>
          <table:table-cell table:number-columns-repeated="23"/>
        </table:table-row>
        <table:table-row table:style-name="ro1">
          <table:table-cell office:value-type="float" office:value="0.1717076" calcext:value-type="float">
            <text:p>0.1717076</text:p>
          </table:table-cell>
          <table:table-cell office:value-type="float" office:value="0.8766979" calcext:value-type="float">
            <text:p>0.8766979</text:p>
          </table:table-cell>
          <table:table-cell office:value-type="float" office:value="2.180225" calcext:value-type="float">
            <text:p>2.180225</text:p>
          </table:table-cell>
          <table:table-cell office:value-type="float" office:value="0.1717076" calcext:value-type="float">
            <text:p>0.1717076</text:p>
          </table:table-cell>
          <table:table-cell office:value-type="float" office:value="0.3599264" calcext:value-type="float">
            <text:p>0.3599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75183" calcext:value-type="float">
            <text:p>0.002875183</text:p>
          </table:table-cell>
          <table:table-cell table:number-columns-repeated="23"/>
        </table:table-row>
        <table:table-row table:style-name="ro1">
          <table:table-cell office:value-type="float" office:value="0.9712923" calcext:value-type="float">
            <text:p>0.9712923</text:p>
          </table:table-cell>
          <table:table-cell office:value-type="float" office:value="0.2949817" calcext:value-type="float">
            <text:p>0.2949817</text:p>
          </table:table-cell>
          <table:table-cell office:value-type="float" office:value="57202040000" calcext:value-type="float">
            <text:p>57202040000</text:p>
          </table:table-cell>
          <table:table-cell office:value-type="float" office:value="0.9712923" calcext:value-type="float">
            <text:p>0.9712923</text:p>
          </table:table-cell>
          <table:table-cell office:value-type="float" office:value="0.5033766" calcext:value-type="float">
            <text:p>0.503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52093" calcext:value-type="float">
            <text:p>0.002852093</text:p>
          </table:table-cell>
          <table:table-cell table:number-columns-repeated="23"/>
        </table:table-row>
        <table:table-row table:style-name="ro1">
          <table:table-cell office:value-type="float" office:value="0.9622545" calcext:value-type="float">
            <text:p>0.9622545</text:p>
          </table:table-cell>
          <table:table-cell office:value-type="float" office:value="0.3012297" calcext:value-type="float">
            <text:p>0.3012297</text:p>
          </table:table-cell>
          <table:table-cell office:value-type="float" office:value="0.04116709" calcext:value-type="float">
            <text:p>0.04116709</text:p>
          </table:table-cell>
          <table:table-cell office:value-type="float" office:value="0.9622545" calcext:value-type="float">
            <text:p>0.9622545</text:p>
          </table:table-cell>
          <table:table-cell office:value-type="float" office:value="0.5043978" calcext:value-type="float">
            <text:p>0.5043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31537" calcext:value-type="float">
            <text:p>0.002831537</text:p>
          </table:table-cell>
          <table:table-cell table:number-columns-repeated="23"/>
        </table:table-row>
        <table:table-row table:style-name="ro1">
          <table:table-cell office:value-type="float" office:value="0.8135135" calcext:value-type="float">
            <text:p>0.8135135</text:p>
          </table:table-cell>
          <table:table-cell office:value-type="float" office:value="0.409752" calcext:value-type="float">
            <text:p>0.409752</text:p>
          </table:table-cell>
          <table:table-cell office:value-type="float" office:value="199.7193" calcext:value-type="float">
            <text:p>199.7193</text:p>
          </table:table-cell>
          <table:table-cell office:value-type="float" office:value="0.8135135" calcext:value-type="float">
            <text:p>0.8135135</text:p>
          </table:table-cell>
          <table:table-cell office:value-type="float" office:value="0.5227594" calcext:value-type="float">
            <text:p>0.5227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19731" calcext:value-type="float">
            <text:p>0.002819731</text:p>
          </table:table-cell>
          <table:table-cell table:number-columns-repeated="23"/>
        </table:table-row>
        <table:table-row table:style-name="ro1">
          <table:table-cell office:value-type="float" office:value="0.4074809" calcext:value-type="float">
            <text:p>0.4074809</text:p>
          </table:table-cell>
          <table:table-cell office:value-type="float" office:value="0.7047238" calcext:value-type="float">
            <text:p>0.7047238</text:p>
          </table:table-cell>
          <table:table-cell office:value-type="float" office:value="2969.693" calcext:value-type="float">
            <text:p>2969.693</text:p>
          </table:table-cell>
          <table:table-cell office:value-type="float" office:value="0.4074809" calcext:value-type="float">
            <text:p>0.4074809</text:p>
          </table:table-cell>
          <table:table-cell office:value-type="float" office:value="0.4817632" calcext:value-type="float">
            <text:p>0.4817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08271" calcext:value-type="float">
            <text:p>0.002808271</text:p>
          </table:table-cell>
          <table:table-cell table:number-columns-repeated="23"/>
        </table:table-row>
        <table:table-row table:style-name="ro1">
          <table:table-cell office:value-type="float" office:value="0.4824175" calcext:value-type="float">
            <text:p>0.4824175</text:p>
          </table:table-cell>
          <table:table-cell office:value-type="float" office:value="0.6498517" calcext:value-type="float">
            <text:p>0.6498517</text:p>
          </table:table-cell>
          <table:table-cell office:value-type="float" office:value="419.4229" calcext:value-type="float">
            <text:p>419.4229</text:p>
          </table:table-cell>
          <table:table-cell office:value-type="float" office:value="0.4824175" calcext:value-type="float">
            <text:p>0.4824175</text:p>
          </table:table-cell>
          <table:table-cell office:value-type="float" office:value="0.5007173" calcext:value-type="float">
            <text:p>0.5007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98728" calcext:value-type="float">
            <text:p>0.002798728</text:p>
          </table:table-cell>
          <table:table-cell table:number-columns-repeated="23"/>
        </table:table-row>
        <table:table-row table:style-name="ro1">
          <table:table-cell office:value-type="float" office:value="0.233863" calcext:value-type="float">
            <text:p>0.233863</text:p>
          </table:table-cell>
          <table:table-cell office:value-type="float" office:value="0.8318629" calcext:value-type="float">
            <text:p>0.8318629</text:p>
          </table:table-cell>
          <table:table-cell office:value-type="float" office:value="1.922375" calcext:value-type="float">
            <text:p>1.922375</text:p>
          </table:table-cell>
          <table:table-cell office:value-type="float" office:value="0.233863" calcext:value-type="float">
            <text:p>0.233863</text:p>
          </table:table-cell>
          <table:table-cell office:value-type="float" office:value="0.4051003" calcext:value-type="float">
            <text:p>0.4051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93344" calcext:value-type="float">
            <text:p>0.002793344</text:p>
          </table:table-cell>
          <table:table-cell table:number-columns-repeated="23"/>
        </table:table-row>
        <table:table-row table:style-name="ro1">
          <table:table-cell office:value-type="float" office:value="0.07601434" calcext:value-type="float">
            <text:p>0.07601434</text:p>
          </table:table-cell>
          <table:table-cell office:value-type="float" office:value="0.9453086" calcext:value-type="float">
            <text:p>0.9453086</text:p>
          </table:table-cell>
          <table:table-cell office:value-type="float" office:value="34.60455" calcext:value-type="float">
            <text:p>34.60455</text:p>
          </table:table-cell>
          <table:table-cell office:value-type="float" office:value="0.07601434" calcext:value-type="float">
            <text:p>0.07601434</text:p>
          </table:table-cell>
          <table:table-cell office:value-type="float" office:value="0.2540584" calcext:value-type="float">
            <text:p>0.2540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84431" calcext:value-type="float">
            <text:p>0.002784431</text:p>
          </table:table-cell>
          <table:table-cell table:number-columns-repeated="23"/>
        </table:table-row>
        <table:table-row table:style-name="ro1">
          <table:table-cell office:value-type="float" office:value="0.6554234" calcext:value-type="float">
            <text:p>0.6554234</text:p>
          </table:table-cell>
          <table:table-cell office:value-type="float" office:value="0.5240913" calcext:value-type="float">
            <text:p>0.5240913</text:p>
          </table:table-cell>
          <table:table-cell office:value-type="float" office:value="0.3356895" calcext:value-type="float">
            <text:p>0.3356895</text:p>
          </table:table-cell>
          <table:table-cell office:value-type="float" office:value="0.6554234" calcext:value-type="float">
            <text:p>0.6554234</text:p>
          </table:table-cell>
          <table:table-cell office:value-type="float" office:value="0.5232915" calcext:value-type="float">
            <text:p>0.5232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65909" calcext:value-type="float">
            <text:p>0.002765909</text:p>
          </table:table-cell>
          <table:table-cell table:number-columns-repeated="23"/>
        </table:table-row>
        <table:table-row table:style-name="ro1">
          <table:table-cell office:value-type="float" office:value="0.6511449" calcext:value-type="float">
            <text:p>0.6511449</text:p>
          </table:table-cell>
          <table:table-cell office:value-type="float" office:value="0.5272704" calcext:value-type="float">
            <text:p>0.5272704</text:p>
          </table:table-cell>
          <table:table-cell office:value-type="float" office:value="149.7142" calcext:value-type="float">
            <text:p>149.7142</text:p>
          </table:table-cell>
          <table:table-cell office:value-type="float" office:value="0.6511449" calcext:value-type="float">
            <text:p>0.6511449</text:p>
          </table:table-cell>
          <table:table-cell office:value-type="float" office:value="0.5231613" calcext:value-type="float">
            <text:p>0.523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4904" calcext:value-type="float">
            <text:p>0.00274904</text:p>
          </table:table-cell>
          <table:table-cell table:number-columns-repeated="23"/>
        </table:table-row>
        <table:table-row table:style-name="ro1">
          <table:table-cell office:value-type="float" office:value="0.4059078" calcext:value-type="float">
            <text:p>0.4059078</text:p>
          </table:table-cell>
          <table:table-cell office:value-type="float" office:value="0.7053413" calcext:value-type="float">
            <text:p>0.7053413</text:p>
          </table:table-cell>
          <table:table-cell office:value-type="float" office:value="67343.74" calcext:value-type="float">
            <text:p>67343.74</text:p>
          </table:table-cell>
          <table:table-cell office:value-type="float" office:value="0.4059078" calcext:value-type="float">
            <text:p>0.4059078</text:p>
          </table:table-cell>
          <table:table-cell office:value-type="float" office:value="0.480566" calcext:value-type="float">
            <text:p>0.480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28427" calcext:value-type="float">
            <text:p>0.002728427</text:p>
          </table:table-cell>
          <table:table-cell table:number-columns-repeated="23"/>
        </table:table-row>
        <table:table-row table:style-name="ro1">
          <table:table-cell office:value-type="float" office:value="0.7418731" calcext:value-type="float">
            <text:p>0.7418731</text:p>
          </table:table-cell>
          <table:table-cell office:value-type="float" office:value="0.4639162" calcext:value-type="float">
            <text:p>0.4639162</text:p>
          </table:table-cell>
          <table:table-cell office:value-type="float" office:value="0.2126558" calcext:value-type="float">
            <text:p>0.2126558</text:p>
          </table:table-cell>
          <table:table-cell office:value-type="float" office:value="0.7418731" calcext:value-type="float">
            <text:p>0.7418731</text:p>
          </table:table-cell>
          <table:table-cell office:value-type="float" office:value="0.5289427" calcext:value-type="float">
            <text:p>0.5289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25096" calcext:value-type="float">
            <text:p>0.002725096</text:p>
          </table:table-cell>
          <table:table-cell table:number-columns-repeated="23"/>
        </table:table-row>
        <table:table-row table:style-name="ro1">
          <table:table-cell office:value-type="float" office:value="0.476607" calcext:value-type="float">
            <text:p>0.476607</text:p>
          </table:table-cell>
          <table:table-cell office:value-type="float" office:value="0.6549913" calcext:value-type="float">
            <text:p>0.6549913</text:p>
          </table:table-cell>
          <table:table-cell office:value-type="float" office:value="1.467824" calcext:value-type="float">
            <text:p>1.467824</text:p>
          </table:table-cell>
          <table:table-cell office:value-type="float" office:value="0.476607" calcext:value-type="float">
            <text:p>0.476607</text:p>
          </table:table-cell>
          <table:table-cell office:value-type="float" office:value="0.5007173" calcext:value-type="float">
            <text:p>0.5007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16799" calcext:value-type="float">
            <text:p>0.002716799</text:p>
          </table:table-cell>
          <table:table-cell table:number-columns-repeated="23"/>
        </table:table-row>
        <table:table-row table:style-name="ro1">
          <table:table-cell office:value-type="float" office:value="0.4868301" calcext:value-type="float">
            <text:p>0.4868301</text:p>
          </table:table-cell>
          <table:table-cell office:value-type="float" office:value="0.6465633" calcext:value-type="float">
            <text:p>0.6465633</text:p>
          </table:table-cell>
          <table:table-cell office:value-type="float" office:value="67225" calcext:value-type="float">
            <text:p>67225</text:p>
          </table:table-cell>
          <table:table-cell office:value-type="float" office:value="0.4868301" calcext:value-type="float">
            <text:p>0.4868301</text:p>
          </table:table-cell>
          <table:table-cell office:value-type="float" office:value="0.5015479" calcext:value-type="float">
            <text:p>0.5015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80046" calcext:value-type="float">
            <text:p>0.002680046</text:p>
          </table:table-cell>
          <table:table-cell table:number-columns-repeated="23"/>
        </table:table-row>
        <table:table-row table:style-name="ro1">
          <table:table-cell office:value-type="float" office:value="0.08446136" calcext:value-type="float">
            <text:p>0.08446136</text:p>
          </table:table-cell>
          <table:table-cell office:value-type="float" office:value="0.9411013" calcext:value-type="float">
            <text:p>0.9411013</text:p>
          </table:table-cell>
          <table:table-cell office:value-type="float" office:value="15863.37" calcext:value-type="float">
            <text:p>15863.37</text:p>
          </table:table-cell>
          <table:table-cell office:value-type="float" office:value="0.08446136" calcext:value-type="float">
            <text:p>0.08446136</text:p>
          </table:table-cell>
          <table:table-cell office:value-type="float" office:value="0.2684111" calcext:value-type="float">
            <text:p>0.2684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74243" calcext:value-type="float">
            <text:p>0.002674243</text:p>
          </table:table-cell>
          <table:table-cell table:number-columns-repeated="23"/>
        </table:table-row>
        <table:table-row table:style-name="ro1">
          <table:table-cell office:value-type="float" office:value="0.3147246" calcext:value-type="float">
            <text:p>0.3147246</text:p>
          </table:table-cell>
          <table:table-cell office:value-type="float" office:value="0.7719269" calcext:value-type="float">
            <text:p>0.7719269</text:p>
          </table:table-cell>
          <table:table-cell office:value-type="float" office:value="0.3313778" calcext:value-type="float">
            <text:p>0.3313778</text:p>
          </table:table-cell>
          <table:table-cell office:value-type="float" office:value="0.3147246" calcext:value-type="float">
            <text:p>0.3147246</text:p>
          </table:table-cell>
          <table:table-cell office:value-type="float" office:value="0.4466936" calcext:value-type="float">
            <text:p>0.4466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52048" calcext:value-type="float">
            <text:p>0.002652048</text:p>
          </table:table-cell>
          <table:table-cell table:number-columns-repeated="23"/>
        </table:table-row>
        <table:table-row table:style-name="ro1">
          <table:table-cell office:value-type="float" office:value="0.6384318" calcext:value-type="float">
            <text:p>0.6384318</text:p>
          </table:table-cell>
          <table:table-cell office:value-type="float" office:value="0.5368992" calcext:value-type="float">
            <text:p>0.5368992</text:p>
          </table:table-cell>
          <table:table-cell office:value-type="float" office:value="0.7186554" calcext:value-type="float">
            <text:p>0.7186554</text:p>
          </table:table-cell>
          <table:table-cell office:value-type="float" office:value="0.6384318" calcext:value-type="float">
            <text:p>0.6384318</text:p>
          </table:table-cell>
          <table:table-cell office:value-type="float" office:value="0.5229526" calcext:value-type="float">
            <text:p>0.5229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48966" calcext:value-type="float">
            <text:p>0.002648966</text:p>
          </table:table-cell>
          <table:table-cell table:number-columns-repeated="23"/>
        </table:table-row>
        <table:table-row table:style-name="ro1">
          <table:table-cell office:value-type="float" office:value="0.6365065" calcext:value-type="float">
            <text:p>0.6365065</text:p>
          </table:table-cell>
          <table:table-cell office:value-type="float" office:value="0.5392796" calcext:value-type="float">
            <text:p>0.5392796</text:p>
          </table:table-cell>
          <table:table-cell office:value-type="float" office:value="0.06251995" calcext:value-type="float">
            <text:p>0.06251995</text:p>
          </table:table-cell>
          <table:table-cell office:value-type="float" office:value="0.6365065" calcext:value-type="float">
            <text:p>0.6365065</text:p>
          </table:table-cell>
          <table:table-cell office:value-type="float" office:value="0.5242712" calcext:value-type="float">
            <text:p>0.5242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48966" calcext:value-type="float">
            <text:p>0.002648966</text:p>
          </table:table-cell>
          <table:table-cell table:number-columns-repeated="23"/>
        </table:table-row>
        <table:table-row table:style-name="ro1">
          <table:table-cell office:value-type="float" office:value="0.3221111" calcext:value-type="float">
            <text:p>0.3221111</text:p>
          </table:table-cell>
          <table:table-cell office:value-type="float" office:value="0.7674698" calcext:value-type="float">
            <text:p>0.7674698</text:p>
          </table:table-cell>
          <table:table-cell office:value-type="float" office:value="15366.29" calcext:value-type="float">
            <text:p>15366.29</text:p>
          </table:table-cell>
          <table:table-cell office:value-type="float" office:value="0.3221111" calcext:value-type="float">
            <text:p>0.3221111</text:p>
          </table:table-cell>
          <table:table-cell office:value-type="float" office:value="0.4511623" calcext:value-type="float">
            <text:p>0.4511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41914" calcext:value-type="float">
            <text:p>0.002641914</text:p>
          </table:table-cell>
          <table:table-cell table:number-columns-repeated="23"/>
        </table:table-row>
        <table:table-row table:style-name="ro1">
          <table:table-cell office:value-type="float" office:value="0.8981356" calcext:value-type="float">
            <text:p>0.8981356</text:p>
          </table:table-cell>
          <table:table-cell office:value-type="float" office:value="0.3490716" calcext:value-type="float">
            <text:p>0.3490716</text:p>
          </table:table-cell>
          <table:table-cell office:value-type="float" office:value="11.01274" calcext:value-type="float">
            <text:p>11.01274</text:p>
          </table:table-cell>
          <table:table-cell office:value-type="float" office:value="0.8981356" calcext:value-type="float">
            <text:p>0.8981356</text:p>
          </table:table-cell>
          <table:table-cell office:value-type="float" office:value="0.5158967" calcext:value-type="float">
            <text:p>0.5158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25134" calcext:value-type="float">
            <text:p>0.002625134</text:p>
          </table:table-cell>
          <table:table-cell table:number-columns-repeated="23"/>
        </table:table-row>
        <table:table-row table:style-name="ro1">
          <table:table-cell office:value-type="float" office:value="0.4868301" calcext:value-type="float">
            <text:p>0.4868301</text:p>
          </table:table-cell>
          <table:table-cell office:value-type="float" office:value="0.6465633" calcext:value-type="float">
            <text:p>0.6465633</text:p>
          </table:table-cell>
          <table:table-cell office:value-type="float" office:value="67225" calcext:value-type="float">
            <text:p>67225</text:p>
          </table:table-cell>
          <table:table-cell office:value-type="float" office:value="0.4868301" calcext:value-type="float">
            <text:p>0.4868301</text:p>
          </table:table-cell>
          <table:table-cell office:value-type="float" office:value="0.5015479" calcext:value-type="float">
            <text:p>0.5015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15913" calcext:value-type="float">
            <text:p>0.002615913</text:p>
          </table:table-cell>
          <table:table-cell table:number-columns-repeated="23"/>
        </table:table-row>
        <table:table-row table:style-name="ro1">
          <table:table-cell office:value-type="float" office:value="0.481481" calcext:value-type="float">
            <text:p>0.481481</text:p>
          </table:table-cell>
          <table:table-cell office:value-type="float" office:value="0.6512734" calcext:value-type="float">
            <text:p>0.6512734</text:p>
          </table:table-cell>
          <table:table-cell office:value-type="float" office:value="170.1728" calcext:value-type="float">
            <text:p>170.1728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015479" calcext:value-type="float">
            <text:p>0.5015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11305" calcext:value-type="float">
            <text:p>0.002611305</text:p>
          </table:table-cell>
          <table:table-cell table:number-columns-repeated="23"/>
        </table:table-row>
        <table:table-row table:style-name="ro1">
          <table:table-cell office:value-type="float" office:value="0.4835935" calcext:value-type="float">
            <text:p>0.4835935</text:p>
          </table:table-cell>
          <table:table-cell office:value-type="float" office:value="0.6488152" calcext:value-type="float">
            <text:p>0.6488152</text:p>
          </table:table-cell>
          <table:table-cell office:value-type="float" office:value="4251.614" calcext:value-type="float">
            <text:p>4251.614</text:p>
          </table:table-cell>
          <table:table-cell office:value-type="float" office:value="0.4835935" calcext:value-type="float">
            <text:p>0.4835935</text:p>
          </table:table-cell>
          <table:table-cell office:value-type="float" office:value="0.5007173" calcext:value-type="float">
            <text:p>0.5007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10764" calcext:value-type="float">
            <text:p>0.002610764</text:p>
          </table:table-cell>
          <table:table-cell table:number-columns-repeated="23"/>
        </table:table-row>
        <table:table-row table:style-name="ro1">
          <table:table-cell office:value-type="float" office:value="0.8788311" calcext:value-type="float">
            <text:p>0.8788311</text:p>
          </table:table-cell>
          <table:table-cell office:value-type="float" office:value="0.3652947" calcext:value-type="float">
            <text:p>0.3652947</text:p>
          </table:table-cell>
          <table:table-cell office:value-type="float" office:value="0.2560288" calcext:value-type="float">
            <text:p>0.2560288</text:p>
          </table:table-cell>
          <table:table-cell office:value-type="float" office:value="0.8788311" calcext:value-type="float">
            <text:p>0.8788311</text:p>
          </table:table-cell>
          <table:table-cell office:value-type="float" office:value="0.5217307" calcext:value-type="float">
            <text:p>0.5217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6174" calcext:value-type="float">
            <text:p>0.00256174</text:p>
          </table:table-cell>
          <table:table-cell table:number-columns-repeated="23"/>
        </table:table-row>
        <table:table-row table:style-name="ro1">
          <table:table-cell office:value-type="float" office:value="0.9005091" calcext:value-type="float">
            <text:p>0.9005091</text:p>
          </table:table-cell>
          <table:table-cell office:value-type="float" office:value="0.3472746" calcext:value-type="float">
            <text:p>0.3472746</text:p>
          </table:table-cell>
          <table:table-cell office:value-type="float" office:value="1.278146" calcext:value-type="float">
            <text:p>1.278146</text:p>
          </table:table-cell>
          <table:table-cell office:value-type="float" office:value="0.9005091" calcext:value-type="float">
            <text:p>0.9005091</text:p>
          </table:table-cell>
          <table:table-cell office:value-type="float" office:value="0.5154798" calcext:value-type="float">
            <text:p>0.5154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4795" calcext:value-type="float">
            <text:p>0.00254795</text:p>
          </table:table-cell>
          <table:table-cell table:number-columns-repeated="23"/>
        </table:table-row>
        <table:table-row table:style-name="ro1">
          <table:table-cell office:value-type="float" office:value="0.9808153" calcext:value-type="float">
            <text:p>0.9808153</text:p>
          </table:table-cell>
          <table:table-cell office:value-type="float" office:value="0.2885503" calcext:value-type="float">
            <text:p>0.2885503</text:p>
          </table:table-cell>
          <table:table-cell office:value-type="float" office:value="1.194441" calcext:value-type="float">
            <text:p>1.194441</text:p>
          </table:table-cell>
          <table:table-cell office:value-type="float" office:value="0.9808153" calcext:value-type="float">
            <text:p>0.9808153</text:p>
          </table:table-cell>
          <table:table-cell office:value-type="float" office:value="0.5025008" calcext:value-type="float">
            <text:p>0.5025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37506" calcext:value-type="float">
            <text:p>0.002537506</text:p>
          </table:table-cell>
          <table:table-cell table:number-columns-repeated="23"/>
        </table:table-row>
        <table:table-row table:style-name="ro1">
          <table:table-cell office:value-type="float" office:value="0.9788586" calcext:value-type="float">
            <text:p>0.9788586</text:p>
          </table:table-cell>
          <table:table-cell office:value-type="float" office:value="0.2893183" calcext:value-type="float">
            <text:p>0.2893183</text:p>
          </table:table-cell>
          <table:table-cell office:value-type="float" office:value="1.875329" calcext:value-type="float">
            <text:p>1.875329</text:p>
          </table:table-cell>
          <table:table-cell office:value-type="float" office:value="0.9788586" calcext:value-type="float">
            <text:p>0.9788586</text:p>
          </table:table-cell>
          <table:table-cell office:value-type="float" office:value="0.5017571" calcext:value-type="float">
            <text:p>0.5017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99224" calcext:value-type="float">
            <text:p>0.002499224</text:p>
          </table:table-cell>
          <table:table-cell table:number-columns-repeated="23"/>
        </table:table-row>
        <table:table-row table:style-name="ro1">
          <table:table-cell office:value-type="float" office:value="0.7278565" calcext:value-type="float">
            <text:p>0.7278565</text:p>
          </table:table-cell>
          <table:table-cell office:value-type="float" office:value="0.4712552" calcext:value-type="float">
            <text:p>0.4712552</text:p>
          </table:table-cell>
          <table:table-cell office:value-type="float" office:value="135211800" calcext:value-type="float">
            <text:p>135211800</text:p>
          </table:table-cell>
          <table:table-cell office:value-type="float" office:value="0.7278565" calcext:value-type="float">
            <text:p>0.7278565</text:p>
          </table:table-cell>
          <table:table-cell office:value-type="float" office:value="0.5247123" calcext:value-type="float">
            <text:p>0.5247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77429" calcext:value-type="float">
            <text:p>0.002477429</text:p>
          </table:table-cell>
          <table:table-cell table:number-columns-repeated="23"/>
        </table:table-row>
        <table:table-row table:style-name="ro1">
          <table:table-cell office:value-type="float" office:value="0.1615661" calcext:value-type="float">
            <text:p>0.1615661</text:p>
          </table:table-cell>
          <table:table-cell office:value-type="float" office:value="0.8849752" calcext:value-type="float">
            <text:p>0.8849752</text:p>
          </table:table-cell>
          <table:table-cell office:value-type="float" office:value="442219.5" calcext:value-type="float">
            <text:p>442219.5</text:p>
          </table:table-cell>
          <table:table-cell office:value-type="float" office:value="0.1615661" calcext:value-type="float">
            <text:p>0.1615661</text:p>
          </table:table-cell>
          <table:table-cell office:value-type="float" office:value="0.3524208" calcext:value-type="float">
            <text:p>0.3524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65764" calcext:value-type="float">
            <text:p>0.002465764</text:p>
          </table:table-cell>
          <table:table-cell table:number-columns-repeated="23"/>
        </table:table-row>
        <table:table-row table:style-name="ro1">
          <table:table-cell office:value-type="float" office:value="0.1561821" calcext:value-type="float">
            <text:p>0.1561821</text:p>
          </table:table-cell>
          <table:table-cell office:value-type="float" office:value="0.8869577" calcext:value-type="float">
            <text:p>0.8869577</text:p>
          </table:table-cell>
          <table:table-cell office:value-type="float" office:value="12.67483" calcext:value-type="float">
            <text:p>12.67483</text:p>
          </table:table-cell>
          <table:table-cell office:value-type="float" office:value="0.1561821" calcext:value-type="float">
            <text:p>0.1561821</text:p>
          </table:table-cell>
          <table:table-cell office:value-type="float" office:value="0.3453449" calcext:value-type="float">
            <text:p>0.3453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50565" calcext:value-type="float">
            <text:p>0.002450565</text:p>
          </table:table-cell>
          <table:table-cell table:number-columns-repeated="23"/>
        </table:table-row>
        <table:table-row table:style-name="ro1">
          <table:table-cell office:value-type="float" office:value="0.8220897" calcext:value-type="float">
            <text:p>0.8220897</text:p>
          </table:table-cell>
          <table:table-cell office:value-type="float" office:value="0.4056747" calcext:value-type="float">
            <text:p>0.4056747</text:p>
          </table:table-cell>
          <table:table-cell office:value-type="float" office:value="0.701833" calcext:value-type="float">
            <text:p>0.701833</text:p>
          </table:table-cell>
          <table:table-cell office:value-type="float" office:value="0.8220897" calcext:value-type="float">
            <text:p>0.8220897</text:p>
          </table:table-cell>
          <table:table-cell office:value-type="float" office:value="0.5255628" calcext:value-type="float">
            <text:p>0.5255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46516" calcext:value-type="float">
            <text:p>0.002446516</text:p>
          </table:table-cell>
          <table:table-cell table:number-columns-repeated="23"/>
        </table:table-row>
        <table:table-row table:style-name="ro1">
          <table:table-cell office:value-type="float" office:value="0.0796872" calcext:value-type="float">
            <text:p>0.0796872</text:p>
          </table:table-cell>
          <table:table-cell office:value-type="float" office:value="0.9432801" calcext:value-type="float">
            <text:p>0.9432801</text:p>
          </table:table-cell>
          <table:table-cell office:value-type="float" office:value="44755.27" calcext:value-type="float">
            <text:p>44755.27</text:p>
          </table:table-cell>
          <table:table-cell office:value-type="float" office:value="0.0796872" calcext:value-type="float">
            <text:p>0.0796872</text:p>
          </table:table-cell>
          <table:table-cell office:value-type="float" office:value="0.2601704" calcext:value-type="float">
            <text:p>0.2601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44309" calcext:value-type="float">
            <text:p>0.002444309</text:p>
          </table:table-cell>
          <table:table-cell table:number-columns-repeated="23"/>
        </table:table-row>
        <table:table-row table:style-name="ro1">
          <table:table-cell office:value-type="float" office:value="0.3967451" calcext:value-type="float">
            <text:p>0.3967451</text:p>
          </table:table-cell>
          <table:table-cell office:value-type="float" office:value="0.7120503" calcext:value-type="float">
            <text:p>0.7120503</text:p>
          </table:table-cell>
          <table:table-cell office:value-type="float" office:value="0.6050307" calcext:value-type="float">
            <text:p>0.6050307</text:p>
          </table:table-cell>
          <table:table-cell office:value-type="float" office:value="0.3967451" calcext:value-type="float">
            <text:p>0.3967451</text:p>
          </table:table-cell>
          <table:table-cell office:value-type="float" office:value="0.4777448" calcext:value-type="float">
            <text:p>0.4777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23357" calcext:value-type="float">
            <text:p>0.002423357</text:p>
          </table:table-cell>
          <table:table-cell table:number-columns-repeated="23"/>
        </table:table-row>
        <table:table-row table:style-name="ro1">
          <table:table-cell office:value-type="float" office:value="0.6543212" calcext:value-type="float">
            <text:p>0.6543212</text:p>
          </table:table-cell>
          <table:table-cell office:value-type="float" office:value="0.5248443" calcext:value-type="float">
            <text:p>0.5248443</text:p>
          </table:table-cell>
          <table:table-cell office:value-type="float" office:value="1.564224" calcext:value-type="float">
            <text:p>1.564224</text:p>
          </table:table-cell>
          <table:table-cell office:value-type="float" office:value="0.6543212" calcext:value-type="float">
            <text:p>0.6543212</text:p>
          </table:table-cell>
          <table:table-cell office:value-type="float" office:value="0.5231613" calcext:value-type="float">
            <text:p>0.523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06688" calcext:value-type="float">
            <text:p>0.002406688</text:p>
          </table:table-cell>
          <table:table-cell table:number-columns-repeated="23"/>
        </table:table-row>
        <table:table-row table:style-name="ro1">
          <table:table-cell office:value-type="float" office:value="0.4127189" calcext:value-type="float">
            <text:p>0.4127189</text:p>
          </table:table-cell>
          <table:table-cell office:value-type="float" office:value="0.7018952" calcext:value-type="float">
            <text:p>0.7018952</text:p>
          </table:table-cell>
          <table:table-cell office:value-type="float" office:value="12.93448" calcext:value-type="float">
            <text:p>12.93448</text:p>
          </table:table-cell>
          <table:table-cell office:value-type="float" office:value="0.4127189" calcext:value-type="float">
            <text:p>0.4127189</text:p>
          </table:table-cell>
          <table:table-cell office:value-type="float" office:value="0.484683" calcext:value-type="float">
            <text:p>0.484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84327" calcext:value-type="float">
            <text:p>0.002384327</text:p>
          </table:table-cell>
          <table:table-cell table:number-columns-repeated="23"/>
        </table:table-row>
        <table:table-row table:style-name="ro1">
          <table:table-cell office:value-type="float" office:value="0.6510649" calcext:value-type="float">
            <text:p>0.6510649</text:p>
          </table:table-cell>
          <table:table-cell office:value-type="float" office:value="0.5282815" calcext:value-type="float">
            <text:p>0.5282815</text:p>
          </table:table-cell>
          <table:table-cell office:value-type="float" office:value="1380.839" calcext:value-type="float">
            <text:p>1380.839</text:p>
          </table:table-cell>
          <table:table-cell office:value-type="float" office:value="0.6510649" calcext:value-type="float">
            <text:p>0.6510649</text:p>
          </table:table-cell>
          <table:table-cell office:value-type="float" office:value="0.5245724" calcext:value-type="float">
            <text:p>0.5245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71797" calcext:value-type="float">
            <text:p>0.002371797</text:p>
          </table:table-cell>
          <table:table-cell table:number-columns-repeated="23"/>
        </table:table-row>
        <table:table-row table:style-name="ro1">
          <table:table-cell office:value-type="float" office:value="0.647724" calcext:value-type="float">
            <text:p>0.647724</text:p>
          </table:table-cell>
          <table:table-cell office:value-type="float" office:value="0.5304547" calcext:value-type="float">
            <text:p>0.5304547</text:p>
          </table:table-cell>
          <table:table-cell office:value-type="float" office:value="1.903883E+018" calcext:value-type="float">
            <text:p>1.903883E+018</text:p>
          </table:table-cell>
          <table:table-cell office:value-type="float" office:value="0.647724" calcext:value-type="float">
            <text:p>0.647724</text:p>
          </table:table-cell>
          <table:table-cell office:value-type="float" office:value="0.5239992" calcext:value-type="float">
            <text:p>0.5239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70412" calcext:value-type="float">
            <text:p>0.002370412</text:p>
          </table:table-cell>
          <table:table-cell table:number-columns-repeated="23"/>
        </table:table-row>
        <table:table-row table:style-name="ro1">
          <table:table-cell office:value-type="float" office:value="0.0740265" calcext:value-type="float">
            <text:p>0.0740265</text:p>
          </table:table-cell>
          <table:table-cell office:value-type="float" office:value="0.9488641" calcext:value-type="float">
            <text:p>0.9488641</text:p>
          </table:table-cell>
          <table:table-cell office:value-type="float" office:value="10.9182" calcext:value-type="float">
            <text:p>10.9182</text:p>
          </table:table-cell>
          <table:table-cell office:value-type="float" office:value="0.0740265" calcext:value-type="float">
            <text:p>0.0740265</text:p>
          </table:table-cell>
          <table:table-cell office:value-type="float" office:value="0.2534798" calcext:value-type="float">
            <text:p>0.2534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69157" calcext:value-type="float">
            <text:p>0.002369157</text:p>
          </table:table-cell>
          <table:table-cell table:number-columns-repeated="23"/>
        </table:table-row>
        <table:table-row table:style-name="ro1">
          <table:table-cell office:value-type="float" office:value="0.1561821" calcext:value-type="float">
            <text:p>0.1561821</text:p>
          </table:table-cell>
          <table:table-cell office:value-type="float" office:value="0.8869577" calcext:value-type="float">
            <text:p>0.8869577</text:p>
          </table:table-cell>
          <table:table-cell office:value-type="float" office:value="12.67483" calcext:value-type="float">
            <text:p>12.67483</text:p>
          </table:table-cell>
          <table:table-cell office:value-type="float" office:value="0.1561821" calcext:value-type="float">
            <text:p>0.1561821</text:p>
          </table:table-cell>
          <table:table-cell office:value-type="float" office:value="0.3453449" calcext:value-type="float">
            <text:p>0.3453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52739" calcext:value-type="float">
            <text:p>0.002352739</text:p>
          </table:table-cell>
          <table:table-cell table:number-columns-repeated="23"/>
        </table:table-row>
        <table:table-row table:style-name="ro1">
          <table:table-cell office:value-type="float" office:value="0.3273405" calcext:value-type="float">
            <text:p>0.3273405</text:p>
          </table:table-cell>
          <table:table-cell office:value-type="float" office:value="0.7625687" calcext:value-type="float">
            <text:p>0.7625687</text:p>
          </table:table-cell>
          <table:table-cell office:value-type="float" office:value="238.3671" calcext:value-type="float">
            <text:p>238.3671</text:p>
          </table:table-cell>
          <table:table-cell office:value-type="float" office:value="0.3273405" calcext:value-type="float">
            <text:p>0.3273405</text:p>
          </table:table-cell>
          <table:table-cell office:value-type="float" office:value="0.4519838" calcext:value-type="float">
            <text:p>0.4519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08423" calcext:value-type="float">
            <text:p>0.002308423</text:p>
          </table:table-cell>
          <table:table-cell table:number-columns-repeated="23"/>
        </table:table-row>
        <table:table-row table:style-name="ro1">
          <table:table-cell office:value-type="float" office:value="0.2411174" calcext:value-type="float">
            <text:p>0.2411174</text:p>
          </table:table-cell>
          <table:table-cell office:value-type="float" office:value="0.8249792" calcext:value-type="float">
            <text:p>0.8249792</text:p>
          </table:table-cell>
          <table:table-cell office:value-type="float" office:value="8983.683" calcext:value-type="float">
            <text:p>8983.683</text:p>
          </table:table-cell>
          <table:table-cell office:value-type="float" office:value="0.2411174" calcext:value-type="float">
            <text:p>0.2411174</text:p>
          </table:table-cell>
          <table:table-cell office:value-type="float" office:value="0.4075457" calcext:value-type="float">
            <text:p>0.4075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82319" calcext:value-type="float">
            <text:p>0.002282319</text:p>
          </table:table-cell>
          <table:table-cell table:number-columns-repeated="23"/>
        </table:table-row>
        <table:table-row table:style-name="ro1">
          <table:table-cell office:value-type="float" office:value="0.9748994" calcext:value-type="float">
            <text:p>0.9748994</text:p>
          </table:table-cell>
          <table:table-cell office:value-type="float" office:value="0.2922107" calcext:value-type="float">
            <text:p>0.2922107</text:p>
          </table:table-cell>
          <table:table-cell office:value-type="float" office:value="195.3565" calcext:value-type="float">
            <text:p>195.3565</text:p>
          </table:table-cell>
          <table:table-cell office:value-type="float" office:value="0.9748994" calcext:value-type="float">
            <text:p>0.9748994</text:p>
          </table:table-cell>
          <table:table-cell office:value-type="float" office:value="0.5024904" calcext:value-type="float">
            <text:p>0.5024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4878" calcext:value-type="float">
            <text:p>0.00224878</text:p>
          </table:table-cell>
          <table:table-cell table:number-columns-repeated="23"/>
        </table:table-row>
        <table:table-row table:style-name="ro1">
          <table:table-cell office:value-type="float" office:value="0.3202748" calcext:value-type="float">
            <text:p>0.3202748</text:p>
          </table:table-cell>
          <table:table-cell office:value-type="float" office:value="0.76748" calcext:value-type="float">
            <text:p>0.76748</text:p>
          </table:table-cell>
          <table:table-cell office:value-type="float" office:value="130.2787" calcext:value-type="float">
            <text:p>130.2787</text:p>
          </table:table-cell>
          <table:table-cell office:value-type="float" office:value="0.3202748" calcext:value-type="float">
            <text:p>0.3202748</text:p>
          </table:table-cell>
          <table:table-cell office:value-type="float" office:value="0.4486246" calcext:value-type="float">
            <text:p>0.4486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38546" calcext:value-type="float">
            <text:p>0.002238546</text:p>
          </table:table-cell>
          <table:table-cell table:number-columns-repeated="23"/>
        </table:table-row>
        <table:table-row table:style-name="ro1">
          <table:table-cell office:value-type="float" office:value="0.981876" calcext:value-type="float">
            <text:p>0.981876</text:p>
          </table:table-cell>
          <table:table-cell office:value-type="float" office:value="0.2878879" calcext:value-type="float">
            <text:p>0.2878879</text:p>
          </table:table-cell>
          <table:table-cell office:value-type="float" office:value="0.3459098" calcext:value-type="float">
            <text:p>0.3459098</text:p>
          </table:table-cell>
          <table:table-cell office:value-type="float" office:value="0.981876" calcext:value-type="float">
            <text:p>0.981876</text:p>
          </table:table-cell>
          <table:table-cell office:value-type="float" office:value="0.5024904" calcext:value-type="float">
            <text:p>0.5024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05621" calcext:value-type="float">
            <text:p>0.002205621</text:p>
          </table:table-cell>
          <table:table-cell table:number-columns-repeated="23"/>
        </table:table-row>
        <table:table-row table:style-name="ro1">
          <table:table-cell office:value-type="float" office:value="0.8869221" calcext:value-type="float">
            <text:p>0.8869221</text:p>
          </table:table-cell>
          <table:table-cell office:value-type="float" office:value="0.356554" calcext:value-type="float">
            <text:p>0.356554</text:p>
          </table:table-cell>
          <table:table-cell office:value-type="float" office:value="676.1011" calcext:value-type="float">
            <text:p>676.1011</text:p>
          </table:table-cell>
          <table:table-cell office:value-type="float" office:value="0.8869221" calcext:value-type="float">
            <text:p>0.8869221</text:p>
          </table:table-cell>
          <table:table-cell office:value-type="float" office:value="0.5161808" calcext:value-type="float">
            <text:p>0.5161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85472" calcext:value-type="float">
            <text:p>0.002185472</text:p>
          </table:table-cell>
          <table:table-cell table:number-columns-repeated="23"/>
        </table:table-row>
        <table:table-row table:style-name="ro1">
          <table:table-cell office:value-type="float" office:value="0.8869347" calcext:value-type="float">
            <text:p>0.8869347</text:p>
          </table:table-cell>
          <table:table-cell office:value-type="float" office:value="0.356334" calcext:value-type="float">
            <text:p>0.356334</text:p>
          </table:table-cell>
          <table:table-cell office:value-type="float" office:value="639.9395" calcext:value-type="float">
            <text:p>639.9395</text:p>
          </table:table-cell>
          <table:table-cell office:value-type="float" office:value="0.8869347" calcext:value-type="float">
            <text:p>0.8869347</text:p>
          </table:table-cell>
          <table:table-cell office:value-type="float" office:value="0.515838" calcext:value-type="float">
            <text:p>0.515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83188" calcext:value-type="float">
            <text:p>0.002183188</text:p>
          </table:table-cell>
          <table:table-cell table:number-columns-repeated="23"/>
        </table:table-row>
        <table:table-row table:style-name="ro1">
          <table:table-cell office:value-type="float" office:value="0.2389122" calcext:value-type="float">
            <text:p>0.2389122</text:p>
          </table:table-cell>
          <table:table-cell office:value-type="float" office:value="0.8276493" calcext:value-type="float">
            <text:p>0.8276493</text:p>
          </table:table-cell>
          <table:table-cell office:value-type="float" office:value="211.1535" calcext:value-type="float">
            <text:p>211.1535</text:p>
          </table:table-cell>
          <table:table-cell office:value-type="float" office:value="0.2389122" calcext:value-type="float">
            <text:p>0.2389122</text:p>
          </table:table-cell>
          <table:table-cell office:value-type="float" office:value="0.4075457" calcext:value-type="float">
            <text:p>0.4075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76347" calcext:value-type="float">
            <text:p>0.002176347</text:p>
          </table:table-cell>
          <table:table-cell table:number-columns-repeated="23"/>
        </table:table-row>
        <table:table-row table:style-name="ro1">
          <table:table-cell office:value-type="float" office:value="0.09147608" calcext:value-type="float">
            <text:p>0.09147608</text:p>
          </table:table-cell>
          <table:table-cell office:value-type="float" office:value="0.9358231" calcext:value-type="float">
            <text:p>0.9358231</text:p>
          </table:table-cell>
          <table:table-cell office:value-type="float" office:value="3.233423" calcext:value-type="float">
            <text:p>3.233423</text:p>
          </table:table-cell>
          <table:table-cell office:value-type="float" office:value="0.09147608" calcext:value-type="float">
            <text:p>0.09147608</text:p>
          </table:table-cell>
          <table:table-cell office:value-type="float" office:value="0.2776986" calcext:value-type="float">
            <text:p>0.2776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60121" calcext:value-type="float">
            <text:p>0.002160121</text:p>
          </table:table-cell>
          <table:table-cell table:number-columns-repeated="23"/>
        </table:table-row>
        <table:table-row table:style-name="ro1">
          <table:table-cell office:value-type="float" office:value="0.07601434" calcext:value-type="float">
            <text:p>0.07601434</text:p>
          </table:table-cell>
          <table:table-cell office:value-type="float" office:value="0.9453086" calcext:value-type="float">
            <text:p>0.9453086</text:p>
          </table:table-cell>
          <table:table-cell office:value-type="float" office:value="34.60455" calcext:value-type="float">
            <text:p>34.60455</text:p>
          </table:table-cell>
          <table:table-cell office:value-type="float" office:value="0.07601434" calcext:value-type="float">
            <text:p>0.07601434</text:p>
          </table:table-cell>
          <table:table-cell office:value-type="float" office:value="0.2540584" calcext:value-type="float">
            <text:p>0.2540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51577" calcext:value-type="float">
            <text:p>0.002151577</text:p>
          </table:table-cell>
          <table:table-cell table:number-columns-repeated="23"/>
        </table:table-row>
        <table:table-row table:style-name="ro1">
          <table:table-cell office:value-type="float" office:value="0.4157225" calcext:value-type="float">
            <text:p>0.4157225</text:p>
          </table:table-cell>
          <table:table-cell office:value-type="float" office:value="0.699052" calcext:value-type="float">
            <text:p>0.699052</text:p>
          </table:table-cell>
          <table:table-cell office:value-type="float" office:value="0.02408942" calcext:value-type="float">
            <text:p>0.02408942</text:p>
          </table:table-cell>
          <table:table-cell office:value-type="float" office:value="0.4157225" calcext:value-type="float">
            <text:p>0.4157225</text:p>
          </table:table-cell>
          <table:table-cell office:value-type="float" office:value="0.484683" calcext:value-type="float">
            <text:p>0.484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25475" calcext:value-type="float">
            <text:p>0.002125475</text:p>
          </table:table-cell>
          <table:table-cell table:number-columns-repeated="23"/>
        </table:table-row>
        <table:table-row table:style-name="ro1">
          <table:table-cell office:value-type="float" office:value="0.2389122" calcext:value-type="float">
            <text:p>0.2389122</text:p>
          </table:table-cell>
          <table:table-cell office:value-type="float" office:value="0.8276493" calcext:value-type="float">
            <text:p>0.8276493</text:p>
          </table:table-cell>
          <table:table-cell office:value-type="float" office:value="211.1535" calcext:value-type="float">
            <text:p>211.1535</text:p>
          </table:table-cell>
          <table:table-cell office:value-type="float" office:value="0.2389122" calcext:value-type="float">
            <text:p>0.2389122</text:p>
          </table:table-cell>
          <table:table-cell office:value-type="float" office:value="0.4075457" calcext:value-type="float">
            <text:p>0.4075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14622" calcext:value-type="float">
            <text:p>0.002114622</text:p>
          </table:table-cell>
          <table:table-cell table:number-columns-repeated="23"/>
        </table:table-row>
        <table:table-row table:style-name="ro1">
          <table:table-cell office:value-type="float" office:value="0.6465391" calcext:value-type="float">
            <text:p>0.6465391</text:p>
          </table:table-cell>
          <table:table-cell office:value-type="float" office:value="0.5306921" calcext:value-type="float">
            <text:p>0.5306921</text:p>
          </table:table-cell>
          <table:table-cell office:value-type="float" office:value="1101246" calcext:value-type="float">
            <text:p>1101246</text:p>
          </table:table-cell>
          <table:table-cell office:value-type="float" office:value="0.6465391" calcext:value-type="float">
            <text:p>0.6465391</text:p>
          </table:table-cell>
          <table:table-cell office:value-type="float" office:value="0.523003" calcext:value-type="float">
            <text:p>0.523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03699" calcext:value-type="float">
            <text:p>0.002103699</text:p>
          </table:table-cell>
          <table:table-cell table:number-columns-repeated="23"/>
        </table:table-row>
        <table:table-row table:style-name="ro1">
          <table:table-cell office:value-type="float" office:value="0.9005091" calcext:value-type="float">
            <text:p>0.9005091</text:p>
          </table:table-cell>
          <table:table-cell office:value-type="float" office:value="0.3472746" calcext:value-type="float">
            <text:p>0.3472746</text:p>
          </table:table-cell>
          <table:table-cell office:value-type="float" office:value="1.278146" calcext:value-type="float">
            <text:p>1.278146</text:p>
          </table:table-cell>
          <table:table-cell office:value-type="float" office:value="0.9005091" calcext:value-type="float">
            <text:p>0.9005091</text:p>
          </table:table-cell>
          <table:table-cell office:value-type="float" office:value="0.5154798" calcext:value-type="float">
            <text:p>0.5154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69648" calcext:value-type="float">
            <text:p>0.002069648</text:p>
          </table:table-cell>
          <table:table-cell table:number-columns-repeated="23"/>
        </table:table-row>
        <table:table-row table:style-name="ro1">
          <table:table-cell office:value-type="float" office:value="0.4049672" calcext:value-type="float">
            <text:p>0.4049672</text:p>
          </table:table-cell>
          <table:table-cell office:value-type="float" office:value="0.7067912" calcext:value-type="float">
            <text:p>0.7067912</text:p>
          </table:table-cell>
          <table:table-cell office:value-type="float" office:value="4961146000000000" calcext:value-type="float">
            <text:p>4961146000000000</text:p>
          </table:table-cell>
          <table:table-cell office:value-type="float" office:value="0.4049672" calcext:value-type="float">
            <text:p>0.4049672</text:p>
          </table:table-cell>
          <table:table-cell office:value-type="float" office:value="0.4813122" calcext:value-type="float">
            <text:p>0.4813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68423" calcext:value-type="float">
            <text:p>0.002068423</text:p>
          </table:table-cell>
          <table:table-cell table:number-columns-repeated="23"/>
        </table:table-row>
        <table:table-row table:style-name="ro1">
          <table:table-cell office:value-type="float" office:value="0.9622545" calcext:value-type="float">
            <text:p>0.9622545</text:p>
          </table:table-cell>
          <table:table-cell office:value-type="float" office:value="0.3012297" calcext:value-type="float">
            <text:p>0.3012297</text:p>
          </table:table-cell>
          <table:table-cell office:value-type="float" office:value="0.04116709" calcext:value-type="float">
            <text:p>0.04116709</text:p>
          </table:table-cell>
          <table:table-cell office:value-type="float" office:value="0.9622545" calcext:value-type="float">
            <text:p>0.9622545</text:p>
          </table:table-cell>
          <table:table-cell office:value-type="float" office:value="0.5043978" calcext:value-type="float">
            <text:p>0.5043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41704" calcext:value-type="float">
            <text:p>0.002041704</text:p>
          </table:table-cell>
          <table:table-cell table:number-columns-repeated="23"/>
        </table:table-row>
        <table:table-row table:style-name="ro1">
          <table:table-cell office:value-type="float" office:value="0.4002661" calcext:value-type="float">
            <text:p>0.4002661</text:p>
          </table:table-cell>
          <table:table-cell office:value-type="float" office:value="0.7102093" calcext:value-type="float">
            <text:p>0.7102093</text:p>
          </table:table-cell>
          <table:table-cell office:value-type="float" office:value="110.4868" calcext:value-type="float">
            <text:p>110.4868</text:p>
          </table:table-cell>
          <table:table-cell office:value-type="float" office:value="0.4002661" calcext:value-type="float">
            <text:p>0.4002661</text:p>
          </table:table-cell>
          <table:table-cell office:value-type="float" office:value="0.4798386" calcext:value-type="float">
            <text:p>0.4798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31395" calcext:value-type="float">
            <text:p>0.00203139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58:50.467254727</dc:date>
    <meta:editing-duration>PT54S</meta:editing-duration>
    <meta:editing-cycles>1</meta:editing-cycles>
    <meta:document-statistic meta:table-count="1" meta:cell-count="16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legend chart:legend-position="end" svg:x="13.747cm" svg:y="4.204cm" style:legend-expansion="high" chart:style-name="ch2"/>
        <chart:plot-area chart:style-name="ch3" table:cell-range-address="best_pop.A3:best_pop.B202" svg:x="0.32cm" svg:y="0.18cm" svg:width="13.107cm" svg:height="8.646cm">
          <chartooo:coordinate-region svg:x="1.047cm" svg:y="0.38cm" svg:width="12.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st_pop.A3:best_pop.A202</svg:desc>
                </draw:g>
              </table:table-cell>
              <table:table-cell office:value-type="float" office:value="1.000001">
                <text:p>1.000001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35444">
                <text:p>0.9835444</text:p>
              </table:table-cell>
              <table:table-cell office:value-type="float" office:value="0.2873841">
                <text:p>0.2873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39242">
                <text:p>0.06939242</text:p>
              </table:table-cell>
              <table:table-cell office:value-type="float" office:value="0.9550419">
                <text:p>0.955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3516">
                <text:p>0.6573516</text:p>
              </table:table-cell>
              <table:table-cell office:value-type="float" office:value="0.5230979">
                <text:p>0.5230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4085">
                <text:p>0.4744085</text:p>
              </table:table-cell>
              <table:table-cell office:value-type="float" office:value="0.6576917">
                <text:p>0.6576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86097">
                <text:p>0.5786097</text:p>
              </table:table-cell>
              <table:table-cell office:value-type="float" office:value="0.5814181">
                <text:p>0.5814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68005">
                <text:p>0.7168005</text:p>
              </table:table-cell>
              <table:table-cell office:value-type="float" office:value="0.4820679">
                <text:p>0.482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1756">
                <text:p>0.1751756</text:p>
              </table:table-cell>
              <table:table-cell office:value-type="float" office:value="0.8751435">
                <text:p>0.8751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7225">
                <text:p>0.4157225</text:p>
              </table:table-cell>
              <table:table-cell office:value-type="float" office:value="0.699052">
                <text:p>0.699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66617">
                <text:p>0.3366617</text:p>
              </table:table-cell>
              <table:table-cell office:value-type="float" office:value="0.7577525">
                <text:p>0.7577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31593">
                <text:p>0.3931593</text:p>
              </table:table-cell>
              <table:table-cell office:value-type="float" office:value="0.7175547">
                <text:p>0.7175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28115">
                <text:p>0.8228115</text:p>
              </table:table-cell>
              <table:table-cell office:value-type="float" office:value="0.4048993">
                <text:p>0.4048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83832">
                <text:p>0.8783832</text:p>
              </table:table-cell>
              <table:table-cell office:value-type="float" office:value="0.3654822">
                <text:p>0.3654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1877">
                <text:p>0.311877</text:p>
              </table:table-cell>
              <table:table-cell office:value-type="float" office:value="0.7779803">
                <text:p>0.7779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357">
                <text:p>0.2547357</text:p>
              </table:table-cell>
              <table:table-cell office:value-type="float" office:value="0.8165216">
                <text:p>0.8165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94028">
                <text:p>0.9594028</text:p>
              </table:table-cell>
              <table:table-cell office:value-type="float" office:value="0.3088009">
                <text:p>0.3088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20794">
                <text:p>0.7420794</text:p>
              </table:table-cell>
              <table:table-cell office:value-type="float" office:value="0.4637854">
                <text:p>0.4637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74514">
                <text:p>0.7974514</text:p>
              </table:table-cell>
              <table:table-cell office:value-type="float" office:value="0.4250543">
                <text:p>0.4250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0409">
                <text:p>0.9030409</text:p>
              </table:table-cell>
              <table:table-cell office:value-type="float" office:value="0.3460446">
                <text:p>0.346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33696">
                <text:p>0.5033696</text:p>
              </table:table-cell>
              <table:table-cell office:value-type="float" office:value="0.6408726">
                <text:p>0.6408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79941">
                <text:p>0.006179941</text:p>
              </table:table-cell>
              <table:table-cell office:value-type="float" office:value="0.9958718">
                <text:p>0.9958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02592">
                <text:p>0.1502592</text:p>
              </table:table-cell>
              <table:table-cell office:value-type="float" office:value="0.8947845">
                <text:p>0.8947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77554">
                <text:p>0.09277554</text:p>
              </table:table-cell>
              <table:table-cell office:value-type="float" office:value="0.9343102">
                <text:p>0.9343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122">
                <text:p>0.23122</text:p>
              </table:table-cell>
              <table:table-cell office:value-type="float" office:value="0.8356229">
                <text:p>0.8356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179941">
                <text:p>0.006179941</text:p>
              </table:table-cell>
              <table:table-cell office:value-type="float" office:value="0.9958718">
                <text:p>0.99587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65065">
                <text:p>0.6365065</text:p>
              </table:table-cell>
              <table:table-cell office:value-type="float" office:value="0.5392796">
                <text:p>0.5392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65065">
                <text:p>0.6365065</text:p>
              </table:table-cell>
              <table:table-cell office:value-type="float" office:value="0.5392796">
                <text:p>0.5392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77554">
                <text:p>0.09277554</text:p>
              </table:table-cell>
              <table:table-cell office:value-type="float" office:value="0.9343102">
                <text:p>0.9343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45615">
                <text:p>0.5545615</text:p>
              </table:table-cell>
              <table:table-cell office:value-type="float" office:value="0.6029973">
                <text:p>0.6029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02592">
                <text:p>0.1502592</text:p>
              </table:table-cell>
              <table:table-cell office:value-type="float" office:value="0.8947845">
                <text:p>0.8947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122">
                <text:p>0.23122</text:p>
              </table:table-cell>
              <table:table-cell office:value-type="float" office:value="0.8356229">
                <text:p>0.83562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45615">
                <text:p>0.5545615</text:p>
              </table:table-cell>
              <table:table-cell office:value-type="float" office:value="0.6029973">
                <text:p>0.6029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75346">
                <text:p>0.1675346</text:p>
              </table:table-cell>
              <table:table-cell office:value-type="float" office:value="0.878937">
                <text:p>0.878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018906">
                <text:p>0.8018906</text:p>
              </table:table-cell>
              <table:table-cell office:value-type="float" office:value="0.4178939">
                <text:p>0.41789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974286">
                <text:p>0.003974286</text:p>
              </table:table-cell>
              <table:table-cell office:value-type="float" office:value="0.9979865">
                <text:p>0.9979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47869">
                <text:p>0.4947869</text:p>
              </table:table-cell>
              <table:table-cell office:value-type="float" office:value="0.6410712">
                <text:p>0.6410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26949">
                <text:p>0.3126949</text:p>
              </table:table-cell>
              <table:table-cell office:value-type="float" office:value="0.7760097">
                <text:p>0.7760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57389">
                <text:p>0.3957389</text:p>
              </table:table-cell>
              <table:table-cell office:value-type="float" office:value="0.7132783">
                <text:p>0.7132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07949">
                <text:p>0.9607949</text:p>
              </table:table-cell>
              <table:table-cell office:value-type="float" office:value="0.3033875">
                <text:p>0.3033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4247">
                <text:p>0.164247</text:p>
              </table:table-cell>
              <table:table-cell office:value-type="float" office:value="0.881113">
                <text:p>0.8811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01436">
                <text:p>0.4901436</text:p>
              </table:table-cell>
              <table:table-cell office:value-type="float" office:value="0.6441807">
                <text:p>0.64418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48462">
                <text:p>0.9648462</text:p>
              </table:table-cell>
              <table:table-cell office:value-type="float" office:value="0.2993773">
                <text:p>0.2993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06049">
                <text:p>0.5706049</text:p>
              </table:table-cell>
              <table:table-cell office:value-type="float" office:value="0.5861509">
                <text:p>0.5861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051327">
                <text:p>0.8051327</text:p>
              </table:table-cell>
              <table:table-cell office:value-type="float" office:value="0.4155003">
                <text:p>0.4155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19473">
                <text:p>0.7319473</text:p>
              </table:table-cell>
              <table:table-cell office:value-type="float" office:value="0.4685517">
                <text:p>0.46855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80561">
                <text:p>0.5580561</text:p>
              </table:table-cell>
              <table:table-cell office:value-type="float" office:value="0.5966358">
                <text:p>0.59663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20377">
                <text:p>0.8920377</text:p>
              </table:table-cell>
              <table:table-cell office:value-type="float" office:value="0.3525637">
                <text:p>0.35256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420163">
                <text:p>0.6420163</text:p>
              </table:table-cell>
              <table:table-cell office:value-type="float" office:value="0.5338858">
                <text:p>0.53388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90268">
                <text:p>0.8890268</text:p>
              </table:table-cell>
              <table:table-cell office:value-type="float" office:value="0.3549674">
                <text:p>0.3549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77775">
                <text:p>0.7377775</text:p>
              </table:table-cell>
              <table:table-cell office:value-type="float" office:value="0.4645524">
                <text:p>0.464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80841">
                <text:p>0.9680841</text:p>
              </table:table-cell>
              <table:table-cell office:value-type="float" office:value="0.2976316">
                <text:p>0.2976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95235">
                <text:p>0.7195235</text:p>
              </table:table-cell>
              <table:table-cell office:value-type="float" office:value="0.4781248">
                <text:p>0.4781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7217">
                <text:p>0.317217</text:p>
              </table:table-cell>
              <table:table-cell office:value-type="float" office:value="0.7699529">
                <text:p>0.7699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44647">
                <text:p>0.2444647</text:p>
              </table:table-cell>
              <table:table-cell office:value-type="float" office:value="0.8224081">
                <text:p>0.8224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793596">
                <text:p>0.8793596</text:p>
              </table:table-cell>
              <table:table-cell office:value-type="float" office:value="0.3625385">
                <text:p>0.3625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6276">
                <text:p>0.236276</text:p>
              </table:table-cell>
              <table:table-cell office:value-type="float" office:value="0.8287531">
                <text:p>0.8287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119218">
                <text:p>0.07119218</text:p>
              </table:table-cell>
              <table:table-cell office:value-type="float" office:value="0.9520689">
                <text:p>0.9520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91081">
                <text:p>0.8091081</text:p>
              </table:table-cell>
              <table:table-cell office:value-type="float" office:value="0.4123698">
                <text:p>0.4123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37475">
                <text:p>0.1537475</text:p>
              </table:table-cell>
              <table:table-cell office:value-type="float" office:value="0.8890235">
                <text:p>0.8890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43437">
                <text:p>0.8843437</text:p>
              </table:table-cell>
              <table:table-cell office:value-type="float" office:value="0.3575715">
                <text:p>0.3575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0619">
                <text:p>0.960619</text:p>
              </table:table-cell>
              <table:table-cell office:value-type="float" office:value="0.3080588">
                <text:p>0.3080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70622">
                <text:p>0.8170622</text:p>
              </table:table-cell>
              <table:table-cell office:value-type="float" office:value="0.407146">
                <text:p>0.407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27738">
                <text:p>0.3227738</text:p>
              </table:table-cell>
              <table:table-cell office:value-type="float" office:value="0.7655253">
                <text:p>0.7655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999203">
                <text:p>0.7999203</text:p>
              </table:table-cell>
              <table:table-cell office:value-type="float" office:value="0.4207142">
                <text:p>0.4207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56457">
                <text:p>0.3256457</text:p>
              </table:table-cell>
              <table:table-cell office:value-type="float" office:value="0.7637289">
                <text:p>0.7637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31781">
                <text:p>0.5631781</text:p>
              </table:table-cell>
              <table:table-cell office:value-type="float" office:value="0.5912276">
                <text:p>0.5912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64443">
                <text:p>0.5764443</text:p>
              </table:table-cell>
              <table:table-cell office:value-type="float" office:value="0.5819354">
                <text:p>0.5819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32067">
                <text:p>0.5032067</text:p>
              </table:table-cell>
              <table:table-cell office:value-type="float" office:value="0.6410139">
                <text:p>0.6410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31593">
                <text:p>0.3931593</text:p>
              </table:table-cell>
              <table:table-cell office:value-type="float" office:value="0.7175547">
                <text:p>0.7175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71554">
                <text:p>0.8071554</text:p>
              </table:table-cell>
              <table:table-cell office:value-type="float" office:value="0.4139257">
                <text:p>0.4139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0264">
                <text:p>0.3320264</text:p>
              </table:table-cell>
              <table:table-cell office:value-type="float" office:value="0.759107">
                <text:p>0.759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71423">
                <text:p>0.7171423</text:p>
              </table:table-cell>
              <table:table-cell office:value-type="float" office:value="0.4811014">
                <text:p>0.4811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50188">
                <text:p>0.5550188</text:p>
              </table:table-cell>
              <table:table-cell office:value-type="float" office:value="0.5997207">
                <text:p>0.5997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37398">
                <text:p>0.5737398</text:p>
              </table:table-cell>
              <table:table-cell office:value-type="float" office:value="0.5841042">
                <text:p>0.58410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26673">
                <text:p>0.7226673</text:p>
              </table:table-cell>
              <table:table-cell office:value-type="float" office:value="0.4752934">
                <text:p>0.47529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114578">
                <text:p>0.8114578</text:p>
              </table:table-cell>
              <table:table-cell office:value-type="float" office:value="0.4105173">
                <text:p>0.4105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17068">
                <text:p>0.1617068</text:p>
              </table:table-cell>
              <table:table-cell office:value-type="float" office:value="0.8826667">
                <text:p>0.882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83583">
                <text:p>0.9783583</text:p>
              </table:table-cell>
              <table:table-cell office:value-type="float" office:value="0.2903321">
                <text:p>0.290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22277">
                <text:p>0.2322277</text:p>
              </table:table-cell>
              <table:table-cell office:value-type="float" office:value="0.8333577">
                <text:p>0.83335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83964">
                <text:p>0.7283964</text:p>
              </table:table-cell>
              <table:table-cell office:value-type="float" office:value="0.4708646">
                <text:p>0.47086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13824">
                <text:p>0.1513824</text:p>
              </table:table-cell>
              <table:table-cell office:value-type="float" office:value="0.8921214">
                <text:p>0.8921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092446">
                <text:p>0.08092446</text:p>
              </table:table-cell>
              <table:table-cell office:value-type="float" office:value="0.941414">
                <text:p>0.9414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77972">
                <text:p>0.4777972</text:p>
              </table:table-cell>
              <table:table-cell office:value-type="float" office:value="0.653936">
                <text:p>0.653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84318">
                <text:p>0.6384318</text:p>
              </table:table-cell>
              <table:table-cell office:value-type="float" office:value="0.5368992">
                <text:p>0.5368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47246">
                <text:p>0.3147246</text:p>
              </table:table-cell>
              <table:table-cell office:value-type="float" office:value="0.7719269">
                <text:p>0.7719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5213">
                <text:p>0.735213</text:p>
              </table:table-cell>
              <table:table-cell office:value-type="float" office:value="0.4665002">
                <text:p>0.4665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481325">
                <text:p>0.08481325</text:p>
              </table:table-cell>
              <table:table-cell office:value-type="float" office:value="0.9404202">
                <text:p>0.9404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24399">
                <text:p>0.9724399</text:p>
              </table:table-cell>
              <table:table-cell office:value-type="float" office:value="0.2936338">
                <text:p>0.2936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00122">
                <text:p>0.4800122</text:p>
              </table:table-cell>
              <table:table-cell office:value-type="float" office:value="0.6518307">
                <text:p>0.6518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8992">
                <text:p>0.5558992</text:p>
              </table:table-cell>
              <table:table-cell office:value-type="float" office:value="0.5980792">
                <text:p>0.5980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16932">
                <text:p>0.1716932</text:p>
              </table:table-cell>
              <table:table-cell office:value-type="float" office:value="0.8767182">
                <text:p>0.8767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225567">
                <text:p>0.07225567</text:p>
              </table:table-cell>
              <table:table-cell office:value-type="float" office:value="0.9490284">
                <text:p>0.9490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1737">
                <text:p>0.331737</text:p>
              </table:table-cell>
              <table:table-cell office:value-type="float" office:value="0.7605067">
                <text:p>0.7605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6565">
                <text:p>0.566565</text:p>
              </table:table-cell>
              <table:table-cell office:value-type="float" office:value="0.5884533">
                <text:p>0.5884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62699">
                <text:p>0.5662699</text:p>
              </table:table-cell>
              <table:table-cell office:value-type="float" office:value="0.5895314">
                <text:p>0.5895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86211">
                <text:p>0.4086211</text:p>
              </table:table-cell>
              <table:table-cell office:value-type="float" office:value="0.7033048">
                <text:p>0.7033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42329">
                <text:p>0.8142329</text:p>
              </table:table-cell>
              <table:table-cell office:value-type="float" office:value="0.4085092">
                <text:p>0.4085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22496">
                <text:p>0.8822496</text:p>
              </table:table-cell>
              <table:table-cell office:value-type="float" office:value="0.3596051">
                <text:p>0.3596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91918">
                <text:p>0.8191918</text:p>
              </table:table-cell>
              <table:table-cell office:value-type="float" office:value="0.4057635">
                <text:p>0.4057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204004">
                <text:p>0.7204004</text:p>
              </table:table-cell>
              <table:table-cell office:value-type="float" office:value="0.4767934">
                <text:p>0.4767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262273">
                <text:p>0.7262273</text:p>
              </table:table-cell>
              <table:table-cell office:value-type="float" office:value="0.4728238">
                <text:p>0.4728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1082">
                <text:p>0.881082</text:p>
              </table:table-cell>
              <table:table-cell office:value-type="float" office:value="0.3603268">
                <text:p>0.36032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39091">
                <text:p>0.4139091</text:p>
              </table:table-cell>
              <table:table-cell office:value-type="float" office:value="0.7007673">
                <text:p>0.70076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27131">
                <text:p>0.2427131</text:p>
              </table:table-cell>
              <table:table-cell office:value-type="float" office:value="0.8240485">
                <text:p>0.8240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46155">
                <text:p>0.0746155</text:p>
              </table:table-cell>
              <table:table-cell office:value-type="float" office:value="0.9473616">
                <text:p>0.94736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701829">
                <text:p>0.9701829</text:p>
              </table:table-cell>
              <table:table-cell office:value-type="float" office:value="0.2960633">
                <text:p>0.29606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1775559">
                <text:p>0.0000000000001775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10326">
                <text:p>0.2510326</text:p>
              </table:table-cell>
              <table:table-cell office:value-type="float" office:value="0.818171">
                <text:p>0.8181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115489">
                <text:p>0.09115489</text:p>
              </table:table-cell>
              <table:table-cell office:value-type="float" office:value="0.9362147">
                <text:p>0.9362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14111">
                <text:p>0.4014111</text:p>
              </table:table-cell>
              <table:table-cell office:value-type="float" office:value="0.7096438">
                <text:p>0.70964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45308">
                <text:p>0.2345308</text:p>
              </table:table-cell>
              <table:table-cell office:value-type="float" office:value="0.8310451">
                <text:p>0.83104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26351">
                <text:p>0.1526351</text:p>
              </table:table-cell>
              <table:table-cell office:value-type="float" office:value="0.89085">
                <text:p>0.890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81515">
                <text:p>0.1581515</text:p>
              </table:table-cell>
              <table:table-cell office:value-type="float" office:value="0.8853685">
                <text:p>0.88536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530586">
                <text:p>0.6530586</text:p>
              </table:table-cell>
              <table:table-cell office:value-type="float" office:value="0.525808">
                <text:p>0.5258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64463">
                <text:p>0.3364463</text:p>
              </table:table-cell>
              <table:table-cell office:value-type="float" office:value="0.7580015">
                <text:p>0.7580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954666">
                <text:p>0.8954666</text:p>
              </table:table-cell>
              <table:table-cell office:value-type="float" office:value="0.3507705">
                <text:p>0.35077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963708">
                <text:p>0.07963708</text:p>
              </table:table-cell>
              <table:table-cell office:value-type="float" office:value="0.943965">
                <text:p>0.9439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0082">
                <text:p>0.320082</text:p>
              </table:table-cell>
              <table:table-cell office:value-type="float" office:value="0.7691901">
                <text:p>0.76919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34693">
                <text:p>0.4034693</text:p>
              </table:table-cell>
              <table:table-cell office:value-type="float" office:value="0.7076603">
                <text:p>0.7076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48467">
                <text:p>0.4848467</text:p>
              </table:table-cell>
              <table:table-cell office:value-type="float" office:value="0.6478908">
                <text:p>0.64789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450748">
                <text:p>0.6450748</text:p>
              </table:table-cell>
              <table:table-cell office:value-type="float" office:value="0.5315335">
                <text:p>0.53153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488046">
                <text:p>0.6488046</text:p>
              </table:table-cell>
              <table:table-cell office:value-type="float" office:value="0.5289551">
                <text:p>0.52895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81501">
                <text:p>0.2481501</text:p>
              </table:table-cell>
              <table:table-cell office:value-type="float" office:value="0.8213762">
                <text:p>0.82137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598246">
                <text:p>0.5598246</text:p>
              </table:table-cell>
              <table:table-cell office:value-type="float" office:value="0.5933463">
                <text:p>0.59334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435316">
                <text:p>0.6435316</text:p>
              </table:table-cell>
              <table:table-cell office:value-type="float" office:value="0.5331096">
                <text:p>0.53310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622343">
                <text:p>0.5622343</text:p>
              </table:table-cell>
              <table:table-cell office:value-type="float" office:value="0.592863">
                <text:p>0.592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669027">
                <text:p>0.08669027</text:p>
              </table:table-cell>
              <table:table-cell office:value-type="float" office:value="0.9372698">
                <text:p>0.93726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36825">
                <text:p>0.7336825</text:p>
              </table:table-cell>
              <table:table-cell office:value-type="float" office:value="0.4670847">
                <text:p>0.46708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02797">
                <text:p>0.2502797</text:p>
              </table:table-cell>
              <table:table-cell office:value-type="float" office:value="0.8187283">
                <text:p>0.81872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976314">
                <text:p>0.3976314</text:p>
              </table:table-cell>
              <table:table-cell office:value-type="float" office:value="0.7111956">
                <text:p>0.7111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748994">
                <text:p>0.9748994</text:p>
              </table:table-cell>
              <table:table-cell office:value-type="float" office:value="0.2922107">
                <text:p>0.29221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18775">
                <text:p>0.4118775</text:p>
              </table:table-cell>
              <table:table-cell office:value-type="float" office:value="0.7026936">
                <text:p>0.70269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73405">
                <text:p>0.3273405</text:p>
              </table:table-cell>
              <table:table-cell office:value-type="float" office:value="0.7625687">
                <text:p>0.76256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45537">
                <text:p>0.2545537</text:p>
              </table:table-cell>
              <table:table-cell office:value-type="float" office:value="0.8169331">
                <text:p>0.81693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719676">
                <text:p>0.5719676</text:p>
              </table:table-cell>
              <table:table-cell office:value-type="float" office:value="0.5845669">
                <text:p>0.58456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753948">
                <text:p>0.4753948</text:p>
              </table:table-cell>
              <table:table-cell office:value-type="float" office:value="0.6560675">
                <text:p>0.6560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670469">
                <text:p>0.08670469</text:p>
              </table:table-cell>
              <table:table-cell office:value-type="float" office:value="0.9372422">
                <text:p>0.9372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942778">
                <text:p>0.8942778</text:p>
              </table:table-cell>
              <table:table-cell office:value-type="float" office:value="0.3512134">
                <text:p>0.3512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106705">
                <text:p>0.07106705</text:p>
              </table:table-cell>
              <table:table-cell office:value-type="float" office:value="0.9547212">
                <text:p>0.95472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03948">
                <text:p>0.2403948</text:p>
              </table:table-cell>
              <table:table-cell office:value-type="float" office:value="0.8256217">
                <text:p>0.8256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88706">
                <text:p>0.2488706</text:p>
              </table:table-cell>
              <table:table-cell office:value-type="float" office:value="0.8210209">
                <text:p>0.82102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25344">
                <text:p>0.4925344</text:p>
              </table:table-cell>
              <table:table-cell office:value-type="float" office:value="0.6428518">
                <text:p>0.64285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84655">
                <text:p>0.7984655</text:p>
              </table:table-cell>
              <table:table-cell office:value-type="float" office:value="0.4216816">
                <text:p>0.42168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74514">
                <text:p>0.7974514</text:p>
              </table:table-cell>
              <table:table-cell office:value-type="float" office:value="0.4250543">
                <text:p>0.4250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17076">
                <text:p>0.1717076</text:p>
              </table:table-cell>
              <table:table-cell office:value-type="float" office:value="0.8766979">
                <text:p>0.8766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12923">
                <text:p>0.9712923</text:p>
              </table:table-cell>
              <table:table-cell office:value-type="float" office:value="0.2949817">
                <text:p>0.29498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22545">
                <text:p>0.9622545</text:p>
              </table:table-cell>
              <table:table-cell office:value-type="float" office:value="0.3012297">
                <text:p>0.30122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35135">
                <text:p>0.8135135</text:p>
              </table:table-cell>
              <table:table-cell office:value-type="float" office:value="0.409752">
                <text:p>0.4097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074809">
                <text:p>0.4074809</text:p>
              </table:table-cell>
              <table:table-cell office:value-type="float" office:value="0.7047238">
                <text:p>0.70472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24175">
                <text:p>0.4824175</text:p>
              </table:table-cell>
              <table:table-cell office:value-type="float" office:value="0.6498517">
                <text:p>0.6498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3863">
                <text:p>0.233863</text:p>
              </table:table-cell>
              <table:table-cell office:value-type="float" office:value="0.8318629">
                <text:p>0.8318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601434">
                <text:p>0.07601434</text:p>
              </table:table-cell>
              <table:table-cell office:value-type="float" office:value="0.9453086">
                <text:p>0.9453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54234">
                <text:p>0.6554234</text:p>
              </table:table-cell>
              <table:table-cell office:value-type="float" office:value="0.5240913">
                <text:p>0.52409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511449">
                <text:p>0.6511449</text:p>
              </table:table-cell>
              <table:table-cell office:value-type="float" office:value="0.5272704">
                <text:p>0.52727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059078">
                <text:p>0.4059078</text:p>
              </table:table-cell>
              <table:table-cell office:value-type="float" office:value="0.7053413">
                <text:p>0.7053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418731">
                <text:p>0.7418731</text:p>
              </table:table-cell>
              <table:table-cell office:value-type="float" office:value="0.4639162">
                <text:p>0.46391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6607">
                <text:p>0.476607</text:p>
              </table:table-cell>
              <table:table-cell office:value-type="float" office:value="0.6549913">
                <text:p>0.65499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868301">
                <text:p>0.4868301</text:p>
              </table:table-cell>
              <table:table-cell office:value-type="float" office:value="0.6465633">
                <text:p>0.64656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446136">
                <text:p>0.08446136</text:p>
              </table:table-cell>
              <table:table-cell office:value-type="float" office:value="0.9411013">
                <text:p>0.94110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47246">
                <text:p>0.3147246</text:p>
              </table:table-cell>
              <table:table-cell office:value-type="float" office:value="0.7719269">
                <text:p>0.7719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384318">
                <text:p>0.6384318</text:p>
              </table:table-cell>
              <table:table-cell office:value-type="float" office:value="0.5368992">
                <text:p>0.53689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65065">
                <text:p>0.6365065</text:p>
              </table:table-cell>
              <table:table-cell office:value-type="float" office:value="0.5392796">
                <text:p>0.5392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21111">
                <text:p>0.3221111</text:p>
              </table:table-cell>
              <table:table-cell office:value-type="float" office:value="0.7674698">
                <text:p>0.76746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981356">
                <text:p>0.8981356</text:p>
              </table:table-cell>
              <table:table-cell office:value-type="float" office:value="0.3490716">
                <text:p>0.3490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868301">
                <text:p>0.4868301</text:p>
              </table:table-cell>
              <table:table-cell office:value-type="float" office:value="0.6465633">
                <text:p>0.64656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81481">
                <text:p>0.481481</text:p>
              </table:table-cell>
              <table:table-cell office:value-type="float" office:value="0.6512734">
                <text:p>0.65127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835935">
                <text:p>0.4835935</text:p>
              </table:table-cell>
              <table:table-cell office:value-type="float" office:value="0.6488152">
                <text:p>0.64881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88311">
                <text:p>0.8788311</text:p>
              </table:table-cell>
              <table:table-cell office:value-type="float" office:value="0.3652947">
                <text:p>0.36529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005091">
                <text:p>0.9005091</text:p>
              </table:table-cell>
              <table:table-cell office:value-type="float" office:value="0.3472746">
                <text:p>0.34727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808153">
                <text:p>0.9808153</text:p>
              </table:table-cell>
              <table:table-cell office:value-type="float" office:value="0.2885503">
                <text:p>0.28855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88586">
                <text:p>0.9788586</text:p>
              </table:table-cell>
              <table:table-cell office:value-type="float" office:value="0.2893183">
                <text:p>0.28931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278565">
                <text:p>0.7278565</text:p>
              </table:table-cell>
              <table:table-cell office:value-type="float" office:value="0.4712552">
                <text:p>0.47125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15661">
                <text:p>0.1615661</text:p>
              </table:table-cell>
              <table:table-cell office:value-type="float" office:value="0.8849752">
                <text:p>0.8849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61821">
                <text:p>0.1561821</text:p>
              </table:table-cell>
              <table:table-cell office:value-type="float" office:value="0.8869577">
                <text:p>0.88695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220897">
                <text:p>0.8220897</text:p>
              </table:table-cell>
              <table:table-cell office:value-type="float" office:value="0.4056747">
                <text:p>0.40567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96872">
                <text:p>0.0796872</text:p>
              </table:table-cell>
              <table:table-cell office:value-type="float" office:value="0.9432801">
                <text:p>0.9432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967451">
                <text:p>0.3967451</text:p>
              </table:table-cell>
              <table:table-cell office:value-type="float" office:value="0.7120503">
                <text:p>0.71205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43212">
                <text:p>0.6543212</text:p>
              </table:table-cell>
              <table:table-cell office:value-type="float" office:value="0.5248443">
                <text:p>0.52484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127189">
                <text:p>0.4127189</text:p>
              </table:table-cell>
              <table:table-cell office:value-type="float" office:value="0.7018952">
                <text:p>0.7018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510649">
                <text:p>0.6510649</text:p>
              </table:table-cell>
              <table:table-cell office:value-type="float" office:value="0.5282815">
                <text:p>0.5282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47724">
                <text:p>0.647724</text:p>
              </table:table-cell>
              <table:table-cell office:value-type="float" office:value="0.5304547">
                <text:p>0.53045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40265">
                <text:p>0.0740265</text:p>
              </table:table-cell>
              <table:table-cell office:value-type="float" office:value="0.9488641">
                <text:p>0.94886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561821">
                <text:p>0.1561821</text:p>
              </table:table-cell>
              <table:table-cell office:value-type="float" office:value="0.8869577">
                <text:p>0.88695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73405">
                <text:p>0.3273405</text:p>
              </table:table-cell>
              <table:table-cell office:value-type="float" office:value="0.7625687">
                <text:p>0.76256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11174">
                <text:p>0.2411174</text:p>
              </table:table-cell>
              <table:table-cell office:value-type="float" office:value="0.8249792">
                <text:p>0.82497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48994">
                <text:p>0.9748994</text:p>
              </table:table-cell>
              <table:table-cell office:value-type="float" office:value="0.2922107">
                <text:p>0.29221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02748">
                <text:p>0.3202748</text:p>
              </table:table-cell>
              <table:table-cell office:value-type="float" office:value="0.76748">
                <text:p>0.76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81876">
                <text:p>0.981876</text:p>
              </table:table-cell>
              <table:table-cell office:value-type="float" office:value="0.2878879">
                <text:p>0.28788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69221">
                <text:p>0.8869221</text:p>
              </table:table-cell>
              <table:table-cell office:value-type="float" office:value="0.356554">
                <text:p>0.3565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69347">
                <text:p>0.8869347</text:p>
              </table:table-cell>
              <table:table-cell office:value-type="float" office:value="0.356334">
                <text:p>0.3563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389122">
                <text:p>0.2389122</text:p>
              </table:table-cell>
              <table:table-cell office:value-type="float" office:value="0.8276493">
                <text:p>0.82764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147608">
                <text:p>0.09147608</text:p>
              </table:table-cell>
              <table:table-cell office:value-type="float" office:value="0.9358231">
                <text:p>0.93582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601434">
                <text:p>0.07601434</text:p>
              </table:table-cell>
              <table:table-cell office:value-type="float" office:value="0.9453086">
                <text:p>0.94530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157225">
                <text:p>0.4157225</text:p>
              </table:table-cell>
              <table:table-cell office:value-type="float" office:value="0.699052">
                <text:p>0.6990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389122">
                <text:p>0.2389122</text:p>
              </table:table-cell>
              <table:table-cell office:value-type="float" office:value="0.8276493">
                <text:p>0.82764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465391">
                <text:p>0.6465391</text:p>
              </table:table-cell>
              <table:table-cell office:value-type="float" office:value="0.5306921">
                <text:p>0.53069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005091">
                <text:p>0.9005091</text:p>
              </table:table-cell>
              <table:table-cell office:value-type="float" office:value="0.3472746">
                <text:p>0.34727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049672">
                <text:p>0.4049672</text:p>
              </table:table-cell>
              <table:table-cell office:value-type="float" office:value="0.7067912">
                <text:p>0.70679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22545">
                <text:p>0.9622545</text:p>
              </table:table-cell>
              <table:table-cell office:value-type="float" office:value="0.3012297">
                <text:p>0.3012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002661">
                <text:p>0.4002661</text:p>
              </table:table-cell>
              <table:table-cell office:value-type="float" office:value="0.7102093">
                <text:p>0.7102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